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2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3"/>
    <style:style style:name="ce70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8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4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5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62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3319500" table:style-name="ce7">
            <text:p>3.3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673830" table:style-name="ce9">
            <text:p>17.673.830</text:p>
          </table:table-cell>
          <table:table-cell office:value-type="float" office:value="16845992" table:style-name="ce9">
            <text:p>16.845.992</text:p>
          </table:table-cell>
          <table:table-cell office:value-type="percentage" office:value="0.9531602374810666" table:style-name="ce10">
            <text:p>95,32%</text:p>
          </table:table-cell>
          <table:table-cell office:value-type="float" office:value="7449268" table:style-name="ce8">
            <text:p>7.449.268</text:p>
          </table:table-cell>
          <table:table-cell office:value-type="float" office:value="7051434" table:style-name="ce8">
            <text:p>7.051.434</text:p>
          </table:table-cell>
          <table:table-cell office:value-type="float" office:value="3988930" table:style-name="ce8">
            <text:p>3.988.930</text:p>
          </table:table-cell>
          <table:table-cell office:value-type="date" office:date-value="2022-02-28T00:00:00" table:style-name="ce11">
            <text:p>2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53541" table:style-name="ce7">
            <text:p>1.853.541</text:p>
          </table:table-cell>
          <table:table-cell office:value-type="float" office:value="150000" table:style-name="ce7">
            <text:p>150.000</text:p>
          </table:table-cell>
          <table:table-cell office:value-type="float" office:value="477490" table:style-name="ce7">
            <text:p>477.4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794921" table:style-name="ce14">
            <text:p>2.794.921</text:p>
          </table:table-cell>
          <table:table-cell office:value-type="float" office:value="2601775" table:style-name="ce14">
            <text:p>2.601.775</text:p>
          </table:table-cell>
          <table:table-cell office:value-type="percentage" office:value="0.93089393224352313" table:style-name="ce15">
            <text:p>93,09%</text:p>
          </table:table-cell>
          <table:table-cell office:value-type="float" office:value="1145458" table:style-name="ce13">
            <text:p>1.145.458</text:p>
          </table:table-cell>
          <table:table-cell office:value-type="float" office:value="1095978" table:style-name="ce13">
            <text:p>1.095.978</text:p>
          </table:table-cell>
          <table:table-cell office:value-type="float" office:value="671487" table:style-name="ce13">
            <text:p>671.487</text:p>
          </table:table-cell>
          <table:table-cell office:value-type="date" office:date-value="2022-02-28T00:00:00" table:style-name="ce16">
            <text:p>2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75725" table:style-name="ce7">
            <text:p>1.575.725</text:p>
          </table:table-cell>
          <table:table-cell office:value-type="float" office:value="114000" table:style-name="ce7">
            <text:p>114.000</text:p>
          </table:table-cell>
          <table:table-cell office:value-type="float" office:value="516040" table:style-name="ce7">
            <text:p>516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469665" table:style-name="ce14">
            <text:p>2.469.665</text:p>
          </table:table-cell>
          <table:table-cell office:value-type="float" office:value="2251688.5" table:style-name="ce14">
            <text:p>2.251.689</text:p>
          </table:table-cell>
          <table:table-cell office:value-type="percentage" office:value="0.91173843416009859" table:style-name="ce15">
            <text:p>91,17%</text:p>
          </table:table-cell>
          <table:table-cell office:value-type="float" office:value="924898" table:style-name="ce13">
            <text:p>924.898</text:p>
          </table:table-cell>
          <table:table-cell office:value-type="float" office:value="887308" table:style-name="ce13">
            <text:p>887.308</text:p>
          </table:table-cell>
          <table:table-cell office:value-type="float" office:value="707694" table:style-name="ce13">
            <text:p>707.694</text:p>
          </table:table-cell>
          <table:table-cell office:value-type="date" office:date-value="2022-02-28T00:00:00" table:style-name="ce16">
            <text:p>2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126000" table:style-name="ce7">
            <text:p>126.000</text:p>
          </table:table-cell>
          <table:table-cell office:value-type="float" office:value="542970" table:style-name="ce7">
            <text:p>542.970</text:p>
          </table:table-cell>
          <table:table-cell office:value-type="float" office:value="225400" table:style-name="ce7">
            <text:p>225.400</text:p>
          </table:table-cell>
          <table:table-cell office:value-type="float" office:value="56520" table:style-name="ce13">
            <text:p>56.520</text:p>
          </table:table-cell>
          <table:table-cell office:value-type="float" office:value="2269774" table:style-name="ce14">
            <text:p>2.269.774</text:p>
          </table:table-cell>
          <table:table-cell office:value-type="float" office:value="2001897" table:style-name="ce14">
            <text:p>2.001.897</text:p>
          </table:table-cell>
          <table:table-cell office:value-type="percentage" office:value="0.88198076108017798" table:style-name="ce15">
            <text:p>88,20%</text:p>
          </table:table-cell>
          <table:table-cell office:value-type="float" office:value="925788" table:style-name="ce13">
            <text:p>925.788</text:p>
          </table:table-cell>
          <table:table-cell office:value-type="float" office:value="889825" table:style-name="ce13">
            <text:p>889.825</text:p>
          </table:table-cell>
          <table:table-cell office:value-type="float" office:value="452190" table:style-name="ce13">
            <text:p>452.190</text:p>
          </table:table-cell>
          <table:table-cell office:value-type="date" office:date-value="2022-02-28T00:00:00" table:style-name="ce16">
            <text:p>2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12650" table:style-name="ce7">
            <text:p>2.812.650</text:p>
          </table:table-cell>
          <table:table-cell office:value-type="float" office:value="234000" table:style-name="ce7">
            <text:p>234.000</text:p>
          </table:table-cell>
          <table:table-cell office:value-type="float" office:value="824700" table:style-name="ce7">
            <text:p>8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460800" table:style-name="ce14">
            <text:p>4.460.800</text:p>
          </table:table-cell>
          <table:table-cell office:value-type="float" office:value="4061075.5" table:style-name="ce14">
            <text:p>4.061.076</text:p>
          </table:table-cell>
          <table:table-cell office:value-type="percentage" office:value="0.91039174587517935" table:style-name="ce15">
            <text:p>91,04%</text:p>
          </table:table-cell>
          <table:table-cell office:value-type="float" office:value="1812141" table:style-name="ce13">
            <text:p>1.812.141</text:p>
          </table:table-cell>
          <table:table-cell office:value-type="float" office:value="1709961" table:style-name="ce13">
            <text:p>1.709.961</text:p>
          </table:table-cell>
          <table:table-cell office:value-type="float" office:value="941917" table:style-name="ce13">
            <text:p>941.917</text:p>
          </table:table-cell>
          <table:table-cell office:value-type="date" office:date-value="2022-02-28T00:00:00" table:style-name="ce16">
            <text:p>2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25035" table:style-name="ce7">
            <text:p>925.03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303070" table:style-name="ce14">
            <text:p>1.303.070</text:p>
          </table:table-cell>
          <table:table-cell office:value-type="float" office:value="1242720" table:style-name="ce14">
            <text:p>1.242.720</text:p>
          </table:table-cell>
          <table:table-cell office:value-type="percentage" office:value="0.95368629467334831" table:style-name="ce15">
            <text:p>95,37%</text:p>
          </table:table-cell>
          <table:table-cell office:value-type="float" office:value="517953" table:style-name="ce13">
            <text:p>517.953</text:p>
          </table:table-cell>
          <table:table-cell office:value-type="float" office:value="499555" table:style-name="ce13">
            <text:p>499.555</text:p>
          </table:table-cell>
          <table:table-cell office:value-type="float" office:value="346947" table:style-name="ce13">
            <text:p>346.947</text:p>
          </table:table-cell>
          <table:table-cell office:value-type="date" office:date-value="2022-02-28T00:00:00" table:style-name="ce16">
            <text:p>2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83" table:style-name="ce7">
            <text:p>4.086.183</text:p>
          </table:table-cell>
          <table:table-cell office:value-type="float" office:value="282000" table:style-name="ce7">
            <text:p>282.000</text:p>
          </table:table-cell>
          <table:table-cell office:value-type="float" office:value="753060" table:style-name="ce7">
            <text:p>753.06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5" table:style-name="ce13">
            <text:p>95.315</text:p>
          </table:table-cell>
          <table:table-cell office:value-type="float" office:value="5682728" table:style-name="ce14">
            <text:p>5.682.728</text:p>
          </table:table-cell>
          <table:table-cell office:value-type="float" office:value="5223354" table:style-name="ce14">
            <text:p>5.223.354</text:p>
          </table:table-cell>
          <table:table-cell office:value-type="percentage" office:value="0.91916312024788094" table:style-name="ce15">
            <text:p>91,92%</text:p>
          </table:table-cell>
          <table:table-cell office:value-type="float" office:value="2140757" table:style-name="ce13">
            <text:p>2.140.757</text:p>
          </table:table-cell>
          <table:table-cell office:value-type="float" office:value="2048250" table:style-name="ce13">
            <text:p>2.048.250</text:p>
          </table:table-cell>
          <table:table-cell office:value-type="float" office:value="1472412" table:style-name="ce13">
            <text:p>1.472.412</text:p>
          </table:table-cell>
          <table:table-cell office:value-type="date" office:date-value="2022-02-28T00:00:00" table:style-name="ce16">
            <text:p>2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58000" table:style-name="ce7">
            <text:p>258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2350" table:style-name="ce13">
            <text:p>92.350</text:p>
          </table:table-cell>
          <table:table-cell office:value-type="float" office:value="4334785" table:style-name="ce14">
            <text:p>4.334.785</text:p>
          </table:table-cell>
          <table:table-cell office:value-type="float" office:value="3873668.5" table:style-name="ce14">
            <text:p>3.873.669</text:p>
          </table:table-cell>
          <table:table-cell office:value-type="percentage" office:value="0.89362413591446865" table:style-name="ce15">
            <text:p>89,36%</text:p>
          </table:table-cell>
          <table:table-cell office:value-type="float" office:value="1752314" table:style-name="ce13">
            <text:p>1.752.314</text:p>
          </table:table-cell>
          <table:table-cell office:value-type="float" office:value="1638559" table:style-name="ce13">
            <text:p>1.638.559</text:p>
          </table:table-cell>
          <table:table-cell office:value-type="float" office:value="1011517" table:style-name="ce13">
            <text:p>1.011.517</text:p>
          </table:table-cell>
          <table:table-cell office:value-type="date" office:date-value="2022-02-28T00:00:00" table:style-name="ce16">
            <text:p>2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73200" table:style-name="ce7">
            <text:p>8.673.200</text:p>
          </table:table-cell>
          <table:table-cell office:value-type="float" office:value="690000" table:style-name="ce7">
            <text:p>690.000</text:p>
          </table:table-cell>
          <table:table-cell office:value-type="float" office:value="3238880" table:style-name="ce7">
            <text:p>3.23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443550" table:style-name="ce14">
            <text:p>14.443.550</text:p>
          </table:table-cell>
          <table:table-cell office:value-type="float" office:value="13908070" table:style-name="ce14">
            <text:p>13.908.070</text:p>
          </table:table-cell>
          <table:table-cell office:value-type="percentage" office:value="0.9629260119568942" table:style-name="ce15">
            <text:p>96,29%</text:p>
          </table:table-cell>
          <table:table-cell office:value-type="float" office:value="6470695" table:style-name="ce13">
            <text:p>6.470.695</text:p>
          </table:table-cell>
          <table:table-cell office:value-type="float" office:value="6187249" table:style-name="ce13">
            <text:p>6.187.249</text:p>
          </table:table-cell>
          <table:table-cell office:value-type="float" office:value="3571180" table:style-name="ce13">
            <text:p>3.571.180</text:p>
          </table:table-cell>
          <table:table-cell office:value-type="date" office:date-value="2022-02-28T00:00:00" table:style-name="ce16">
            <text:p>2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55" table:style-name="ce14">
            <text:p>10.498.755</text:p>
          </table:table-cell>
          <table:table-cell office:value-type="float" office:value="9938071.5" table:style-name="ce14">
            <text:p>9.938.072</text:p>
          </table:table-cell>
          <table:table-cell office:value-type="percentage" office:value="0.94659523914978494" table:style-name="ce15">
            <text:p>94,66%</text:p>
          </table:table-cell>
          <table:table-cell office:value-type="float" office:value="4426204" table:style-name="ce13">
            <text:p>4.426.204</text:p>
          </table:table-cell>
          <table:table-cell office:value-type="float" office:value="4189450" table:style-name="ce13">
            <text:p>4.189.450</text:p>
          </table:table-cell>
          <table:table-cell office:value-type="float" office:value="2829060" table:style-name="ce13">
            <text:p>2.829.060</text:p>
          </table:table-cell>
          <table:table-cell office:value-type="date" office:date-value="2022-02-28T00:00:00" table:style-name="ce16">
            <text:p>2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45583" table:style-name="ce7">
            <text:p>1.645.583</text:p>
          </table:table-cell>
          <table:table-cell office:value-type="float" office:value="156000" table:style-name="ce7">
            <text:p>156.000</text:p>
          </table:table-cell>
          <table:table-cell office:value-type="float" office:value="307170" table:style-name="ce7">
            <text:p>307.1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331538" table:style-name="ce14">
            <text:p>2.331.538</text:p>
          </table:table-cell>
          <table:table-cell office:value-type="float" office:value="2269243.5" table:style-name="ce14">
            <text:p>2.269.244</text:p>
          </table:table-cell>
          <table:table-cell office:value-type="percentage" office:value="0.97328179939593518" table:style-name="ce15">
            <text:p>97,33%</text:p>
          </table:table-cell>
          <table:table-cell office:value-type="float" office:value="962004" table:style-name="ce13">
            <text:p>962.004</text:p>
          </table:table-cell>
          <table:table-cell office:value-type="float" office:value="912216" table:style-name="ce13">
            <text:p>912.216</text:p>
          </table:table-cell>
          <table:table-cell office:value-type="float" office:value="615574" table:style-name="ce13">
            <text:p>615.574</text:p>
          </table:table-cell>
          <table:table-cell office:value-type="date" office:date-value="2022-02-28T00:00:00" table:style-name="ce16">
            <text:p>2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300000" table:style-name="ce7">
            <text:p>300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103374" table:style-name="ce14">
            <text:p>6.103.374</text:p>
          </table:table-cell>
          <table:table-cell office:value-type="float" office:value="6004901" table:style-name="ce14">
            <text:p>6.004.901</text:p>
          </table:table-cell>
          <table:table-cell office:value-type="percentage" office:value="0.98386580930482059" table:style-name="ce15">
            <text:p>98,39%</text:p>
          </table:table-cell>
          <table:table-cell office:value-type="float" office:value="2468140" table:style-name="ce13">
            <text:p>2.468.140</text:p>
          </table:table-cell>
          <table:table-cell office:value-type="float" office:value="2357069" table:style-name="ce13">
            <text:p>2.357.069</text:p>
          </table:table-cell>
          <table:table-cell office:value-type="float" office:value="1914350" table:style-name="ce13">
            <text:p>1.914.350</text:p>
          </table:table-cell>
          <table:table-cell office:value-type="date" office:date-value="2022-02-28T00:00:00" table:style-name="ce16">
            <text:p>2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58705" table:style-name="ce7">
            <text:p>458.705</text:p>
          </table:table-cell>
          <table:table-cell office:value-type="float" office:value="48000" table:style-name="ce7">
            <text:p>48.000</text:p>
          </table:table-cell>
          <table:table-cell office:value-type="float" office:value="111700" table:style-name="ce7">
            <text:p>111.7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86845" table:style-name="ce14">
            <text:p>686.845</text:p>
          </table:table-cell>
          <table:table-cell office:value-type="float" office:value="626422.5" table:style-name="ce14">
            <text:p>626.423</text:p>
          </table:table-cell>
          <table:table-cell office:value-type="percentage" office:value="0.9120289148206655" table:style-name="ce15">
            <text:p>91,20%</text:p>
          </table:table-cell>
          <table:table-cell office:value-type="float" office:value="282817" table:style-name="ce13">
            <text:p>282.817</text:p>
          </table:table-cell>
          <table:table-cell office:value-type="float" office:value="266500" table:style-name="ce13">
            <text:p>266.500</text:p>
          </table:table-cell>
          <table:table-cell office:value-type="float" office:value="161540" table:style-name="ce13">
            <text:p>161.540</text:p>
          </table:table-cell>
          <table:table-cell office:value-type="date" office:date-value="2022-02-28T00:00:00" table:style-name="ce16">
            <text:p>2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963295" table:style-name="ce7">
            <text:p>8.963.295</text:p>
          </table:table-cell>
          <table:table-cell office:value-type="float" office:value="756000" table:style-name="ce7">
            <text:p>756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3433645" table:style-name="ce14">
            <text:p>13.433.645</text:p>
          </table:table-cell>
          <table:table-cell office:value-type="float" office:value="12906112" table:style-name="ce14">
            <text:p>12.906.112</text:p>
          </table:table-cell>
          <table:table-cell office:value-type="percentage" office:value="0.9607304644420781" table:style-name="ce15">
            <text:p>96,07%</text:p>
          </table:table-cell>
          <table:table-cell office:value-type="float" office:value="5758003" table:style-name="ce13">
            <text:p>5.758.003</text:p>
          </table:table-cell>
          <table:table-cell office:value-type="float" office:value="5458475" table:style-name="ce13">
            <text:p>5.458.475</text:p>
          </table:table-cell>
          <table:table-cell office:value-type="float" office:value="3181817" table:style-name="ce13">
            <text:p>3.181.817</text:p>
          </table:table-cell>
          <table:table-cell office:value-type="date" office:date-value="2022-02-28T00:00:00" table:style-name="ce16">
            <text:p>2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204000" table:style-name="ce7">
            <text:p>204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15735" table:style-name="ce14">
            <text:p>2.915.735</text:p>
          </table:table-cell>
          <table:table-cell office:value-type="float" office:value="2755550" table:style-name="ce14">
            <text:p>2.755.550</text:p>
          </table:table-cell>
          <table:table-cell office:value-type="percentage" office:value="0.94506187976616529" table:style-name="ce15">
            <text:p>94,51%</text:p>
          </table:table-cell>
          <table:table-cell office:value-type="float" office:value="1294281" table:style-name="ce13">
            <text:p>1.294.281</text:p>
          </table:table-cell>
          <table:table-cell office:value-type="float" office:value="1217030" table:style-name="ce13">
            <text:p>1.217.030</text:p>
          </table:table-cell>
          <table:table-cell office:value-type="float" office:value="665292" table:style-name="ce13">
            <text:p>665.292</text:p>
          </table:table-cell>
          <table:table-cell office:value-type="date" office:date-value="2022-02-28T00:00:00" table:style-name="ce16">
            <text:p>2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73147" table:style-name="ce7">
            <text:p>873.147</text:p>
          </table:table-cell>
          <table:table-cell office:value-type="float" office:value="78000" table:style-name="ce7">
            <text:p>78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384767" table:style-name="ce14">
            <text:p>1.384.767</text:p>
          </table:table-cell>
          <table:table-cell office:value-type="float" office:value="1287692" table:style-name="ce14">
            <text:p>1.287.692</text:p>
          </table:table-cell>
          <table:table-cell office:value-type="percentage" office:value="0.92989795395182007" table:style-name="ce15">
            <text:p>92,99%</text:p>
          </table:table-cell>
          <table:table-cell office:value-type="float" office:value="565977" table:style-name="ce13">
            <text:p>565.977</text:p>
          </table:table-cell>
          <table:table-cell office:value-type="float" office:value="545035" table:style-name="ce13">
            <text:p>545.035</text:p>
          </table:table-cell>
          <table:table-cell office:value-type="float" office:value="337864" table:style-name="ce13">
            <text:p>337.864</text:p>
          </table:table-cell>
          <table:table-cell office:value-type="date" office:date-value="2022-02-27T00:00:00" table:style-name="ce16">
            <text:p>27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3081600" table:style-name="ce7">
            <text:p>3.081.600</text:p>
          </table:table-cell>
          <table:table-cell office:value-type="float" office:value="228000" table:style-name="ce7">
            <text:p>228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673005" table:style-name="ce14">
            <text:p>4.673.005</text:p>
          </table:table-cell>
          <table:table-cell office:value-type="float" office:value="4337959.5" table:style-name="ce14">
            <text:p>4.337.960</text:p>
          </table:table-cell>
          <table:table-cell office:value-type="percentage" office:value="0.92830191707477305" table:style-name="ce15">
            <text:p>92,83%</text:p>
          </table:table-cell>
          <table:table-cell office:value-type="float" office:value="1941330" table:style-name="ce13">
            <text:p>1.941.330</text:p>
          </table:table-cell>
          <table:table-cell office:value-type="float" office:value="1863591" table:style-name="ce13">
            <text:p>1.863.591</text:p>
          </table:table-cell>
          <table:table-cell office:value-type="float" office:value="1142269" table:style-name="ce13">
            <text:p>1.142.269</text:p>
          </table:table-cell>
          <table:table-cell office:value-type="date" office:date-value="2022-02-28T00:00:00" table:style-name="ce16">
            <text:p>2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2444" table:style-name="ce7">
            <text:p>102.444</text:p>
          </table:table-cell>
          <table:table-cell office:value-type="float" office:value="12000" table:style-name="ce7">
            <text:p>12.000</text:p>
          </table:table-cell>
          <table:table-cell office:value-type="float" office:value="29210" table:style-name="ce7">
            <text:p>29.2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5689" table:style-name="ce14">
            <text:p>165.689</text:p>
          </table:table-cell>
          <table:table-cell office:value-type="float" office:value="146032.5" table:style-name="ce14">
            <text:p>146.033</text:p>
          </table:table-cell>
          <table:table-cell office:value-type="percentage" office:value="0.88136508760388443" table:style-name="ce15">
            <text:p>88,14%</text:p>
          </table:table-cell>
          <table:table-cell office:value-type="float" office:value="66978" table:style-name="ce13">
            <text:p>66.978</text:p>
          </table:table-cell>
          <table:table-cell office:value-type="float" office:value="62796" table:style-name="ce13">
            <text:p>62.796</text:p>
          </table:table-cell>
          <table:table-cell office:value-type="float" office:value="32770" table:style-name="ce13">
            <text:p>32.770</text:p>
          </table:table-cell>
          <table:table-cell office:value-type="date" office:date-value="2022-02-28T00:00:00" table:style-name="ce16">
            <text:p>2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1430" table:style-name="ce7">
            <text:p>101.43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7780" table:style-name="ce14">
            <text:p>157.780</text:p>
          </table:table-cell>
          <table:table-cell office:value-type="float" office:value="136574" table:style-name="ce14">
            <text:p>136.574</text:p>
          </table:table-cell>
          <table:table-cell office:value-type="percentage" office:value="0.865597667638484" table:style-name="ce15">
            <text:p>86,56%</text:p>
          </table:table-cell>
          <table:table-cell office:value-type="float" office:value="65167" table:style-name="ce13">
            <text:p>65.167</text:p>
          </table:table-cell>
          <table:table-cell office:value-type="float" office:value="60581" table:style-name="ce13">
            <text:p>60.581</text:p>
          </table:table-cell>
          <table:table-cell office:value-type="float" office:value="26247" table:style-name="ce13">
            <text:p>26.247</text:p>
          </table:table-cell>
          <table:table-cell office:value-type="date" office:date-value="2022-02-28T00:00:00" table:style-name="ce17">
            <text:p>2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26" table:style-name="ce14">
            <text:p>212.526</text:p>
          </table:table-cell>
          <table:table-cell office:value-type="float" office:value="202003.5" table:style-name="ce14">
            <text:p>202.004</text:p>
          </table:table-cell>
          <table:table-cell office:value-type="percentage" office:value="0.95048841082973379" table:style-name="ce15">
            <text:p>95,05%</text:p>
          </table:table-cell>
          <table:table-cell office:value-type="float" office:value="95087" table:style-name="ce13">
            <text:p>95.087</text:p>
          </table:table-cell>
          <table:table-cell office:value-type="float" office:value="91055" table:style-name="ce13">
            <text:p>91.055</text:p>
          </table:table-cell>
          <table:table-cell office:value-type="float" office:value="43340" table:style-name="ce13">
            <text:p>43.340</text:p>
          </table:table-cell>
          <table:table-cell office:value-type="date" office:date-value="2022-02-28T00:00:00" table:style-name="ce17">
            <text:p>2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580" table:style-name="ce7">
            <text:p>7.58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2285" table:style-name="ce14">
            <text:p>12.285</text:p>
          </table:table-cell>
          <table:table-cell office:value-type="float" office:value="12355.5" table:style-name="ce14">
            <text:p>12.356</text:p>
          </table:table-cell>
          <table:table-cell office:value-type="percentage" office:value="1" table:style-name="ce15">
            <text:p>100,00%</text:p>
          </table:table-cell>
          <table:table-cell office:value-type="float" office:value="8064" table:style-name="ce13">
            <text:p>8.064</text:p>
          </table:table-cell>
          <table:table-cell office:value-type="float" office:value="7555" table:style-name="ce13">
            <text:p>7.555</text:p>
          </table:table-cell>
          <table:table-cell office:value-type="float" office:value="3071" table:style-name="ce13">
            <text:p>3.071</text:p>
          </table:table-cell>
          <table:table-cell office:value-type="date" office:date-value="2022-02-28T00:00:00" table:style-name="ce17">
            <text:p>28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342507" table:style-name="ce19">
            <text:p>63.342.507</text:p>
          </table:table-cell>
          <table:table-cell office:value-type="float" office:value="5316000" table:style-name="ce19">
            <text:p>5.316.000</text:p>
          </table:table-cell>
          <table:table-cell office:value-type="float" office:value="18227130" table:style-name="ce20">
            <text:p>18.227.130</text:p>
          </table:table-cell>
          <table:table-cell office:value-type="float" office:value="9009780" table:style-name="ce21">
            <text:p>9.009.780</text:p>
          </table:table-cell>
          <table:table-cell office:value-type="float" office:value="2113650" table:style-name="ce22">
            <text:p>2.113.650</text:p>
          </table:table-cell>
          <table:table-cell office:value-type="float" office:value="98009067" table:style-name="ce23">
            <text:p>98.009.067</text:p>
          </table:table-cell>
          <table:table-cell office:value-type="float" office:value="92633158" table:style-name="ce23">
            <text:p>92.633.158</text:p>
          </table:table-cell>
          <table:table-cell office:value-type="percentage" office:value="0.94514886056409453" table:style-name="ce24">
            <text:p>94,51%</text:p>
          </table:table-cell>
          <table:table-cell office:value-type="float" office:value="41073324" table:style-name="ce23">
            <text:p>41.073.324</text:p>
          </table:table-cell>
          <table:table-cell office:value-type="float" office:value="39039472" table:style-name="ce23">
            <text:p>39.039.472</text:p>
          </table:table-cell>
          <table:table-cell office:value-type="float" office:value="24117468" table:style-name="ce23">
            <text:p>24.117.468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35502" table:style-name="ce32">
            <text:p>7.035.502</text:p>
          </table:table-cell>
          <table:table-cell office:value-type="percentage" office:value="0.93706677073337064" table:style-name="ce33">
            <text:p>93,7%</text:p>
          </table:table-cell>
          <table:table-cell office:value-type="float" office:value="6920619" table:style-name="ce32">
            <text:p>6.920.619</text:p>
          </table:table-cell>
          <table:table-cell office:value-type="percentage" office:value="0.92176536909605145" table:style-name="ce33">
            <text:p>92,2%</text:p>
          </table:table-cell>
          <table:table-cell office:value-type="date" office:date-value="2022-02-28T00:00:00" table:style-name="ce34">
            <text:p>28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5496" table:style-name="ce32">
            <text:p>1.095.496</text:p>
          </table:table-cell>
          <table:table-cell office:value-type="percentage" office:value="0.92104307352901615" table:style-name="ce33">
            <text:p>92,1%</text:p>
          </table:table-cell>
          <table:table-cell office:value-type="float" office:value="1076795" table:style-name="ce32">
            <text:p>1.076.795</text:p>
          </table:table-cell>
          <table:table-cell office:value-type="percentage" office:value="0.90532012564233633" table:style-name="ce33">
            <text:p>90,5%</text:p>
          </table:table-cell>
          <table:table-cell office:value-type="date" office:date-value="2022-02-28T00:00:00" table:style-name="ce34">
            <text:p>28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4768" table:style-name="ce32">
            <text:p>884.768</text:p>
          </table:table-cell>
          <table:table-cell office:value-type="percentage" office:value="0.95090639230391416" table:style-name="ce33">
            <text:p>95,1%</text:p>
          </table:table-cell>
          <table:table-cell office:value-type="float" office:value="874366" table:style-name="ce32">
            <text:p>874.366</text:p>
          </table:table-cell>
          <table:table-cell office:value-type="percentage" office:value="0.93972681947494052" table:style-name="ce33">
            <text:p>94,0%</text:p>
          </table:table-cell>
          <table:table-cell office:value-type="date" office:date-value="2022-02-28T00:00:00" table:style-name="ce34">
            <text:p>28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6314" table:style-name="ce32">
            <text:p>896.314</text:p>
          </table:table-cell>
          <table:table-cell office:value-type="percentage" office:value="0.82747854248620045" table:style-name="ce33">
            <text:p>82,7%</text:p>
          </table:table-cell>
          <table:table-cell office:value-type="float" office:value="882452" table:style-name="ce32">
            <text:p>882.452</text:p>
          </table:table-cell>
          <table:table-cell office:value-type="percentage" office:value="0.81468112154226369" table:style-name="ce33">
            <text:p>81,5%</text:p>
          </table:table-cell>
          <table:table-cell office:value-type="date" office:date-value="2022-02-28T00:00:00" table:style-name="ce34">
            <text:p>28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40632" table:style-name="ce32">
            <text:p>1.740.632</text:p>
          </table:table-cell>
          <table:table-cell office:value-type="percentage" office:value="0.85597289026428647" table:style-name="ce33">
            <text:p>85,6%</text:p>
          </table:table-cell>
          <table:table-cell office:value-type="float" office:value="1686180" table:style-name="ce32">
            <text:p>1.686.180</text:p>
          </table:table-cell>
          <table:table-cell office:value-type="percentage" office:value="0.82919558419346229" table:style-name="ce33">
            <text:p>82,9%</text:p>
          </table:table-cell>
          <table:table-cell office:value-type="date" office:date-value="2022-02-28T00:00:00" table:style-name="ce34">
            <text:p>28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4005" table:style-name="ce32">
            <text:p>494.005</text:p>
          </table:table-cell>
          <table:table-cell office:value-type="percentage" office:value="0.9372806235319564" table:style-name="ce33">
            <text:p>93,7%</text:p>
          </table:table-cell>
          <table:table-cell office:value-type="float" office:value="489704" table:style-name="ce32">
            <text:p>489.704</text:p>
          </table:table-cell>
          <table:table-cell office:value-type="percentage" office:value="0.92912029324823264" table:style-name="ce33">
            <text:p>92,9%</text:p>
          </table:table-cell>
          <table:table-cell office:value-type="date" office:date-value="2022-02-28T00:00:00" table:style-name="ce34">
            <text:p>28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6095" table:style-name="ce32">
            <text:p>2.046.095</text:p>
          </table:table-cell>
          <table:table-cell office:value-type="percentage" office:value="0.94196806940960309" table:style-name="ce33">
            <text:p>94,2%</text:p>
          </table:table-cell>
          <table:table-cell office:value-type="float" office:value="2012233" table:style-name="ce32">
            <text:p>2.012.233</text:p>
          </table:table-cell>
          <table:table-cell office:value-type="percentage" office:value="0.9263788994217248" table:style-name="ce33">
            <text:p>92,6%</text:p>
          </table:table-cell>
          <table:table-cell office:value-type="date" office:date-value="2022-02-28T00:00:00" table:style-name="ce34">
            <text:p>28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57867" table:style-name="ce32">
            <text:p>1.657.867</text:p>
          </table:table-cell>
          <table:table-cell office:value-type="percentage" office:value="0.91288113642445656" table:style-name="ce33">
            <text:p>91,3%</text:p>
          </table:table-cell>
          <table:table-cell office:value-type="float" office:value="1609482" table:style-name="ce32">
            <text:p>1.609.482</text:p>
          </table:table-cell>
          <table:table-cell office:value-type="percentage" office:value="0.88623861697874873" table:style-name="ce33">
            <text:p>88,6%</text:p>
          </table:table-cell>
          <table:table-cell office:value-type="date" office:date-value="2022-02-28T00:00:00" table:style-name="ce34">
            <text:p>28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42049" table:style-name="ce32">
            <text:p>6.242.049</text:p>
          </table:table-cell>
          <table:table-cell office:value-type="percentage" office:value="0.92032851430184004" table:style-name="ce33">
            <text:p>92,0%</text:p>
          </table:table-cell>
          <table:table-cell office:value-type="float" office:value="6111234" table:style-name="ce32">
            <text:p>6.111.234</text:p>
          </table:table-cell>
          <table:table-cell office:value-type="percentage" office:value="0.9010411337320311" table:style-name="ce33">
            <text:p>90,1%</text:p>
          </table:table-cell>
          <table:table-cell office:value-type="date" office:date-value="2022-02-28T00:00:00" table:style-name="ce34">
            <text:p>28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91405" table:style-name="ce32">
            <text:p>4.191.405</text:p>
          </table:table-cell>
          <table:table-cell office:value-type="percentage" office:value="0.93307674532605112" table:style-name="ce33">
            <text:p>93,3%</text:p>
          </table:table-cell>
          <table:table-cell office:value-type="float" office:value="4123639" table:style-name="ce32">
            <text:p>4.123.639</text:p>
          </table:table-cell>
          <table:table-cell office:value-type="percentage" office:value="0.91799090210074474" table:style-name="ce33">
            <text:p>91,8%</text:p>
          </table:table-cell>
          <table:table-cell office:value-type="date" office:date-value="2022-02-28T00:00:00" table:style-name="ce34">
            <text:p>28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09378" table:style-name="ce32">
            <text:p>909.378</text:p>
          </table:table-cell>
          <table:table-cell office:value-type="percentage" office:value="0.9573508511511859" table:style-name="ce33">
            <text:p>95,7%</text:p>
          </table:table-cell>
          <table:table-cell office:value-type="float" office:value="897267" table:style-name="ce32">
            <text:p>897.267</text:p>
          </table:table-cell>
          <table:table-cell office:value-type="percentage" office:value="0.94460095379464992" table:style-name="ce33">
            <text:p>94,5%</text:p>
          </table:table-cell>
          <table:table-cell office:value-type="date" office:date-value="2022-02-28T00:00:00" table:style-name="ce34">
            <text:p>28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40256" table:style-name="ce32">
            <text:p>2.340.256</text:p>
          </table:table-cell>
          <table:table-cell office:value-type="percentage" office:value="0.95282369356307717" table:style-name="ce33">
            <text:p>95,3%</text:p>
          </table:table-cell>
          <table:table-cell office:value-type="float" office:value="2323647" table:style-name="ce32">
            <text:p>2.323.647</text:p>
          </table:table-cell>
          <table:table-cell office:value-type="percentage" office:value="0.94606142109101032" table:style-name="ce33">
            <text:p>94,6%</text:p>
          </table:table-cell>
          <table:table-cell office:value-type="date" office:date-value="2022-02-28T00:00:00" table:style-name="ce34">
            <text:p>28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8797" table:style-name="ce32">
            <text:p>268.797</text:p>
          </table:table-cell>
          <table:table-cell office:value-type="percentage" office:value="0.95494512912153307" table:style-name="ce33">
            <text:p>95,5%</text:p>
          </table:table-cell>
          <table:table-cell office:value-type="float" office:value="262232" table:style-name="ce32">
            <text:p>262.232</text:p>
          </table:table-cell>
          <table:table-cell office:value-type="percentage" office:value="0.931621897193041" table:style-name="ce33">
            <text:p>93,2%</text:p>
          </table:table-cell>
          <table:table-cell office:value-type="date" office:date-value="2022-02-28T00:00:00" table:style-name="ce34">
            <text:p>28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24421" table:style-name="ce32">
            <text:p>5.524.421</text:p>
          </table:table-cell>
          <table:table-cell office:value-type="percentage" office:value="0.92522293091770968" table:style-name="ce33">
            <text:p>92,5%</text:p>
          </table:table-cell>
          <table:table-cell office:value-type="float" office:value="5381845" table:style-name="ce32">
            <text:p>5.381.845</text:p>
          </table:table-cell>
          <table:table-cell office:value-type="percentage" office:value="0.90134448562932135" table:style-name="ce33">
            <text:p>90,1%</text:p>
          </table:table-cell>
          <table:table-cell office:value-type="date" office:date-value="2022-02-28T00:00:00" table:style-name="ce34">
            <text:p>28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28641" table:style-name="ce32">
            <text:p>1.228.641</text:p>
          </table:table-cell>
          <table:table-cell office:value-type="percentage" office:value="0.93247415403904332" table:style-name="ce33">
            <text:p>93,2%</text:p>
          </table:table-cell>
          <table:table-cell office:value-type="float" office:value="1195414" table:style-name="ce32">
            <text:p>1.195.414</text:p>
          </table:table-cell>
          <table:table-cell office:value-type="percentage" office:value="0.90725660170581068" table:style-name="ce33">
            <text:p>90,7%</text:p>
          </table:table-cell>
          <table:table-cell office:value-type="date" office:date-value="2022-02-28T00:00:00" table:style-name="ce34">
            <text:p>28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39397" table:style-name="ce32">
            <text:p>539.397</text:p>
          </table:table-cell>
          <table:table-cell office:value-type="percentage" office:value="0.92971591281236321" table:style-name="ce33">
            <text:p>93,0%</text:p>
          </table:table-cell>
          <table:table-cell office:value-type="float" office:value="534407" table:style-name="ce32">
            <text:p>534.407</text:p>
          </table:table-cell>
          <table:table-cell office:value-type="percentage" office:value="0.92111504479690576" table:style-name="ce33">
            <text:p>92,1%</text:p>
          </table:table-cell>
          <table:table-cell office:value-type="date" office:date-value="2022-02-27T00:00:00" table:style-name="ce34">
            <text:p>27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61566" table:style-name="ce32">
            <text:p>1.861.566</text:p>
          </table:table-cell>
          <table:table-cell office:value-type="percentage" office:value="0.9520844617039329" table:style-name="ce33">
            <text:p>95,2%</text:p>
          </table:table-cell>
          <table:table-cell office:value-type="float" office:value="1833085" table:style-name="ce32">
            <text:p>1.833.085</text:p>
          </table:table-cell>
          <table:table-cell office:value-type="percentage" office:value="0.9375180603226283" table:style-name="ce33">
            <text:p>93,8%</text:p>
          </table:table-cell>
          <table:table-cell office:value-type="date" office:date-value="2022-02-28T00:00:00" table:style-name="ce34">
            <text:p>28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4108" table:style-name="ce32">
            <text:p>64.108</text:p>
          </table:table-cell>
          <table:table-cell office:value-type="percentage" office:value="0.90256092581903169" table:style-name="ce33">
            <text:p>90,3%</text:p>
          </table:table-cell>
          <table:table-cell office:value-type="float" office:value="61679" table:style-name="ce32">
            <text:p>61.679</text:p>
          </table:table-cell>
          <table:table-cell office:value-type="percentage" office:value="0.86836362612454066" table:style-name="ce33">
            <text:p>86,8%</text:p>
          </table:table-cell>
          <table:table-cell office:value-type="date" office:date-value="2022-02-28T00:00:00" table:style-name="ce34">
            <text:p>28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1795" table:style-name="ce32">
            <text:p>61.795</text:p>
          </table:table-cell>
          <table:table-cell office:value-type="percentage" office:value="0.90520903524448482" table:style-name="ce33">
            <text:p>90,5%</text:p>
          </table:table-cell>
          <table:table-cell office:value-type="float" office:value="59459" table:style-name="ce32">
            <text:p>59.459</text:p>
          </table:table-cell>
          <table:table-cell office:value-type="percentage" office:value="0.870989951073741" table:style-name="ce33">
            <text:p>87,1%</text:p>
          </table:table-cell>
          <table:table-cell office:value-type="date" office:date-value="2022-02-28T00:00:00" table:style-name="ce34">
            <text:p>28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087" table:style-name="ce32">
            <text:p>95.087</text:p>
          </table:table-cell>
          <table:table-cell office:value-type="string" table:style-name="ce33">
            <text:p>-</text:p>
          </table:table-cell>
          <table:table-cell office:value-type="float" office:value="91055" table:style-name="ce32">
            <text:p>91.055</text:p>
          </table:table-cell>
          <table:table-cell office:value-type="string" table:style-name="ce33">
            <text:p>-</text:p>
          </table:table-cell>
          <table:table-cell office:value-type="date" office:date-value="2022-02-28T00:00:00" table:style-name="ce34">
            <text:p>28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064" table:style-name="ce32">
            <text:p>8.064</text:p>
          </table:table-cell>
          <table:table-cell office:value-type="string" table:style-name="ce33">
            <text:p>-</text:p>
          </table:table-cell>
          <table:table-cell office:value-type="float" office:value="7555" table:style-name="ce32">
            <text:p>7.555</text:p>
          </table:table-cell>
          <table:table-cell office:value-type="string" table:style-name="ce33">
            <text:p>-</text:p>
          </table:table-cell>
          <table:table-cell office:value-type="date" office:date-value="2022-02-28T00:00:00" table:style-name="ce34">
            <text:p>28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185643" table:style-name="ce35">
            <text:p>39.185.643</text:p>
          </table:table-cell>
          <table:table-cell office:value-type="percentage" office:value="0.9288991903834708" table:style-name="ce36">
            <text:p>92,9%</text:p>
          </table:table-cell>
          <table:table-cell office:value-type="float" office:value="38434349" table:style-name="ce35">
            <text:p>38.434.349</text:p>
          </table:table-cell>
          <table:table-cell office:value-type="percentage" office:value="0.9110896985667879" table:style-name="ce36">
            <text:p>91,1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477" table:style-name="ce45">
            <text:p>435.477</text:p>
          </table:table-cell>
          <table:table-cell office:value-type="percentage" office:value="1" table:style-name="ce46">
            <text:p>100,0%</text:p>
          </table:table-cell>
          <table:table-cell office:value-type="float" office:value="656507" table:style-name="ce45">
            <text:p>656.507</text:p>
          </table:table-cell>
          <table:table-cell office:value-type="percentage" office:value="1" table:style-name="ce46">
            <text:p>100,0%</text:p>
          </table:table-cell>
          <table:table-cell office:value-type="float" office:value="937438" table:style-name="ce45">
            <text:p>937.438</text:p>
          </table:table-cell>
          <table:table-cell office:value-type="percentage" office:value="0.97830268130060771" table:style-name="ce46">
            <text:p>97,8%</text:p>
          </table:table-cell>
          <table:table-cell office:value-type="float" office:value="1229423" table:style-name="ce45">
            <text:p>1.229.423</text:p>
          </table:table-cell>
          <table:table-cell office:value-type="percentage" office:value="0.95482416388433899" table:style-name="ce46">
            <text:p>95,5%</text:p>
          </table:table-cell>
          <table:table-cell office:value-type="float" office:value="1276818" table:style-name="ce45">
            <text:p>1.276.818</text:p>
          </table:table-cell>
          <table:table-cell office:value-type="percentage" office:value="0.92233243952335275" table:style-name="ce46">
            <text:p>92,2%</text:p>
          </table:table-cell>
          <table:table-cell office:value-type="float" office:value="967695" table:style-name="ce45">
            <text:p>967.695</text:p>
          </table:table-cell>
          <table:table-cell office:value-type="percentage" office:value="0.87830705599066228" table:style-name="ce46">
            <text:p>87,8%</text:p>
          </table:table-cell>
          <table:table-cell office:value-type="float" office:value="811623" table:style-name="ce45">
            <text:p>811.623</text:p>
          </table:table-cell>
          <table:table-cell office:value-type="percentage" office:value="0.87637672333367889" table:style-name="ce46">
            <text:p>87,6%</text:p>
          </table:table-cell>
          <table:table-cell office:value-type="float" office:value="720521" table:style-name="ce45">
            <text:p>720.521</text:p>
          </table:table-cell>
          <table:table-cell office:value-type="percentage" office:value="0.93229569668472112" table:style-name="ce46">
            <text:p>93,2%</text:p>
          </table:table-cell>
          <table:table-cell office:value-type="float" office:value="7035502" table:style-name="ce45">
            <text:p>7.035.502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706677073337064" table:style-name="ce46">
            <text:p>93,7%</text:p>
          </table:table-cell>
          <table:table-cell office:value-type="percentage" office:value="0.82749028870940367" table:style-name="ce46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681" table:style-name="ce48">
            <text:p>101.681</text:p>
          </table:table-cell>
          <table:table-cell office:value-type="percentage" office:value="1" table:style-name="ce49">
            <text:p>100,0%</text:p>
          </table:table-cell>
          <table:table-cell office:value-type="float" office:value="119854" table:style-name="ce48">
            <text:p>119.854</text:p>
          </table:table-cell>
          <table:table-cell office:value-type="percentage" office:value="1" table:style-name="ce49">
            <text:p>100,0%</text:p>
          </table:table-cell>
          <table:table-cell office:value-type="float" office:value="156015" table:style-name="ce48">
            <text:p>156.015</text:p>
          </table:table-cell>
          <table:table-cell office:value-type="percentage" office:value="0.96717500464943273" table:style-name="ce49">
            <text:p>96,7%</text:p>
          </table:table-cell>
          <table:table-cell office:value-type="float" office:value="188489" table:style-name="ce48">
            <text:p>188.489</text:p>
          </table:table-cell>
          <table:table-cell office:value-type="percentage" office:value="0.93789620341344482" table:style-name="ce49">
            <text:p>93,8%</text:p>
          </table:table-cell>
          <table:table-cell office:value-type="float" office:value="192263" table:style-name="ce48">
            <text:p>192.263</text:p>
          </table:table-cell>
          <table:table-cell office:value-type="percentage" office:value="0.89995178737765458" table:style-name="ce49">
            <text:p>90,0%</text:p>
          </table:table-cell>
          <table:table-cell office:value-type="float" office:value="131802" table:style-name="ce48">
            <text:p>131.802</text:p>
          </table:table-cell>
          <table:table-cell office:value-type="percentage" office:value="0.83272469957922135" table:style-name="ce49">
            <text:p>83,3%</text:p>
          </table:table-cell>
          <table:table-cell office:value-type="float" office:value="110578" table:style-name="ce48">
            <text:p>110.578</text:p>
          </table:table-cell>
          <table:table-cell office:value-type="percentage" office:value="0.84541048028257315" table:style-name="ce49">
            <text:p>84,5%</text:p>
          </table:table-cell>
          <table:table-cell office:value-type="float" office:value="94814" table:style-name="ce48">
            <text:p>94.814</text:p>
          </table:table-cell>
          <table:table-cell office:value-type="percentage" office:value="0.88580584283939201" table:style-name="ce49">
            <text:p>88,6%</text:p>
          </table:table-cell>
          <table:table-cell office:value-type="float" office:value="1095496" table:style-name="ce48">
            <text:p>1.095.496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104307352901615" table:style-name="ce49">
            <text:p>92,1%</text:p>
          </table:table-cell>
          <table:table-cell office:value-type="percentage" office:value="0.8229801229478948" table:style-name="ce49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266" table:style-name="ce48">
            <text:p>89.266</text:p>
          </table:table-cell>
          <table:table-cell office:value-type="percentage" office:value="1" table:style-name="ce49">
            <text:p>100,0%</text:p>
          </table:table-cell>
          <table:table-cell office:value-type="float" office:value="114793" table:style-name="ce48">
            <text:p>114.793</text:p>
          </table:table-cell>
          <table:table-cell office:value-type="percentage" office:value="1" table:style-name="ce49">
            <text:p>100,0%</text:p>
          </table:table-cell>
          <table:table-cell office:value-type="float" office:value="149143" table:style-name="ce48">
            <text:p>149.143</text:p>
          </table:table-cell>
          <table:table-cell office:value-type="percentage" office:value="0.98126850450687542" table:style-name="ce49">
            <text:p>98,1%</text:p>
          </table:table-cell>
          <table:table-cell office:value-type="float" office:value="154369" table:style-name="ce48">
            <text:p>154.369</text:p>
          </table:table-cell>
          <table:table-cell office:value-type="percentage" office:value="0.95240710006601559" table:style-name="ce49">
            <text:p>95,2%</text:p>
          </table:table-cell>
          <table:table-cell office:value-type="float" office:value="152460" table:style-name="ce48">
            <text:p>152.460</text:p>
          </table:table-cell>
          <table:table-cell office:value-type="percentage" office:value="0.91887656702025078" table:style-name="ce49">
            <text:p>91,9%</text:p>
          </table:table-cell>
          <table:table-cell office:value-type="float" office:value="93066" table:style-name="ce48">
            <text:p>93.066</text:p>
          </table:table-cell>
          <table:table-cell office:value-type="percentage" office:value="0.85703235074729955" table:style-name="ce49">
            <text:p>85,7%</text:p>
          </table:table-cell>
          <table:table-cell office:value-type="float" office:value="68819" table:style-name="ce48">
            <text:p>68.819</text:p>
          </table:table-cell>
          <table:table-cell office:value-type="percentage" office:value="0.86846621740995933" table:style-name="ce49">
            <text:p>86,8%</text:p>
          </table:table-cell>
          <table:table-cell office:value-type="float" office:value="62852" table:style-name="ce48">
            <text:p>62.852</text:p>
          </table:table-cell>
          <table:table-cell office:value-type="percentage" office:value="0.9631604756650729" table:style-name="ce49">
            <text:p>96,3%</text:p>
          </table:table-cell>
          <table:table-cell office:value-type="float" office:value="884768" table:style-name="ce48">
            <text:p>884.768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090639230391416" table:style-name="ce49">
            <text:p>95,1%</text:p>
          </table:table-cell>
          <table:table-cell office:value-type="percentage" office:value="0.87350933814070442" table:style-name="ce49">
            <text:p>87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57" table:style-name="ce48">
            <text:p>51.857</text:p>
          </table:table-cell>
          <table:table-cell office:value-type="percentage" office:value="0.96688605895623958" table:style-name="ce49">
            <text:p>96,7%</text:p>
          </table:table-cell>
          <table:table-cell office:value-type="float" office:value="79937" table:style-name="ce48">
            <text:p>79.937</text:p>
          </table:table-cell>
          <table:table-cell office:value-type="percentage" office:value="0.91635142261045011" table:style-name="ce49">
            <text:p>91,6%</text:p>
          </table:table-cell>
          <table:table-cell office:value-type="float" office:value="112187" table:style-name="ce48">
            <text:p>112.187</text:p>
          </table:table-cell>
          <table:table-cell office:value-type="percentage" office:value="0.88063708367021731" table:style-name="ce49">
            <text:p>88,1%</text:p>
          </table:table-cell>
          <table:table-cell office:value-type="float" office:value="153689" table:style-name="ce48">
            <text:p>153.689</text:p>
          </table:table-cell>
          <table:table-cell office:value-type="percentage" office:value="0.86581449850147596" table:style-name="ce49">
            <text:p>86,6%</text:p>
          </table:table-cell>
          <table:table-cell office:value-type="float" office:value="173892" table:style-name="ce48">
            <text:p>173.892</text:p>
          </table:table-cell>
          <table:table-cell office:value-type="percentage" office:value="0.8027402445723677" table:style-name="ce49">
            <text:p>80,3%</text:p>
          </table:table-cell>
          <table:table-cell office:value-type="float" office:value="135488" table:style-name="ce48">
            <text:p>135.488</text:p>
          </table:table-cell>
          <table:table-cell office:value-type="percentage" office:value="0.73615978527224024" table:style-name="ce49">
            <text:p>73,6%</text:p>
          </table:table-cell>
          <table:table-cell office:value-type="float" office:value="104935" table:style-name="ce48">
            <text:p>104.935</text:p>
          </table:table-cell>
          <table:table-cell office:value-type="percentage" office:value="0.76475989884340401" table:style-name="ce49">
            <text:p>76,5%</text:p>
          </table:table-cell>
          <table:table-cell office:value-type="float" office:value="84329" table:style-name="ce48">
            <text:p>84.329</text:p>
          </table:table-cell>
          <table:table-cell office:value-type="percentage" office:value="0.84722110593152222" table:style-name="ce49">
            <text:p>84,7%</text:p>
          </table:table-cell>
          <table:table-cell office:value-type="float" office:value="896314" table:style-name="ce48">
            <text:p>896.314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747854248620045" table:style-name="ce49">
            <text:p>82,7%</text:p>
          </table:table-cell>
          <table:table-cell office:value-type="percentage" office:value="0.73481912647824399" table:style-name="ce49">
            <text:p>73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791" table:style-name="ce48">
            <text:p>94.791</text:p>
          </table:table-cell>
          <table:table-cell office:value-type="percentage" office:value="0.94449094278711065" table:style-name="ce49">
            <text:p>94,4%</text:p>
          </table:table-cell>
          <table:table-cell office:value-type="float" office:value="156087" table:style-name="ce48">
            <text:p>156.087</text:p>
          </table:table-cell>
          <table:table-cell office:value-type="percentage" office:value="0.9321632048541022" table:style-name="ce49">
            <text:p>93,2%</text:p>
          </table:table-cell>
          <table:table-cell office:value-type="float" office:value="229259" table:style-name="ce48">
            <text:p>229.259</text:p>
          </table:table-cell>
          <table:table-cell office:value-type="percentage" office:value="0.91136729542247219" table:style-name="ce49">
            <text:p>91,1%</text:p>
          </table:table-cell>
          <table:table-cell office:value-type="float" office:value="325588" table:style-name="ce48">
            <text:p>325.588</text:p>
          </table:table-cell>
          <table:table-cell office:value-type="percentage" office:value="0.88415655796245451" table:style-name="ce49">
            <text:p>88,4%</text:p>
          </table:table-cell>
          <table:table-cell office:value-type="float" office:value="324738" table:style-name="ce48">
            <text:p>324.738</text:p>
          </table:table-cell>
          <table:table-cell office:value-type="percentage" office:value="0.82398853097524771" table:style-name="ce49">
            <text:p>82,4%</text:p>
          </table:table-cell>
          <table:table-cell office:value-type="float" office:value="239089" table:style-name="ce48">
            <text:p>239.089</text:p>
          </table:table-cell>
          <table:table-cell office:value-type="percentage" office:value="0.76419955123984373" table:style-name="ce49">
            <text:p>76,4%</text:p>
          </table:table-cell>
          <table:table-cell office:value-type="float" office:value="199920" table:style-name="ce48">
            <text:p>199.920</text:p>
          </table:table-cell>
          <table:table-cell office:value-type="percentage" office:value="0.785012820462479" table:style-name="ce49">
            <text:p>78,5%</text:p>
          </table:table-cell>
          <table:table-cell office:value-type="float" office:value="171160" table:style-name="ce48">
            <text:p>171.160</text:p>
          </table:table-cell>
          <table:table-cell office:value-type="percentage" office:value="0.92887960274604509" table:style-name="ce49">
            <text:p>92,9%</text:p>
          </table:table-cell>
          <table:table-cell office:value-type="float" office:value="1740632" table:style-name="ce48">
            <text:p>1.740.632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597289026428647" table:style-name="ce49">
            <text:p>85,6%</text:p>
          </table:table-cell>
          <table:table-cell office:value-type="percentage" office:value="0.7755551783151523" table:style-name="ce49">
            <text:p>77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78" table:style-name="ce48">
            <text:p>42.578</text:p>
          </table:table-cell>
          <table:table-cell office:value-type="percentage" office:value="1" table:style-name="ce49">
            <text:p>100,0%</text:p>
          </table:table-cell>
          <table:table-cell office:value-type="float" office:value="56208" table:style-name="ce48">
            <text:p>56.208</text:p>
          </table:table-cell>
          <table:table-cell office:value-type="percentage" office:value="1" table:style-name="ce49">
            <text:p>100,0%</text:p>
          </table:table-cell>
          <table:table-cell office:value-type="float" office:value="77280" table:style-name="ce48">
            <text:p>77.280</text:p>
          </table:table-cell>
          <table:table-cell office:value-type="percentage" office:value="0.9750558310306976" table:style-name="ce49">
            <text:p>97,5%</text:p>
          </table:table-cell>
          <table:table-cell office:value-type="float" office:value="85167" table:style-name="ce48">
            <text:p>85.167</text:p>
          </table:table-cell>
          <table:table-cell office:value-type="percentage" office:value="0.93620973947455211" table:style-name="ce49">
            <text:p>93,6%</text:p>
          </table:table-cell>
          <table:table-cell office:value-type="float" office:value="89473" table:style-name="ce48">
            <text:p>89.473</text:p>
          </table:table-cell>
          <table:table-cell office:value-type="percentage" office:value="0.91874602098864311" table:style-name="ce49">
            <text:p>91,9%</text:p>
          </table:table-cell>
          <table:table-cell office:value-type="float" office:value="56835" table:style-name="ce48">
            <text:p>56.835</text:p>
          </table:table-cell>
          <table:table-cell office:value-type="percentage" office:value="0.84628785848298038" table:style-name="ce49">
            <text:p>84,6%</text:p>
          </table:table-cell>
          <table:table-cell office:value-type="float" office:value="43409" table:style-name="ce48">
            <text:p>43.409</text:p>
          </table:table-cell>
          <table:table-cell office:value-type="percentage" office:value="0.85328170149195059" table:style-name="ce49">
            <text:p>85,3%</text:p>
          </table:table-cell>
          <table:table-cell office:value-type="float" office:value="43055" table:style-name="ce48">
            <text:p>43.055</text:p>
          </table:table-cell>
          <table:table-cell office:value-type="percentage" office:value="0.95079831283263039" table:style-name="ce49">
            <text:p>95,1%</text:p>
          </table:table-cell>
          <table:table-cell office:value-type="float" office:value="494005" table:style-name="ce48">
            <text:p>494.005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72806235319564" table:style-name="ce49">
            <text:p>93,7%</text:p>
          </table:table-cell>
          <table:table-cell office:value-type="percentage" office:value="0.84639898570216998" table:style-name="ce49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30000" table:style-name="ce48">
            <text:p>230.000</text:p>
          </table:table-cell>
          <table:table-cell office:value-type="percentage" office:value="1" table:style-name="ce49">
            <text:p>100,0%</text:p>
          </table:table-cell>
          <table:table-cell office:value-type="float" office:value="252329" table:style-name="ce48">
            <text:p>252.329</text:p>
          </table:table-cell>
          <table:table-cell office:value-type="percentage" office:value="1" table:style-name="ce49">
            <text:p>100,0%</text:p>
          </table:table-cell>
          <table:table-cell office:value-type="float" office:value="324594" table:style-name="ce48">
            <text:p>324.594</text:p>
          </table:table-cell>
          <table:table-cell office:value-type="percentage" office:value="0.99190509804640592" table:style-name="ce49">
            <text:p>99,2%</text:p>
          </table:table-cell>
          <table:table-cell office:value-type="float" office:value="357816" table:style-name="ce48">
            <text:p>357.816</text:p>
          </table:table-cell>
          <table:table-cell office:value-type="percentage" office:value="0.93864948596941788" table:style-name="ce49">
            <text:p>93,9%</text:p>
          </table:table-cell>
          <table:table-cell office:value-type="float" office:value="326117" table:style-name="ce48">
            <text:p>326.117</text:p>
          </table:table-cell>
          <table:table-cell office:value-type="percentage" office:value="0.90537254096312625" table:style-name="ce49">
            <text:p>90,5%</text:p>
          </table:table-cell>
          <table:table-cell office:value-type="float" office:value="218881" table:style-name="ce48">
            <text:p>218.881</text:p>
          </table:table-cell>
          <table:table-cell office:value-type="percentage" office:value="0.84542027485303317" table:style-name="ce49">
            <text:p>84,5%</text:p>
          </table:table-cell>
          <table:table-cell office:value-type="float" office:value="180917" table:style-name="ce48">
            <text:p>180.917</text:p>
          </table:table-cell>
          <table:table-cell office:value-type="percentage" office:value="0.85427261437630742" table:style-name="ce49">
            <text:p>85,4%</text:p>
          </table:table-cell>
          <table:table-cell office:value-type="float" office:value="155441" table:style-name="ce48">
            <text:p>155.441</text:p>
          </table:table-cell>
          <table:table-cell office:value-type="percentage" office:value="0.92415486509946609" table:style-name="ce49">
            <text:p>92,4%</text:p>
          </table:table-cell>
          <table:table-cell office:value-type="float" office:value="2046095" table:style-name="ce48">
            <text:p>2.046.095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196806940960309" table:style-name="ce49">
            <text:p>94,2%</text:p>
          </table:table-cell>
          <table:table-cell office:value-type="percentage" office:value="0.85730872030197991" table:style-name="ce49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8972" table:style-name="ce48">
            <text:p>138.972</text:p>
          </table:table-cell>
          <table:table-cell office:value-type="percentage" office:value="1" table:style-name="ce49">
            <text:p>100,0%</text:p>
          </table:table-cell>
          <table:table-cell office:value-type="float" office:value="159391" table:style-name="ce48">
            <text:p>159.391</text:p>
          </table:table-cell>
          <table:table-cell office:value-type="percentage" office:value="1" table:style-name="ce49">
            <text:p>100,0%</text:p>
          </table:table-cell>
          <table:table-cell office:value-type="float" office:value="225444" table:style-name="ce48">
            <text:p>225.444</text:p>
          </table:table-cell>
          <table:table-cell office:value-type="percentage" office:value="0.98866805830862881" table:style-name="ce49">
            <text:p>98,9%</text:p>
          </table:table-cell>
          <table:table-cell office:value-type="float" office:value="290095" table:style-name="ce48">
            <text:p>290.095</text:p>
          </table:table-cell>
          <table:table-cell office:value-type="percentage" office:value="0.93156223206286304" table:style-name="ce49">
            <text:p>93,2%</text:p>
          </table:table-cell>
          <table:table-cell office:value-type="float" office:value="292018" table:style-name="ce48">
            <text:p>292.018</text:p>
          </table:table-cell>
          <table:table-cell office:value-type="percentage" office:value="0.88308067291437975" table:style-name="ce49">
            <text:p>88,3%</text:p>
          </table:table-cell>
          <table:table-cell office:value-type="float" office:value="212166" table:style-name="ce48">
            <text:p>212.166</text:p>
          </table:table-cell>
          <table:table-cell office:value-type="percentage" office:value="0.82314326617549494" table:style-name="ce49">
            <text:p>82,3%</text:p>
          </table:table-cell>
          <table:table-cell office:value-type="float" office:value="180381" table:style-name="ce48">
            <text:p>180.381</text:p>
          </table:table-cell>
          <table:table-cell office:value-type="percentage" office:value="0.82368762329217504" table:style-name="ce49">
            <text:p>82,4%</text:p>
          </table:table-cell>
          <table:table-cell office:value-type="float" office:value="159400" table:style-name="ce48">
            <text:p>159.400</text:p>
          </table:table-cell>
          <table:table-cell office:value-type="percentage" office:value="0.8964322670625815" table:style-name="ce49">
            <text:p>89,6%</text:p>
          </table:table-cell>
          <table:table-cell office:value-type="float" office:value="1657867" table:style-name="ce48">
            <text:p>1.657.867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288113642445656" table:style-name="ce49">
            <text:p>91,3%</text:p>
          </table:table-cell>
          <table:table-cell office:value-type="percentage" office:value="0.80924615943330647" table:style-name="ce49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098" table:style-name="ce48">
            <text:p>461.098</text:p>
          </table:table-cell>
          <table:table-cell office:value-type="percentage" office:value="1" table:style-name="ce49">
            <text:p>100,0%</text:p>
          </table:table-cell>
          <table:table-cell office:value-type="float" office:value="622071" table:style-name="ce48">
            <text:p>622.071</text:p>
          </table:table-cell>
          <table:table-cell office:value-type="percentage" office:value="0.97850522858545053" table:style-name="ce49">
            <text:p>97,9%</text:p>
          </table:table-cell>
          <table:table-cell office:value-type="float" office:value="809935" table:style-name="ce48">
            <text:p>809.935</text:p>
          </table:table-cell>
          <table:table-cell office:value-type="percentage" office:value="0.95008821279930178" table:style-name="ce49">
            <text:p>95,0%</text:p>
          </table:table-cell>
          <table:table-cell office:value-type="float" office:value="1044848" table:style-name="ce48">
            <text:p>1.044.848</text:p>
          </table:table-cell>
          <table:table-cell office:value-type="percentage" office:value="0.95211139774795173" table:style-name="ce49">
            <text:p>95,2%</text:p>
          </table:table-cell>
          <table:table-cell office:value-type="float" office:value="1166407" table:style-name="ce48">
            <text:p>1.166.407</text:p>
          </table:table-cell>
          <table:table-cell office:value-type="percentage" office:value="0.91444889575313792" table:style-name="ce49">
            <text:p>91,4%</text:p>
          </table:table-cell>
          <table:table-cell office:value-type="float" office:value="832783" table:style-name="ce48">
            <text:p>832.783</text:p>
          </table:table-cell>
          <table:table-cell office:value-type="percentage" office:value="0.86153411653707523" table:style-name="ce49">
            <text:p>86,2%</text:p>
          </table:table-cell>
          <table:table-cell office:value-type="float" office:value="699288" table:style-name="ce48">
            <text:p>699.288</text:p>
          </table:table-cell>
          <table:table-cell office:value-type="percentage" office:value="0.84348211022508923" table:style-name="ce49">
            <text:p>84,3%</text:p>
          </table:table-cell>
          <table:table-cell office:value-type="float" office:value="605619" table:style-name="ce48">
            <text:p>605.619</text:p>
          </table:table-cell>
          <table:table-cell office:value-type="percentage" office:value="0.90207384082828512" table:style-name="ce49">
            <text:p>90,2%</text:p>
          </table:table-cell>
          <table:table-cell office:value-type="float" office:value="6242049" table:style-name="ce48">
            <text:p>6.242.049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2032851430184004" table:style-name="ce49">
            <text:p>92,0%</text:p>
          </table:table-cell>
          <table:table-cell office:value-type="percentage" office:value="0.81369353872177075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9034" table:style-name="ce48">
            <text:p>299.034</text:p>
          </table:table-cell>
          <table:table-cell office:value-type="percentage" office:value="1" table:style-name="ce49">
            <text:p>100,0%</text:p>
          </table:table-cell>
          <table:table-cell office:value-type="float" office:value="437803" table:style-name="ce48">
            <text:p>437.803</text:p>
          </table:table-cell>
          <table:table-cell office:value-type="percentage" office:value="0.99551362511824204" table:style-name="ce49">
            <text:p>99,6%</text:p>
          </table:table-cell>
          <table:table-cell office:value-type="float" office:value="576654" table:style-name="ce48">
            <text:p>576.654</text:p>
          </table:table-cell>
          <table:table-cell office:value-type="percentage" office:value="0.9656931372877382" table:style-name="ce49">
            <text:p>96,6%</text:p>
          </table:table-cell>
          <table:table-cell office:value-type="float" office:value="723856" table:style-name="ce48">
            <text:p>723.856</text:p>
          </table:table-cell>
          <table:table-cell office:value-type="percentage" office:value="0.94957339406214913" table:style-name="ce49">
            <text:p>95,0%</text:p>
          </table:table-cell>
          <table:table-cell office:value-type="float" office:value="767886" table:style-name="ce48">
            <text:p>767.886</text:p>
          </table:table-cell>
          <table:table-cell office:value-type="percentage" office:value="0.91336385468221992" table:style-name="ce49">
            <text:p>91,3%</text:p>
          </table:table-cell>
          <table:table-cell office:value-type="float" office:value="530854" table:style-name="ce48">
            <text:p>530.854</text:p>
          </table:table-cell>
          <table:table-cell office:value-type="percentage" office:value="0.86469431734702018" table:style-name="ce49">
            <text:p>86,5%</text:p>
          </table:table-cell>
          <table:table-cell office:value-type="float" office:value="449085" table:style-name="ce48">
            <text:p>449.085</text:p>
          </table:table-cell>
          <table:table-cell office:value-type="percentage" office:value="0.8757968925820977" table:style-name="ce49">
            <text:p>87,6%</text:p>
          </table:table-cell>
          <table:table-cell office:value-type="float" office:value="406233" table:style-name="ce48">
            <text:p>406.233</text:p>
          </table:table-cell>
          <table:table-cell office:value-type="percentage" office:value="0.9386832236135213" table:style-name="ce49">
            <text:p>93,9%</text:p>
          </table:table-cell>
          <table:table-cell office:value-type="float" office:value="4191405" table:style-name="ce48">
            <text:p>4.191.405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307674532605112" table:style-name="ce49">
            <text:p>93,3%</text:p>
          </table:table-cell>
          <table:table-cell office:value-type="percentage" office:value="0.83046713472933176" table:style-name="ce49">
            <text:p>83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29" table:style-name="ce48">
            <text:p>78.429</text:p>
          </table:table-cell>
          <table:table-cell office:value-type="percentage" office:value="1" table:style-name="ce49">
            <text:p>100,0%</text:p>
          </table:table-cell>
          <table:table-cell office:value-type="float" office:value="96156" table:style-name="ce48">
            <text:p>96.156</text:p>
          </table:table-cell>
          <table:table-cell office:value-type="percentage" office:value="1" table:style-name="ce49">
            <text:p>100,0%</text:p>
          </table:table-cell>
          <table:table-cell office:value-type="float" office:value="133468" table:style-name="ce48">
            <text:p>133.468</text:p>
          </table:table-cell>
          <table:table-cell office:value-type="percentage" office:value="1" table:style-name="ce49">
            <text:p>100,0%</text:p>
          </table:table-cell>
          <table:table-cell office:value-type="float" office:value="162342" table:style-name="ce48">
            <text:p>162.342</text:p>
          </table:table-cell>
          <table:table-cell office:value-type="percentage" office:value="0.96659184414687438" table:style-name="ce49">
            <text:p>96,7%</text:p>
          </table:table-cell>
          <table:table-cell office:value-type="float" office:value="147358" table:style-name="ce48">
            <text:p>147.358</text:p>
          </table:table-cell>
          <table:table-cell office:value-type="percentage" office:value="0.93539254519601867" table:style-name="ce49">
            <text:p>93,5%</text:p>
          </table:table-cell>
          <table:table-cell office:value-type="float" office:value="114820" table:style-name="ce48">
            <text:p>114.820</text:p>
          </table:table-cell>
          <table:table-cell office:value-type="percentage" office:value="0.8843055405800897" table:style-name="ce49">
            <text:p>88,4%</text:p>
          </table:table-cell>
          <table:table-cell office:value-type="float" office:value="95653" table:style-name="ce48">
            <text:p>95.653</text:p>
          </table:table-cell>
          <table:table-cell office:value-type="percentage" office:value="0.85020354469983828" table:style-name="ce49">
            <text:p>85,0%</text:p>
          </table:table-cell>
          <table:table-cell office:value-type="float" office:value="81152" table:style-name="ce48">
            <text:p>81.152</text:p>
          </table:table-cell>
          <table:table-cell office:value-type="percentage" office:value="0.94683172128947957" table:style-name="ce49">
            <text:p>94,7%</text:p>
          </table:table-cell>
          <table:table-cell office:value-type="float" office:value="909378" table:style-name="ce48">
            <text:p>909.378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73508511511859" table:style-name="ce49">
            <text:p>95,7%</text:p>
          </table:table-cell>
          <table:table-cell office:value-type="percentage" office:value="0.85952633225551256" table:style-name="ce49">
            <text:p>86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074" table:style-name="ce48">
            <text:p>243.074</text:p>
          </table:table-cell>
          <table:table-cell office:value-type="percentage" office:value="1" table:style-name="ce49">
            <text:p>100,0%</text:p>
          </table:table-cell>
          <table:table-cell office:value-type="float" office:value="292346" table:style-name="ce48">
            <text:p>292.346</text:p>
          </table:table-cell>
          <table:table-cell office:value-type="percentage" office:value="1" table:style-name="ce49">
            <text:p>100,0%</text:p>
          </table:table-cell>
          <table:table-cell office:value-type="float" office:value="348213" table:style-name="ce48">
            <text:p>348.213</text:p>
          </table:table-cell>
          <table:table-cell office:value-type="percentage" office:value="0.98485996956720956" table:style-name="ce49">
            <text:p>98,5%</text:p>
          </table:table-cell>
          <table:table-cell office:value-type="float" office:value="393791" table:style-name="ce48">
            <text:p>393.791</text:p>
          </table:table-cell>
          <table:table-cell office:value-type="percentage" office:value="0.96234359726295216" table:style-name="ce49">
            <text:p>96,2%</text:p>
          </table:table-cell>
          <table:table-cell office:value-type="float" office:value="412499" table:style-name="ce48">
            <text:p>412.499</text:p>
          </table:table-cell>
          <table:table-cell office:value-type="percentage" office:value="0.93149172268803193" table:style-name="ce49">
            <text:p>93,1%</text:p>
          </table:table-cell>
          <table:table-cell office:value-type="float" office:value="268879" table:style-name="ce48">
            <text:p>268.879</text:p>
          </table:table-cell>
          <table:table-cell office:value-type="percentage" office:value="0.87129210169865001" table:style-name="ce49">
            <text:p>87,1%</text:p>
          </table:table-cell>
          <table:table-cell office:value-type="float" office:value="204645" table:style-name="ce48">
            <text:p>204.645</text:p>
          </table:table-cell>
          <table:table-cell office:value-type="percentage" office:value="0.88836266398103858" table:style-name="ce49">
            <text:p>88,8%</text:p>
          </table:table-cell>
          <table:table-cell office:value-type="float" office:value="176809" table:style-name="ce48">
            <text:p>176.809</text:p>
          </table:table-cell>
          <table:table-cell office:value-type="percentage" office:value="0.96435661925124361" table:style-name="ce49">
            <text:p>96,4%</text:p>
          </table:table-cell>
          <table:table-cell office:value-type="float" office:value="2340256" table:style-name="ce48">
            <text:p>2.340.256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282369356307717" table:style-name="ce49">
            <text:p>95,3%</text:p>
          </table:table-cell>
          <table:table-cell office:value-type="percentage" office:value="0.86776551832564786" table:style-name="ce49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75" table:style-name="ce48">
            <text:p>23.475</text:p>
          </table:table-cell>
          <table:table-cell office:value-type="percentage" office:value="1" table:style-name="ce49">
            <text:p>100,0%</text:p>
          </table:table-cell>
          <table:table-cell office:value-type="float" office:value="28785" table:style-name="ce48">
            <text:p>28.785</text:p>
          </table:table-cell>
          <table:table-cell office:value-type="percentage" office:value="1" table:style-name="ce49">
            <text:p>100,0%</text:p>
          </table:table-cell>
          <table:table-cell office:value-type="float" office:value="38518" table:style-name="ce48">
            <text:p>38.518</text:p>
          </table:table-cell>
          <table:table-cell office:value-type="percentage" office:value="0.9975138550784689" table:style-name="ce49">
            <text:p>99,8%</text:p>
          </table:table-cell>
          <table:table-cell office:value-type="float" office:value="45947" table:style-name="ce48">
            <text:p>45.947</text:p>
          </table:table-cell>
          <table:table-cell office:value-type="percentage" office:value="0.96730526315789478" table:style-name="ce49">
            <text:p>96,7%</text:p>
          </table:table-cell>
          <table:table-cell office:value-type="float" office:value="48513" table:style-name="ce48">
            <text:p>48.513</text:p>
          </table:table-cell>
          <table:table-cell office:value-type="percentage" office:value="0.93792050112133629" table:style-name="ce49">
            <text:p>93,8%</text:p>
          </table:table-cell>
          <table:table-cell office:value-type="float" office:value="32543" table:style-name="ce48">
            <text:p>32.543</text:p>
          </table:table-cell>
          <table:table-cell office:value-type="percentage" office:value="0.87868560319688949" table:style-name="ce49">
            <text:p>87,9%</text:p>
          </table:table-cell>
          <table:table-cell office:value-type="float" office:value="25809" table:style-name="ce48">
            <text:p>25.809</text:p>
          </table:table-cell>
          <table:table-cell office:value-type="percentage" office:value="0.85556586885898034" table:style-name="ce49">
            <text:p>85,6%</text:p>
          </table:table-cell>
          <table:table-cell office:value-type="float" office:value="25207" table:style-name="ce48">
            <text:p>25.207</text:p>
          </table:table-cell>
          <table:table-cell office:value-type="percentage" office:value="0.97005964979796033" table:style-name="ce49">
            <text:p>97,0%</text:p>
          </table:table-cell>
          <table:table-cell office:value-type="float" office:value="268797" table:style-name="ce48">
            <text:p>268.797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494512912153307" table:style-name="ce49">
            <text:p>95,5%</text:p>
          </table:table-cell>
          <table:table-cell office:value-type="percentage" office:value="0.85014991650220129" table:style-name="ce49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5737" table:style-name="ce48">
            <text:p>375.737</text:p>
          </table:table-cell>
          <table:table-cell office:value-type="percentage" office:value="1" table:style-name="ce49">
            <text:p>100,0%</text:p>
          </table:table-cell>
          <table:table-cell office:value-type="float" office:value="513651" table:style-name="ce48">
            <text:p>513.651</text:p>
          </table:table-cell>
          <table:table-cell office:value-type="percentage" office:value="0.97457736457641586" table:style-name="ce49">
            <text:p>97,5%</text:p>
          </table:table-cell>
          <table:table-cell office:value-type="float" office:value="695535" table:style-name="ce48">
            <text:p>695.535</text:p>
          </table:table-cell>
          <table:table-cell office:value-type="percentage" office:value="0.96540672738730082" table:style-name="ce49">
            <text:p>96,5%</text:p>
          </table:table-cell>
          <table:table-cell office:value-type="float" office:value="953219" table:style-name="ce48">
            <text:p>953.219</text:p>
          </table:table-cell>
          <table:table-cell office:value-type="percentage" office:value="0.96308192196282127" table:style-name="ce49">
            <text:p>96,3%</text:p>
          </table:table-cell>
          <table:table-cell office:value-type="float" office:value="1057230" table:style-name="ce48">
            <text:p>1.057.230</text:p>
          </table:table-cell>
          <table:table-cell office:value-type="percentage" office:value="0.91453271662660152" table:style-name="ce49">
            <text:p>91,5%</text:p>
          </table:table-cell>
          <table:table-cell office:value-type="float" office:value="786077" table:style-name="ce48">
            <text:p>786.077</text:p>
          </table:table-cell>
          <table:table-cell office:value-type="percentage" office:value="0.87260058345285085" table:style-name="ce49">
            <text:p>87,3%</text:p>
          </table:table-cell>
          <table:table-cell office:value-type="float" office:value="641705" table:style-name="ce48">
            <text:p>641.705</text:p>
          </table:table-cell>
          <table:table-cell office:value-type="percentage" office:value="0.87240689708615371" table:style-name="ce49">
            <text:p>87,2%</text:p>
          </table:table-cell>
          <table:table-cell office:value-type="float" office:value="501267" table:style-name="ce48">
            <text:p>501.267</text:p>
          </table:table-cell>
          <table:table-cell office:value-type="percentage" office:value="0.87827557206433748" table:style-name="ce49">
            <text:p>87,8%</text:p>
          </table:table-cell>
          <table:table-cell office:value-type="float" office:value="5524421" table:style-name="ce48">
            <text:p>5.524.421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522293091770968" table:style-name="ce49">
            <text:p>92,5%</text:p>
          </table:table-cell>
          <table:table-cell office:value-type="percentage" office:value="0.81772670944257309" table:style-name="ce49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808" table:style-name="ce48">
            <text:p>72.808</text:p>
          </table:table-cell>
          <table:table-cell office:value-type="percentage" office:value="1" table:style-name="ce49">
            <text:p>100,0%</text:p>
          </table:table-cell>
          <table:table-cell office:value-type="float" office:value="103785" table:style-name="ce48">
            <text:p>103.785</text:p>
          </table:table-cell>
          <table:table-cell office:value-type="percentage" office:value="0.99868170358538133" table:style-name="ce49">
            <text:p>99,9%</text:p>
          </table:table-cell>
          <table:table-cell office:value-type="float" office:value="149736" table:style-name="ce48">
            <text:p>149.736</text:p>
          </table:table-cell>
          <table:table-cell office:value-type="percentage" office:value="0.97521834558847476" table:style-name="ce49">
            <text:p>97,5%</text:p>
          </table:table-cell>
          <table:table-cell office:value-type="float" office:value="209827" table:style-name="ce48">
            <text:p>209.827</text:p>
          </table:table-cell>
          <table:table-cell office:value-type="percentage" office:value="0.96205462556681931" table:style-name="ce49">
            <text:p>96,2%</text:p>
          </table:table-cell>
          <table:table-cell office:value-type="float" office:value="236657" table:style-name="ce48">
            <text:p>236.657</text:p>
          </table:table-cell>
          <table:table-cell office:value-type="percentage" office:value="0.93737424148803017" table:style-name="ce49">
            <text:p>93,7%</text:p>
          </table:table-cell>
          <table:table-cell office:value-type="float" office:value="174540" table:style-name="ce48">
            <text:p>174.540</text:p>
          </table:table-cell>
          <table:table-cell office:value-type="percentage" office:value="0.87675939600349617" table:style-name="ce49">
            <text:p>87,7%</text:p>
          </table:table-cell>
          <table:table-cell office:value-type="float" office:value="149835" table:style-name="ce48">
            <text:p>149.835</text:p>
          </table:table-cell>
          <table:table-cell office:value-type="percentage" office:value="0.8614226826646123" table:style-name="ce49">
            <text:p>86,1%</text:p>
          </table:table-cell>
          <table:table-cell office:value-type="float" office:value="131453" table:style-name="ce48">
            <text:p>131.453</text:p>
          </table:table-cell>
          <table:table-cell office:value-type="percentage" office:value="0.90897964263981856" table:style-name="ce49">
            <text:p>90,9%</text:p>
          </table:table-cell>
          <table:table-cell office:value-type="float" office:value="1228641" table:style-name="ce48">
            <text:p>1.228.641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247415403904332" table:style-name="ce49">
            <text:p>93,2%</text:p>
          </table:table-cell>
          <table:table-cell office:value-type="percentage" office:value="0.81201539116343135" table:style-name="ce49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79" table:style-name="ce48">
            <text:p>42.579</text:p>
          </table:table-cell>
          <table:table-cell office:value-type="percentage" office:value="1" table:style-name="ce49">
            <text:p>100,0%</text:p>
          </table:table-cell>
          <table:table-cell office:value-type="float" office:value="56010" table:style-name="ce48">
            <text:p>56.010</text:p>
          </table:table-cell>
          <table:table-cell office:value-type="percentage" office:value="0.9888771186440678" table:style-name="ce49">
            <text:p>98,9%</text:p>
          </table:table-cell>
          <table:table-cell office:value-type="float" office:value="72637" table:style-name="ce48">
            <text:p>72.637</text:p>
          </table:table-cell>
          <table:table-cell office:value-type="percentage" office:value="0.95991806528346768" table:style-name="ce49">
            <text:p>96,0%</text:p>
          </table:table-cell>
          <table:table-cell office:value-type="float" office:value="92542" table:style-name="ce48">
            <text:p>92.542</text:p>
          </table:table-cell>
          <table:table-cell office:value-type="percentage" office:value="0.94722512231570755" table:style-name="ce49">
            <text:p>94,7%</text:p>
          </table:table-cell>
          <table:table-cell office:value-type="float" office:value="96604" table:style-name="ce48">
            <text:p>96.604</text:p>
          </table:table-cell>
          <table:table-cell office:value-type="percentage" office:value="0.91374629929154494" table:style-name="ce49">
            <text:p>91,4%</text:p>
          </table:table-cell>
          <table:table-cell office:value-type="float" office:value="66042" table:style-name="ce48">
            <text:p>66.042</text:p>
          </table:table-cell>
          <table:table-cell office:value-type="percentage" office:value="0.860717590480783" table:style-name="ce49">
            <text:p>86,1%</text:p>
          </table:table-cell>
          <table:table-cell office:value-type="float" office:value="60012" table:style-name="ce48">
            <text:p>60.012</text:p>
          </table:table-cell>
          <table:table-cell office:value-type="percentage" office:value="0.8722420859858725" table:style-name="ce49">
            <text:p>87,2%</text:p>
          </table:table-cell>
          <table:table-cell office:value-type="float" office:value="52971" table:style-name="ce48">
            <text:p>52.971</text:p>
          </table:table-cell>
          <table:table-cell office:value-type="percentage" office:value="0.92089845447749519" table:style-name="ce49">
            <text:p>92,1%</text:p>
          </table:table-cell>
          <table:table-cell office:value-type="float" office:value="539397" table:style-name="ce48">
            <text:p>539.397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971591281236321" table:style-name="ce49">
            <text:p>93,0%</text:p>
          </table:table-cell>
          <table:table-cell office:value-type="percentage" office:value="0.82018356156884931" table:style-name="ce49">
            <text:p>82,0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4803" table:style-name="ce48">
            <text:p>164.803</text:p>
          </table:table-cell>
          <table:table-cell office:value-type="percentage" office:value="1" table:style-name="ce49">
            <text:p>100,0%</text:p>
          </table:table-cell>
          <table:table-cell office:value-type="float" office:value="214443" table:style-name="ce48">
            <text:p>214.443</text:p>
          </table:table-cell>
          <table:table-cell office:value-type="percentage" office:value="0.99111228196666756" table:style-name="ce49">
            <text:p>99,1%</text:p>
          </table:table-cell>
          <table:table-cell office:value-type="float" office:value="280315" table:style-name="ce48">
            <text:p>280.315</text:p>
          </table:table-cell>
          <table:table-cell office:value-type="percentage" office:value="0.98645847629705485" table:style-name="ce49">
            <text:p>98,6%</text:p>
          </table:table-cell>
          <table:table-cell office:value-type="float" office:value="327203" table:style-name="ce48">
            <text:p>327.203</text:p>
          </table:table-cell>
          <table:table-cell office:value-type="percentage" office:value="0.9695851742540752" table:style-name="ce49">
            <text:p>97,0%</text:p>
          </table:table-cell>
          <table:table-cell office:value-type="float" office:value="326643" table:style-name="ce48">
            <text:p>326.643</text:p>
          </table:table-cell>
          <table:table-cell office:value-type="percentage" office:value="0.93845672060310747" table:style-name="ce49">
            <text:p>93,8%</text:p>
          </table:table-cell>
          <table:table-cell office:value-type="float" office:value="212388" table:style-name="ce48">
            <text:p>212.388</text:p>
          </table:table-cell>
          <table:table-cell office:value-type="percentage" office:value="0.89375723273086882" table:style-name="ce49">
            <text:p>89,4%</text:p>
          </table:table-cell>
          <table:table-cell office:value-type="float" office:value="175737" table:style-name="ce48">
            <text:p>175.737</text:p>
          </table:table-cell>
          <table:table-cell office:value-type="percentage" office:value="0.88214742865748064" table:style-name="ce49">
            <text:p>88,2%</text:p>
          </table:table-cell>
          <table:table-cell office:value-type="float" office:value="160034" table:style-name="ce48">
            <text:p>160.034</text:p>
          </table:table-cell>
          <table:table-cell office:value-type="percentage" office:value="0.92603158254106943" table:style-name="ce49">
            <text:p>92,6%</text:p>
          </table:table-cell>
          <table:table-cell office:value-type="float" office:value="1861566" table:style-name="ce48">
            <text:p>1.861.566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20844617039329" table:style-name="ce49">
            <text:p>95,2%</text:p>
          </table:table-cell>
          <table:table-cell office:value-type="percentage" office:value="0.85162138571248192" table:style-name="ce49">
            <text:p>85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03" table:style-name="ce48">
            <text:p>2.403</text:p>
          </table:table-cell>
          <table:table-cell office:value-type="percentage" office:value="0.84702150158618261" table:style-name="ce49">
            <text:p>84,7%</text:p>
          </table:table-cell>
          <table:table-cell office:value-type="float" office:value="3924" table:style-name="ce48">
            <text:p>3.924</text:p>
          </table:table-cell>
          <table:table-cell office:value-type="percentage" office:value="0.89100817438692093" table:style-name="ce49">
            <text:p>89,1%</text:p>
          </table:table-cell>
          <table:table-cell office:value-type="float" office:value="7702" table:style-name="ce48">
            <text:p>7.702</text:p>
          </table:table-cell>
          <table:table-cell office:value-type="percentage" office:value="0.92472085484451916" table:style-name="ce49">
            <text:p>92,5%</text:p>
          </table:table-cell>
          <table:table-cell office:value-type="float" office:value="10659" table:style-name="ce48">
            <text:p>10.659</text:p>
          </table:table-cell>
          <table:table-cell office:value-type="percentage" office:value="0.92229817426667815" table:style-name="ce49">
            <text:p>92,2%</text:p>
          </table:table-cell>
          <table:table-cell office:value-type="float" office:value="11273" table:style-name="ce48">
            <text:p>11.273</text:p>
          </table:table-cell>
          <table:table-cell office:value-type="percentage" office:value="0.9122764425022255" table:style-name="ce49">
            <text:p>91,2%</text:p>
          </table:table-cell>
          <table:table-cell office:value-type="float" office:value="9467" table:style-name="ce48">
            <text:p>9.467</text:p>
          </table:table-cell>
          <table:table-cell office:value-type="percentage" office:value="0.83051144837266422" table:style-name="ce49">
            <text:p>83,1%</text:p>
          </table:table-cell>
          <table:table-cell office:value-type="float" office:value="9536" table:style-name="ce48">
            <text:p>9.536</text:p>
          </table:table-cell>
          <table:table-cell office:value-type="percentage" office:value="0.87768062586286244" table:style-name="ce49">
            <text:p>87,8%</text:p>
          </table:table-cell>
          <table:table-cell office:value-type="float" office:value="9144" table:style-name="ce48">
            <text:p>9.144</text:p>
          </table:table-cell>
          <table:table-cell office:value-type="percentage" office:value="0.98523865962719537" table:style-name="ce49">
            <text:p>98,5%</text:p>
          </table:table-cell>
          <table:table-cell office:value-type="float" office:value="64108" table:style-name="ce48">
            <text:p>64.108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0256092581903169" table:style-name="ce49">
            <text:p>90,3%</text:p>
          </table:table-cell>
          <table:table-cell office:value-type="percentage" office:value="0.76760420034244525" table:style-name="ce49">
            <text:p>76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99" table:style-name="ce48">
            <text:p>2.099</text:p>
          </table:table-cell>
          <table:table-cell office:value-type="percentage" office:value="0.8359219434488252" table:style-name="ce49">
            <text:p>83,6%</text:p>
          </table:table-cell>
          <table:table-cell office:value-type="float" office:value="3435" table:style-name="ce48">
            <text:p>3.435</text:p>
          </table:table-cell>
          <table:table-cell office:value-type="percentage" office:value="0.90323428871943201" table:style-name="ce49">
            <text:p>90,3%</text:p>
          </table:table-cell>
          <table:table-cell office:value-type="float" office:value="7529" table:style-name="ce48">
            <text:p>7.529</text:p>
          </table:table-cell>
          <table:table-cell office:value-type="percentage" office:value="0.94053716427232981" table:style-name="ce49">
            <text:p>94,1%</text:p>
          </table:table-cell>
          <table:table-cell office:value-type="float" office:value="10181" table:style-name="ce48">
            <text:p>10.181</text:p>
          </table:table-cell>
          <table:table-cell office:value-type="percentage" office:value="0.94259790760114803" table:style-name="ce49">
            <text:p>94,3%</text:p>
          </table:table-cell>
          <table:table-cell office:value-type="float" office:value="10696" table:style-name="ce48">
            <text:p>10.696</text:p>
          </table:table-cell>
          <table:table-cell office:value-type="percentage" office:value="0.97921816350819368" table:style-name="ce49">
            <text:p>97,9%</text:p>
          </table:table-cell>
          <table:table-cell office:value-type="float" office:value="9312" table:style-name="ce48">
            <text:p>9.312</text:p>
          </table:table-cell>
          <table:table-cell office:value-type="percentage" office:value="0.85025566106647188" table:style-name="ce49">
            <text:p>85,0%</text:p>
          </table:table-cell>
          <table:table-cell office:value-type="float" office:value="9715" table:style-name="ce48">
            <text:p>9.715</text:p>
          </table:table-cell>
          <table:table-cell office:value-type="percentage" office:value="0.83098109657001107" table:style-name="ce49">
            <text:p>83,1%</text:p>
          </table:table-cell>
          <table:table-cell office:value-type="float" office:value="8828" table:style-name="ce48">
            <text:p>8.828</text:p>
          </table:table-cell>
          <table:table-cell office:value-type="percentage" office:value="0.92150313152400831" table:style-name="ce49">
            <text:p>92,2%</text:p>
          </table:table-cell>
          <table:table-cell office:value-type="float" office:value="61795" table:style-name="ce48">
            <text:p>61.795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0520903524448482" table:style-name="ce49">
            <text:p>90,5%</text:p>
          </table:table-cell>
          <table:table-cell office:value-type="percentage" office:value="0.73546214086786799" table:style-name="ce49">
            <text:p>73,5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700" table:style-name="ce48">
            <text:p>3.700</text:p>
          </table:table-cell>
          <table:table-cell office:value-type="string" table:style-name="ce49">
            <text:p>-</text:p>
          </table:table-cell>
          <table:table-cell office:value-type="float" office:value="9675" table:style-name="ce48">
            <text:p>9.675</text:p>
          </table:table-cell>
          <table:table-cell office:value-type="string" table:style-name="ce49">
            <text:p>-</text:p>
          </table:table-cell>
          <table:table-cell office:value-type="float" office:value="22683" table:style-name="ce48">
            <text:p>22.683</text:p>
          </table:table-cell>
          <table:table-cell office:value-type="string" table:style-name="ce49">
            <text:p>-</text:p>
          </table:table-cell>
          <table:table-cell office:value-type="float" office:value="32668" table:style-name="ce48">
            <text:p>32.668</text:p>
          </table:table-cell>
          <table:table-cell office:value-type="string" table:style-name="ce49">
            <text:p>-</text:p>
          </table:table-cell>
          <table:table-cell office:value-type="float" office:value="25080" table:style-name="ce48">
            <text:p>25.080</text:p>
          </table:table-cell>
          <table:table-cell office:value-type="string" table:style-name="ce49">
            <text:p>-</text:p>
          </table:table-cell>
          <table:table-cell office:value-type="float" office:value="1231" table:style-name="ce48">
            <text:p>1.231</text:p>
          </table:table-cell>
          <table:table-cell office:value-type="string" table:style-name="ce49">
            <text:p>-</text:p>
          </table:table-cell>
          <table:table-cell office:value-type="float" office:value="95087" table:style-name="ce48">
            <text:p>95.087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21" table:style-name="ce51">
            <text:p>321</text:p>
          </table:table-cell>
          <table:table-cell office:value-type="string" table:style-name="ce52">
            <text:p>-</text:p>
          </table:table-cell>
          <table:table-cell office:value-type="float" office:value="924" table:style-name="ce51">
            <text:p>924</text:p>
          </table:table-cell>
          <table:table-cell office:value-type="string" table:style-name="ce52">
            <text:p>-</text:p>
          </table:table-cell>
          <table:table-cell office:value-type="float" office:value="1947" table:style-name="ce51">
            <text:p>1.947</text:p>
          </table:table-cell>
          <table:table-cell office:value-type="string" table:style-name="ce52">
            <text:p>-</text:p>
          </table:table-cell>
          <table:table-cell office:value-type="float" office:value="2410" table:style-name="ce51">
            <text:p>2.410</text:p>
          </table:table-cell>
          <table:table-cell office:value-type="string" table:style-name="ce52">
            <text:p>-</text:p>
          </table:table-cell>
          <table:table-cell office:value-type="float" office:value="2109" table:style-name="ce51">
            <text:p>2.109</text:p>
          </table:table-cell>
          <table:table-cell office:value-type="string" table:style-name="ce52">
            <text:p>-</text:p>
          </table:table-cell>
          <table:table-cell office:value-type="float" office:value="268" table:style-name="ce51">
            <text:p>268</text:p>
          </table:table-cell>
          <table:table-cell office:value-type="string" table:style-name="ce52">
            <text:p>-</text:p>
          </table:table-cell>
          <table:table-cell office:value-type="float" office:value="8064" table:style-name="ce51">
            <text:p>8.064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50224" table:style-name="ce55">
            <text:p>2.950.224</text:p>
          </table:table-cell>
          <table:table-cell office:value-type="percentage" office:value="1" table:style-name="ce56">
            <text:p>100,0%</text:p>
          </table:table-cell>
          <table:table-cell office:value-type="float" office:value="3967587" table:style-name="ce55">
            <text:p>3.967.587</text:p>
          </table:table-cell>
          <table:table-cell office:value-type="percentage" office:value="0.99268370000317752" table:style-name="ce56">
            <text:p>99,3%</text:p>
          </table:table-cell>
          <table:table-cell office:value-type="float" office:value="5335623" table:style-name="ce55">
            <text:p>5.335.623</text:p>
          </table:table-cell>
          <table:table-cell office:value-type="percentage" office:value="0.96876404861592769" table:style-name="ce56">
            <text:p>96,9%</text:p>
          </table:table-cell>
          <table:table-cell office:value-type="float" office:value="6769650" table:style-name="ce55">
            <text:p>6.769.650</text:p>
          </table:table-cell>
          <table:table-cell office:value-type="percentage" office:value="0.94949811451062416" table:style-name="ce56">
            <text:p>94,9%</text:p>
          </table:table-cell>
          <table:table-cell office:value-type="float" office:value="7134175" table:style-name="ce55">
            <text:p>7.134.175</text:p>
          </table:table-cell>
          <table:table-cell office:value-type="percentage" office:value="0.91267113123413035" table:style-name="ce56">
            <text:p>91,3%</text:p>
          </table:table-cell>
          <table:table-cell office:value-type="float" office:value="5127805" table:style-name="ce55">
            <text:p>5.127.805</text:p>
          </table:table-cell>
          <table:table-cell office:value-type="percentage" office:value="0.86297336595972418" table:style-name="ce56">
            <text:p>86,3%</text:p>
          </table:table-cell>
          <table:table-cell office:value-type="float" office:value="4248791" table:style-name="ce55">
            <text:p>4.248.791</text:p>
          </table:table-cell>
          <table:table-cell office:value-type="percentage" office:value="0.86276787681448563" table:style-name="ce56">
            <text:p>86,3%</text:p>
          </table:table-cell>
          <table:table-cell office:value-type="float" office:value="3651788" table:style-name="ce55">
            <text:p>3.651.788</text:p>
          </table:table-cell>
          <table:table-cell office:value-type="percentage" office:value="0.91662219669765932" table:style-name="ce56">
            <text:p>91,7%</text:p>
          </table:table-cell>
          <table:table-cell office:value-type="float" office:value="39185643" table:style-name="ce55">
            <text:p>39.185.643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88991903834708" table:style-name="ce56">
            <text:p>92,9%</text:p>
          </table:table-cell>
          <table:table-cell office:value-type="percentage" office:value="0.82672405530472703" table:style-name="ce56">
            <text:p>82,7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624" table:style-name="ce45">
            <text:p>430.624</text:p>
          </table:table-cell>
          <table:table-cell office:value-type="percentage" office:value="1" table:style-name="ce46">
            <text:p>100,0%</text:p>
          </table:table-cell>
          <table:table-cell office:value-type="float" office:value="652700" table:style-name="ce45">
            <text:p>652.700</text:p>
          </table:table-cell>
          <table:table-cell office:value-type="percentage" office:value="0.9975195736662168" table:style-name="ce46">
            <text:p>99,8%</text:p>
          </table:table-cell>
          <table:table-cell office:value-type="float" office:value="930731" table:style-name="ce45">
            <text:p>930.731</text:p>
          </table:table-cell>
          <table:table-cell office:value-type="percentage" office:value="0.97130331058650909" table:style-name="ce46">
            <text:p>97,1%</text:p>
          </table:table-cell>
          <table:table-cell office:value-type="float" office:value="1219698" table:style-name="ce45">
            <text:p>1.219.698</text:p>
          </table:table-cell>
          <table:table-cell office:value-type="percentage" office:value="0.94727129965959689" table:style-name="ce46">
            <text:p>94,7%</text:p>
          </table:table-cell>
          <table:table-cell office:value-type="float" office:value="1262280" table:style-name="ce45">
            <text:p>1.262.280</text:p>
          </table:table-cell>
          <table:table-cell office:value-type="percentage" office:value="0.91183065382970607" table:style-name="ce46">
            <text:p>91,2%</text:p>
          </table:table-cell>
          <table:table-cell office:value-type="float" office:value="945335" table:style-name="ce45">
            <text:p>945.335</text:p>
          </table:table-cell>
          <table:table-cell office:value-type="percentage" office:value="0.85801249440674254" table:style-name="ce46">
            <text:p>85,8%</text:p>
          </table:table-cell>
          <table:table-cell office:value-type="float" office:value="785104" table:style-name="ce45">
            <text:p>785.104</text:p>
          </table:table-cell>
          <table:table-cell office:value-type="percentage" office:value="0.84774195777616534" table:style-name="ce46">
            <text:p>84,8%</text:p>
          </table:table-cell>
          <table:table-cell office:value-type="float" office:value="694147" table:style-name="ce45">
            <text:p>694.147</text:p>
          </table:table-cell>
          <table:table-cell office:value-type="percentage" office:value="0.89816988119237207" table:style-name="ce46">
            <text:p>89,8%</text:p>
          </table:table-cell>
          <table:table-cell office:value-type="float" office:value="6920619" table:style-name="ce45">
            <text:p>6.920.619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2176536909605145" table:style-name="ce46">
            <text:p>92,2%</text:p>
          </table:table-cell>
          <table:table-cell office:value-type="percentage" office:value="0.81397816593013328" table:style-name="ce46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508" table:style-name="ce48">
            <text:p>100.508</text:p>
          </table:table-cell>
          <table:table-cell office:value-type="percentage" office:value="1" table:style-name="ce49">
            <text:p>100,0%</text:p>
          </table:table-cell>
          <table:table-cell office:value-type="float" office:value="119191" table:style-name="ce48">
            <text:p>119.191</text:p>
          </table:table-cell>
          <table:table-cell office:value-type="percentage" office:value="0.99637199582027169" table:style-name="ce49">
            <text:p>99,6%</text:p>
          </table:table-cell>
          <table:table-cell office:value-type="float" office:value="154480" table:style-name="ce48">
            <text:p>154.480</text:p>
          </table:table-cell>
          <table:table-cell office:value-type="percentage" office:value="0.95765916558179898" table:style-name="ce49">
            <text:p>95,8%</text:p>
          </table:table-cell>
          <table:table-cell office:value-type="float" office:value="186802" table:style-name="ce48">
            <text:p>186.802</text:p>
          </table:table-cell>
          <table:table-cell office:value-type="percentage" office:value="0.92950191570881224" table:style-name="ce49">
            <text:p>93,0%</text:p>
          </table:table-cell>
          <table:table-cell office:value-type="float" office:value="189785" table:style-name="ce48">
            <text:p>189.785</text:p>
          </table:table-cell>
          <table:table-cell office:value-type="percentage" office:value="0.88835267299203791" table:style-name="ce49">
            <text:p>88,8%</text:p>
          </table:table-cell>
          <table:table-cell office:value-type="float" office:value="128518" table:style-name="ce48">
            <text:p>128.518</text:p>
          </table:table-cell>
          <table:table-cell office:value-type="percentage" office:value="0.81197639596153603" table:style-name="ce49">
            <text:p>81,2%</text:p>
          </table:table-cell>
          <table:table-cell office:value-type="float" office:value="106884" table:style-name="ce48">
            <text:p>106.884</text:p>
          </table:table-cell>
          <table:table-cell office:value-type="percentage" office:value="0.81716845823330631" table:style-name="ce49">
            <text:p>81,7%</text:p>
          </table:table-cell>
          <table:table-cell office:value-type="float" office:value="90627" table:style-name="ce48">
            <text:p>90.627</text:p>
          </table:table-cell>
          <table:table-cell office:value-type="percentage" office:value="0.84668852826592678" table:style-name="ce49">
            <text:p>84,7%</text:p>
          </table:table-cell>
          <table:table-cell office:value-type="float" office:value="1076795" table:style-name="ce48">
            <text:p>1.076.795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0532012564233633" table:style-name="ce49">
            <text:p>90,5%</text:p>
          </table:table-cell>
          <table:table-cell office:value-type="percentage" office:value="0.80893118869414249" table:style-name="ce49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421" table:style-name="ce48">
            <text:p>88.421</text:p>
          </table:table-cell>
          <table:table-cell office:value-type="percentage" office:value="1" table:style-name="ce49">
            <text:p>100,0%</text:p>
          </table:table-cell>
          <table:table-cell office:value-type="float" office:value="114272" table:style-name="ce48">
            <text:p>114.272</text:p>
          </table:table-cell>
          <table:table-cell office:value-type="percentage" office:value="1" table:style-name="ce49">
            <text:p>100,0%</text:p>
          </table:table-cell>
          <table:table-cell office:value-type="float" office:value="148161" table:style-name="ce48">
            <text:p>148.161</text:p>
          </table:table-cell>
          <table:table-cell office:value-type="percentage" office:value="0.97480755312849532" table:style-name="ce49">
            <text:p>97,5%</text:p>
          </table:table-cell>
          <table:table-cell office:value-type="float" office:value="153327" table:style-name="ce48">
            <text:p>153.327</text:p>
          </table:table-cell>
          <table:table-cell office:value-type="percentage" office:value="0.94597829507104381" table:style-name="ce49">
            <text:p>94,6%</text:p>
          </table:table-cell>
          <table:table-cell office:value-type="float" office:value="151257" table:style-name="ce48">
            <text:p>151.257</text:p>
          </table:table-cell>
          <table:table-cell office:value-type="percentage" office:value="0.9116260848601736" table:style-name="ce49">
            <text:p>91,2%</text:p>
          </table:table-cell>
          <table:table-cell office:value-type="float" office:value="91259" table:style-name="ce48">
            <text:p>91.259</text:p>
          </table:table-cell>
          <table:table-cell office:value-type="percentage" office:value="0.84039192934957774" table:style-name="ce49">
            <text:p>84,0%</text:p>
          </table:table-cell>
          <table:table-cell office:value-type="float" office:value="66752" table:style-name="ce48">
            <text:p>66.752</text:p>
          </table:table-cell>
          <table:table-cell office:value-type="percentage" office:value="0.84238156533151609" table:style-name="ce49">
            <text:p>84,2%</text:p>
          </table:table-cell>
          <table:table-cell office:value-type="float" office:value="60917" table:style-name="ce48">
            <text:p>60.917</text:p>
          </table:table-cell>
          <table:table-cell office:value-type="percentage" office:value="0.93350802991295823" table:style-name="ce49">
            <text:p>93,4%</text:p>
          </table:table-cell>
          <table:table-cell office:value-type="float" office:value="874366" table:style-name="ce48">
            <text:p>874.366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3972681947494052" table:style-name="ce49">
            <text:p>94,0%</text:p>
          </table:table-cell>
          <table:table-cell office:value-type="percentage" office:value="0.86323970346207723" table:style-name="ce49">
            <text:p>86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368" table:style-name="ce48">
            <text:p>51.368</text:p>
          </table:table-cell>
          <table:table-cell office:value-type="percentage" office:value="0.95776853802696105" table:style-name="ce49">
            <text:p>95,8%</text:p>
          </table:table-cell>
          <table:table-cell office:value-type="float" office:value="79604" table:style-name="ce48">
            <text:p>79.604</text:p>
          </table:table-cell>
          <table:table-cell office:value-type="percentage" office:value="0.91253410367517251" table:style-name="ce49">
            <text:p>91,3%</text:p>
          </table:table-cell>
          <table:table-cell office:value-type="float" office:value="111710" table:style-name="ce48">
            <text:p>111.710</text:p>
          </table:table-cell>
          <table:table-cell office:value-type="percentage" office:value="0.87689276490858992" table:style-name="ce49">
            <text:p>87,7%</text:p>
          </table:table-cell>
          <table:table-cell office:value-type="float" office:value="152490" table:style-name="ce48">
            <text:p>152.490</text:p>
          </table:table-cell>
          <table:table-cell office:value-type="percentage" office:value="0.85905987335782052" table:style-name="ce49">
            <text:p>85,9%</text:p>
          </table:table-cell>
          <table:table-cell office:value-type="float" office:value="172122" table:style-name="ce48">
            <text:p>172.122</text:p>
          </table:table-cell>
          <table:table-cell office:value-type="percentage" office:value="0.79456936705705306" table:style-name="ce49">
            <text:p>79,5%</text:p>
          </table:table-cell>
          <table:table-cell office:value-type="float" office:value="132685" table:style-name="ce48">
            <text:p>132.685</text:p>
          </table:table-cell>
          <table:table-cell office:value-type="percentage" office:value="0.7209299798421055" table:style-name="ce49">
            <text:p>72,1%</text:p>
          </table:table-cell>
          <table:table-cell office:value-type="float" office:value="102144" table:style-name="ce48">
            <text:p>102.144</text:p>
          </table:table-cell>
          <table:table-cell office:value-type="percentage" office:value="0.74441926056568986" table:style-name="ce49">
            <text:p>74,4%</text:p>
          </table:table-cell>
          <table:table-cell office:value-type="float" office:value="80329" table:style-name="ce48">
            <text:p>80.329</text:p>
          </table:table-cell>
          <table:table-cell office:value-type="percentage" office:value="0.80703464073300113" table:style-name="ce49">
            <text:p>80,7%</text:p>
          </table:table-cell>
          <table:table-cell office:value-type="float" office:value="882452" table:style-name="ce48">
            <text:p>882.452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1468112154226369" table:style-name="ce49">
            <text:p>81,5%</text:p>
          </table:table-cell>
          <table:table-cell office:value-type="percentage" office:value="0.72345473550449879" table:style-name="ce49">
            <text:p>72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614" table:style-name="ce48">
            <text:p>92.614</text:p>
          </table:table-cell>
          <table:table-cell office:value-type="percentage" office:value="0.92279946593332141" table:style-name="ce49">
            <text:p>92,3%</text:p>
          </table:table-cell>
          <table:table-cell office:value-type="float" office:value="151434" table:style-name="ce48">
            <text:p>151.434</text:p>
          </table:table-cell>
          <table:table-cell office:value-type="percentage" office:value="0.90437514183677126" table:style-name="ce49">
            <text:p>90,4%</text:p>
          </table:table-cell>
          <table:table-cell office:value-type="float" office:value="223473" table:style-name="ce48">
            <text:p>223.473</text:p>
          </table:table-cell>
          <table:table-cell office:value-type="percentage" office:value="0.88836636123312995" table:style-name="ce49">
            <text:p>88,8%</text:p>
          </table:table-cell>
          <table:table-cell office:value-type="float" office:value="322282" table:style-name="ce48">
            <text:p>322.282</text:p>
          </table:table-cell>
          <table:table-cell office:value-type="percentage" office:value="0.87517888808327016" table:style-name="ce49">
            <text:p>87,5%</text:p>
          </table:table-cell>
          <table:table-cell office:value-type="float" office:value="319923" table:style-name="ce48">
            <text:p>319.923</text:p>
          </table:table-cell>
          <table:table-cell office:value-type="percentage" office:value="0.81177097474023419" table:style-name="ce49">
            <text:p>81,2%</text:p>
          </table:table-cell>
          <table:table-cell office:value-type="float" office:value="231371" table:style-name="ce48">
            <text:p>231.371</text:p>
          </table:table-cell>
          <table:table-cell office:value-type="percentage" office:value="0.73953052783655415" table:style-name="ce49">
            <text:p>74,0%</text:p>
          </table:table-cell>
          <table:table-cell office:value-type="float" office:value="188583" table:style-name="ce48">
            <text:p>188.583</text:p>
          </table:table-cell>
          <table:table-cell office:value-type="percentage" office:value="0.74049656223127092" table:style-name="ce49">
            <text:p>74,0%</text:p>
          </table:table-cell>
          <table:table-cell office:value-type="float" office:value="156500" table:style-name="ce48">
            <text:p>156.500</text:p>
          </table:table-cell>
          <table:table-cell office:value-type="percentage" office:value="0.84932027243372321" table:style-name="ce49">
            <text:p>84,9%</text:p>
          </table:table-cell>
          <table:table-cell office:value-type="float" office:value="1686180" table:style-name="ce48">
            <text:p>1.686.180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2919558419346229" table:style-name="ce49">
            <text:p>82,9%</text:p>
          </table:table-cell>
          <table:table-cell office:value-type="percentage" office:value="0.75129357070962932" table:style-name="ce49">
            <text:p>75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50" table:style-name="ce48">
            <text:p>42.250</text:p>
          </table:table-cell>
          <table:table-cell office:value-type="percentage" office:value="1" table:style-name="ce49">
            <text:p>100,0%</text:p>
          </table:table-cell>
          <table:table-cell office:value-type="float" office:value="56063" table:style-name="ce48">
            <text:p>56.063</text:p>
          </table:table-cell>
          <table:table-cell office:value-type="percentage" office:value="1" table:style-name="ce49">
            <text:p>100,0%</text:p>
          </table:table-cell>
          <table:table-cell office:value-type="float" office:value="77021" table:style-name="ce48">
            <text:p>77.021</text:p>
          </table:table-cell>
          <table:table-cell office:value-type="percentage" office:value="0.97178798087235196" table:style-name="ce49">
            <text:p>97,2%</text:p>
          </table:table-cell>
          <table:table-cell office:value-type="float" office:value="84870" table:style-name="ce48">
            <text:p>84.870</text:p>
          </table:table-cell>
          <table:table-cell office:value-type="percentage" office:value="0.93294492689897768" table:style-name="ce49">
            <text:p>93,3%</text:p>
          </table:table-cell>
          <table:table-cell office:value-type="float" office:value="88947" table:style-name="ce48">
            <text:p>88.947</text:p>
          </table:table-cell>
          <table:table-cell office:value-type="percentage" office:value="0.91334483395970678" table:style-name="ce49">
            <text:p>91,3%</text:p>
          </table:table-cell>
          <table:table-cell office:value-type="float" office:value="56218" table:style-name="ce48">
            <text:p>56.218</text:p>
          </table:table-cell>
          <table:table-cell office:value-type="percentage" office:value="0.83710056880788586" table:style-name="ce49">
            <text:p>83,7%</text:p>
          </table:table-cell>
          <table:table-cell office:value-type="float" office:value="42659" table:style-name="ce48">
            <text:p>42.659</text:p>
          </table:table-cell>
          <table:table-cell office:value-type="percentage" office:value="0.83853910718848901" table:style-name="ce49">
            <text:p>83,9%</text:p>
          </table:table-cell>
          <table:table-cell office:value-type="float" office:value="41676" table:style-name="ce48">
            <text:p>41.676</text:p>
          </table:table-cell>
          <table:table-cell office:value-type="percentage" office:value="0.92034538347724315" table:style-name="ce49">
            <text:p>92,0%</text:p>
          </table:table-cell>
          <table:table-cell office:value-type="float" office:value="489704" table:style-name="ce48">
            <text:p>489.704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2912029324823264" table:style-name="ce49">
            <text:p>92,9%</text:p>
          </table:table-cell>
          <table:table-cell office:value-type="percentage" office:value="0.83902990636591823" table:style-name="ce49">
            <text:p>83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037" table:style-name="ce48">
            <text:p>228.037</text:p>
          </table:table-cell>
          <table:table-cell office:value-type="percentage" office:value="1" table:style-name="ce49">
            <text:p>100,0%</text:p>
          </table:table-cell>
          <table:table-cell office:value-type="float" office:value="250554" table:style-name="ce48">
            <text:p>250.554</text:p>
          </table:table-cell>
          <table:table-cell office:value-type="percentage" office:value="1" table:style-name="ce49">
            <text:p>100,0%</text:p>
          </table:table-cell>
          <table:table-cell office:value-type="float" office:value="322620" table:style-name="ce48">
            <text:p>322.620</text:p>
          </table:table-cell>
          <table:table-cell office:value-type="percentage" office:value="0.98587288345358037" table:style-name="ce49">
            <text:p>98,6%</text:p>
          </table:table-cell>
          <table:table-cell office:value-type="float" office:value="353516" table:style-name="ce48">
            <text:p>353.516</text:p>
          </table:table-cell>
          <table:table-cell office:value-type="percentage" office:value="0.92736940685146763" table:style-name="ce49">
            <text:p>92,7%</text:p>
          </table:table-cell>
          <table:table-cell office:value-type="float" office:value="321852" table:style-name="ce48">
            <text:p>321.852</text:p>
          </table:table-cell>
          <table:table-cell office:value-type="percentage" office:value="0.89353196262097379" table:style-name="ce49">
            <text:p>89,4%</text:p>
          </table:table-cell>
          <table:table-cell office:value-type="float" office:value="214203" table:style-name="ce48">
            <text:p>214.203</text:p>
          </table:table-cell>
          <table:table-cell office:value-type="percentage" office:value="0.82735166201883337" table:style-name="ce49">
            <text:p>82,7%</text:p>
          </table:table-cell>
          <table:table-cell office:value-type="float" office:value="175299" table:style-name="ce48">
            <text:p>175.299</text:p>
          </table:table-cell>
          <table:table-cell office:value-type="percentage" office:value="0.82774496054849633" table:style-name="ce49">
            <text:p>82,8%</text:p>
          </table:table-cell>
          <table:table-cell office:value-type="float" office:value="146152" table:style-name="ce48">
            <text:p>146.152</text:p>
          </table:table-cell>
          <table:table-cell office:value-type="percentage" office:value="0.86892828689996315" table:style-name="ce49">
            <text:p>86,9%</text:p>
          </table:table-cell>
          <table:table-cell office:value-type="float" office:value="2012233" table:style-name="ce48">
            <text:p>2.012.233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263788994217248" table:style-name="ce49">
            <text:p>92,6%</text:p>
          </table:table-cell>
          <table:table-cell office:value-type="percentage" office:value="0.84312062645156449" table:style-name="ce49">
            <text:p>84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6952" table:style-name="ce48">
            <text:p>136.952</text:p>
          </table:table-cell>
          <table:table-cell office:value-type="percentage" office:value="1" table:style-name="ce49">
            <text:p>100,0%</text:p>
          </table:table-cell>
          <table:table-cell office:value-type="float" office:value="157897" table:style-name="ce48">
            <text:p>157.897</text:p>
          </table:table-cell>
          <table:table-cell office:value-type="percentage" office:value="1" table:style-name="ce49">
            <text:p>100,0%</text:p>
          </table:table-cell>
          <table:table-cell office:value-type="float" office:value="220081" table:style-name="ce48">
            <text:p>220.081</text:p>
          </table:table-cell>
          <table:table-cell office:value-type="percentage" office:value="0.96514901678741205" table:style-name="ce49">
            <text:p>96,5%</text:p>
          </table:table-cell>
          <table:table-cell office:value-type="float" office:value="283742" table:style-name="ce48">
            <text:p>283.742</text:p>
          </table:table-cell>
          <table:table-cell office:value-type="percentage" office:value="0.91116127768483046" table:style-name="ce49">
            <text:p>91,1%</text:p>
          </table:table-cell>
          <table:table-cell office:value-type="float" office:value="283714" table:style-name="ce48">
            <text:p>283.714</text:p>
          </table:table-cell>
          <table:table-cell office:value-type="percentage" office:value="0.85796885820473512" table:style-name="ce49">
            <text:p>85,8%</text:p>
          </table:table-cell>
          <table:table-cell office:value-type="float" office:value="203807" table:style-name="ce48">
            <text:p>203.807</text:p>
          </table:table-cell>
          <table:table-cell office:value-type="percentage" office:value="0.79071274214261056" table:style-name="ce49">
            <text:p>79,1%</text:p>
          </table:table-cell>
          <table:table-cell office:value-type="float" office:value="171558" table:style-name="ce48">
            <text:p>171.558</text:p>
          </table:table-cell>
          <table:table-cell office:value-type="percentage" office:value="0.78339848030978299" table:style-name="ce49">
            <text:p>78,3%</text:p>
          </table:table-cell>
          <table:table-cell office:value-type="float" office:value="151731" table:style-name="ce48">
            <text:p>151.731</text:p>
          </table:table-cell>
          <table:table-cell office:value-type="percentage" office:value="0.85330341476582539" table:style-name="ce49">
            <text:p>85,3%</text:p>
          </table:table-cell>
          <table:table-cell office:value-type="float" office:value="1609482" table:style-name="ce48">
            <text:p>1.609.482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88623861697874873" table:style-name="ce49">
            <text:p>88,6%</text:p>
          </table:table-cell>
          <table:table-cell office:value-type="percentage" office:value="0.78562823626807043" table:style-name="ce49">
            <text:p>78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416" table:style-name="ce48">
            <text:p>455.416</text:p>
          </table:table-cell>
          <table:table-cell office:value-type="percentage" office:value="1" table:style-name="ce49">
            <text:p>100,0%</text:p>
          </table:table-cell>
          <table:table-cell office:value-type="float" office:value="618095" table:style-name="ce48">
            <text:p>618.095</text:p>
          </table:table-cell>
          <table:table-cell office:value-type="percentage" office:value="0.97225106018850593" table:style-name="ce49">
            <text:p>97,2%</text:p>
          </table:table-cell>
          <table:table-cell office:value-type="float" office:value="798489" table:style-name="ce48">
            <text:p>798.489</text:p>
          </table:table-cell>
          <table:table-cell office:value-type="percentage" office:value="0.93666156784174248" table:style-name="ce49">
            <text:p>93,7%</text:p>
          </table:table-cell>
          <table:table-cell office:value-type="float" office:value="1035566" table:style-name="ce48">
            <text:p>1.035.566</text:p>
          </table:table-cell>
          <table:table-cell office:value-type="percentage" office:value="0.9436532315899111" table:style-name="ce49">
            <text:p>94,4%</text:p>
          </table:table-cell>
          <table:table-cell office:value-type="float" office:value="1149491" table:style-name="ce48">
            <text:p>1.149.491</text:p>
          </table:table-cell>
          <table:table-cell office:value-type="percentage" office:value="0.90118695757841838" table:style-name="ce49">
            <text:p>90,1%</text:p>
          </table:table-cell>
          <table:table-cell office:value-type="float" office:value="809453" table:style-name="ce48">
            <text:p>809.453</text:p>
          </table:table-cell>
          <table:table-cell office:value-type="percentage" office:value="0.83739866836052756" table:style-name="ce49">
            <text:p>83,7%</text:p>
          </table:table-cell>
          <table:table-cell office:value-type="float" office:value="673348" table:style-name="ce48">
            <text:p>673.348</text:p>
          </table:table-cell>
          <table:table-cell office:value-type="percentage" office:value="0.81219324792623837" table:style-name="ce49">
            <text:p>81,2%</text:p>
          </table:table-cell>
          <table:table-cell office:value-type="float" office:value="571376" table:style-name="ce48">
            <text:p>571.376</text:p>
          </table:table-cell>
          <table:table-cell office:value-type="percentage" office:value="0.85106864691679462" table:style-name="ce49">
            <text:p>85,1%</text:p>
          </table:table-cell>
          <table:table-cell office:value-type="float" office:value="6111234" table:style-name="ce48">
            <text:p>6.111.234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010411337320311" table:style-name="ce49">
            <text:p>90,1%</text:p>
          </table:table-cell>
          <table:table-cell office:value-type="percentage" office:value="0.79664091381160285" table:style-name="ce49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5067" table:style-name="ce48">
            <text:p>295.067</text:p>
          </table:table-cell>
          <table:table-cell office:value-type="percentage" office:value="1" table:style-name="ce49">
            <text:p>100,0%</text:p>
          </table:table-cell>
          <table:table-cell office:value-type="float" office:value="434882" table:style-name="ce48">
            <text:p>434.882</text:p>
          </table:table-cell>
          <table:table-cell office:value-type="percentage" office:value="0.98887160736374879" table:style-name="ce49">
            <text:p>98,9%</text:p>
          </table:table-cell>
          <table:table-cell office:value-type="float" office:value="572393" table:style-name="ce48">
            <text:p>572.393</text:p>
          </table:table-cell>
          <table:table-cell office:value-type="percentage" office:value="0.9585574572127139" table:style-name="ce49">
            <text:p>95,9%</text:p>
          </table:table-cell>
          <table:table-cell office:value-type="float" office:value="717853" table:style-name="ce48">
            <text:p>717.853</text:p>
          </table:table-cell>
          <table:table-cell office:value-type="percentage" office:value="0.94169850032008562" table:style-name="ce49">
            <text:p>94,2%</text:p>
          </table:table-cell>
          <table:table-cell office:value-type="float" office:value="759322" table:style-name="ce48">
            <text:p>759.322</text:p>
          </table:table-cell>
          <table:table-cell office:value-type="percentage" office:value="0.90317738422762317" table:style-name="ce49">
            <text:p>90,3%</text:p>
          </table:table-cell>
          <table:table-cell office:value-type="float" office:value="518948" table:style-name="ce48">
            <text:p>518.948</text:p>
          </table:table-cell>
          <table:table-cell office:value-type="percentage" office:value="0.84530094262942623" table:style-name="ce49">
            <text:p>84,5%</text:p>
          </table:table-cell>
          <table:table-cell office:value-type="float" office:value="435309" table:style-name="ce48">
            <text:p>435.309</text:p>
          </table:table-cell>
          <table:table-cell office:value-type="percentage" office:value="0.84893120347600204" table:style-name="ce49">
            <text:p>84,9%</text:p>
          </table:table-cell>
          <table:table-cell office:value-type="float" office:value="389865" table:style-name="ce48">
            <text:p>389.865</text:p>
          </table:table-cell>
          <table:table-cell office:value-type="percentage" office:value="0.90086166060877748" table:style-name="ce49">
            <text:p>90,1%</text:p>
          </table:table-cell>
          <table:table-cell office:value-type="float" office:value="4123639" table:style-name="ce48">
            <text:p>4.123.639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1799090210074474" table:style-name="ce49">
            <text:p>91,8%</text:p>
          </table:table-cell>
          <table:table-cell office:value-type="percentage" office:value="0.81704026811728447" table:style-name="ce4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56" table:style-name="ce48">
            <text:p>77.656</text:p>
          </table:table-cell>
          <table:table-cell office:value-type="percentage" office:value="1" table:style-name="ce49">
            <text:p>100,0%</text:p>
          </table:table-cell>
          <table:table-cell office:value-type="float" office:value="95736" table:style-name="ce48">
            <text:p>95.736</text:p>
          </table:table-cell>
          <table:table-cell office:value-type="percentage" office:value="1" table:style-name="ce49">
            <text:p>100,0%</text:p>
          </table:table-cell>
          <table:table-cell office:value-type="float" office:value="132518" table:style-name="ce48">
            <text:p>132.518</text:p>
          </table:table-cell>
          <table:table-cell office:value-type="percentage" office:value="1.014026093277729" table:style-name="ce49">
            <text:p>101,4%</text:p>
          </table:table-cell>
          <table:table-cell office:value-type="float" office:value="161393" table:style-name="ce48">
            <text:p>161.393</text:p>
          </table:table-cell>
          <table:table-cell office:value-type="percentage" office:value="0.96094145385911534" table:style-name="ce49">
            <text:p>96,1%</text:p>
          </table:table-cell>
          <table:table-cell office:value-type="float" office:value="145809" table:style-name="ce48">
            <text:p>145.809</text:p>
          </table:table-cell>
          <table:table-cell office:value-type="percentage" office:value="0.9255598720292505" table:style-name="ce49">
            <text:p>92,6%</text:p>
          </table:table-cell>
          <table:table-cell office:value-type="float" office:value="112786" table:style-name="ce48">
            <text:p>112.786</text:p>
          </table:table-cell>
          <table:table-cell office:value-type="percentage" office:value="0.86864034749926833" table:style-name="ce49">
            <text:p>86,9%</text:p>
          </table:table-cell>
          <table:table-cell office:value-type="float" office:value="93037" table:style-name="ce48">
            <text:p>93.037</text:p>
          </table:table-cell>
          <table:table-cell office:value-type="percentage" office:value="0.82695145147814342" table:style-name="ce49">
            <text:p>82,7%</text:p>
          </table:table-cell>
          <table:table-cell office:value-type="float" office:value="78332" table:style-name="ce48">
            <text:p>78.332</text:p>
          </table:table-cell>
          <table:table-cell office:value-type="percentage" office:value="0.91392969233102705" table:style-name="ce49">
            <text:p>91,4%</text:p>
          </table:table-cell>
          <table:table-cell office:value-type="float" office:value="897267" table:style-name="ce48">
            <text:p>897.267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4460095379464992" table:style-name="ce49">
            <text:p>94,5%</text:p>
          </table:table-cell>
          <table:table-cell office:value-type="percentage" office:value="0.84807925149267627" table:style-name="ce49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601" table:style-name="ce48">
            <text:p>241.601</text:p>
          </table:table-cell>
          <table:table-cell office:value-type="percentage" office:value="1" table:style-name="ce49">
            <text:p>100,0%</text:p>
          </table:table-cell>
          <table:table-cell office:value-type="float" office:value="291230" table:style-name="ce48">
            <text:p>291.230</text:p>
          </table:table-cell>
          <table:table-cell office:value-type="percentage" office:value="0.99740058700841472" table:style-name="ce49">
            <text:p>99,7%</text:p>
          </table:table-cell>
          <table:table-cell office:value-type="float" office:value="347527" table:style-name="ce48">
            <text:p>347.527</text:p>
          </table:table-cell>
          <table:table-cell office:value-type="percentage" office:value="0.98291973775758978" table:style-name="ce49">
            <text:p>98,3%</text:p>
          </table:table-cell>
          <table:table-cell office:value-type="float" office:value="392191" table:style-name="ce48">
            <text:p>392.191</text:p>
          </table:table-cell>
          <table:table-cell office:value-type="percentage" office:value="0.95843352883675459" table:style-name="ce49">
            <text:p>95,8%</text:p>
          </table:table-cell>
          <table:table-cell office:value-type="float" office:value="410260" table:style-name="ce48">
            <text:p>410.260</text:p>
          </table:table-cell>
          <table:table-cell office:value-type="percentage" office:value="0.92643568626831097" table:style-name="ce49">
            <text:p>92,6%</text:p>
          </table:table-cell>
          <table:table-cell office:value-type="float" office:value="266071" table:style-name="ce48">
            <text:p>266.071</text:p>
          </table:table-cell>
          <table:table-cell office:value-type="percentage" office:value="0.86219288524228932" table:style-name="ce49">
            <text:p>86,2%</text:p>
          </table:table-cell>
          <table:table-cell office:value-type="float" office:value="200968" table:style-name="ce48">
            <text:p>200.968</text:p>
          </table:table-cell>
          <table:table-cell office:value-type="percentage" office:value="0.87240082999800317" table:style-name="ce49">
            <text:p>87,2%</text:p>
          </table:table-cell>
          <table:table-cell office:value-type="float" office:value="173799" table:style-name="ce48">
            <text:p>173.799</text:p>
          </table:table-cell>
          <table:table-cell office:value-type="percentage" office:value="0.94793939261715687" table:style-name="ce49">
            <text:p>94,8%</text:p>
          </table:table-cell>
          <table:table-cell office:value-type="float" office:value="2323647" table:style-name="ce48">
            <text:p>2.323.647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4606142109101032" table:style-name="ce49">
            <text:p>94,6%</text:p>
          </table:table-cell>
          <table:table-cell office:value-type="percentage" office:value="0.86160691110751852" table:style-name="ce49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262" table:style-name="ce48">
            <text:p>23.262</text:p>
          </table:table-cell>
          <table:table-cell office:value-type="percentage" office:value="1" table:style-name="ce49">
            <text:p>100,0%</text:p>
          </table:table-cell>
          <table:table-cell office:value-type="float" office:value="28653" table:style-name="ce48">
            <text:p>28.653</text:p>
          </table:table-cell>
          <table:table-cell office:value-type="percentage" office:value="1" table:style-name="ce49">
            <text:p>100,0%</text:p>
          </table:table-cell>
          <table:table-cell office:value-type="float" office:value="38082" table:style-name="ce48">
            <text:p>38.082</text:p>
          </table:table-cell>
          <table:table-cell office:value-type="percentage" office:value="0.98622261355984875" table:style-name="ce49">
            <text:p>98,6%</text:p>
          </table:table-cell>
          <table:table-cell office:value-type="float" office:value="45303" table:style-name="ce48">
            <text:p>45.303</text:p>
          </table:table-cell>
          <table:table-cell office:value-type="percentage" office:value="0.95374736842105268" table:style-name="ce49">
            <text:p>95,4%</text:p>
          </table:table-cell>
          <table:table-cell office:value-type="float" office:value="47640" table:style-name="ce48">
            <text:p>47.640</text:p>
          </table:table-cell>
          <table:table-cell office:value-type="percentage" office:value="0.92104245611321633" table:style-name="ce49">
            <text:p>92,1%</text:p>
          </table:table-cell>
          <table:table-cell office:value-type="float" office:value="31690" table:style-name="ce48">
            <text:p>31.690</text:p>
          </table:table-cell>
          <table:table-cell office:value-type="percentage" office:value="0.85565395831083269" table:style-name="ce49">
            <text:p>85,6%</text:p>
          </table:table-cell>
          <table:table-cell office:value-type="float" office:value="24679" table:style-name="ce48">
            <text:p>24.679</text:p>
          </table:table-cell>
          <table:table-cell office:value-type="percentage" office:value="0.81810647749121523" table:style-name="ce49">
            <text:p>81,8%</text:p>
          </table:table-cell>
          <table:table-cell office:value-type="float" office:value="22923" table:style-name="ce48">
            <text:p>22.923</text:p>
          </table:table-cell>
          <table:table-cell office:value-type="percentage" office:value="0.88216278622282085" table:style-name="ce49">
            <text:p>88,2%</text:p>
          </table:table-cell>
          <table:table-cell office:value-type="float" office:value="262232" table:style-name="ce48">
            <text:p>262.232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31621897193041" table:style-name="ce49">
            <text:p>93,2%</text:p>
          </table:table-cell>
          <table:table-cell office:value-type="percentage" office:value="0.82938616466777992" table:style-name="ce49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2882" table:style-name="ce48">
            <text:p>372.882</text:p>
          </table:table-cell>
          <table:table-cell office:value-type="percentage" office:value="1" table:style-name="ce49">
            <text:p>100,0%</text:p>
          </table:table-cell>
          <table:table-cell office:value-type="float" office:value="511598" table:style-name="ce48">
            <text:p>511.598</text:p>
          </table:table-cell>
          <table:table-cell office:value-type="percentage" office:value="0.97068209847263065" table:style-name="ce49">
            <text:p>97,1%</text:p>
          </table:table-cell>
          <table:table-cell office:value-type="float" office:value="683811" table:style-name="ce48">
            <text:p>683.811</text:p>
          </table:table-cell>
          <table:table-cell office:value-type="percentage" office:value="0.94913374547857055" table:style-name="ce49">
            <text:p>94,9%</text:p>
          </table:table-cell>
          <table:table-cell office:value-type="float" office:value="944276" table:style-name="ce48">
            <text:p>944.276</text:p>
          </table:table-cell>
          <table:table-cell office:value-type="percentage" office:value="0.95404638907047068" table:style-name="ce49">
            <text:p>95,4%</text:p>
          </table:table-cell>
          <table:table-cell office:value-type="float" office:value="1035399" table:style-name="ce48">
            <text:p>1.035.399</text:p>
          </table:table-cell>
          <table:table-cell office:value-type="percentage" office:value="0.89564830761751613" table:style-name="ce49">
            <text:p>89,6%</text:p>
          </table:table-cell>
          <table:table-cell office:value-type="float" office:value="756008" table:style-name="ce48">
            <text:p>756.008</text:p>
          </table:table-cell>
          <table:table-cell office:value-type="percentage" office:value="0.83922188525427266" table:style-name="ce49">
            <text:p>83,9%</text:p>
          </table:table-cell>
          <table:table-cell office:value-type="float" office:value="608941" table:style-name="ce48">
            <text:p>608.941</text:p>
          </table:table-cell>
          <table:table-cell office:value-type="percentage" office:value="0.82786378214060907" table:style-name="ce49">
            <text:p>82,8%</text:p>
          </table:table-cell>
          <table:table-cell office:value-type="float" office:value="468930" table:style-name="ce48">
            <text:p>468.930</text:p>
          </table:table-cell>
          <table:table-cell office:value-type="percentage" office:value="0.8216175491467218" table:style-name="ce49">
            <text:p>82,2%</text:p>
          </table:table-cell>
          <table:table-cell office:value-type="float" office:value="5381845" table:style-name="ce48">
            <text:p>5.381.845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0134448562932135" table:style-name="ce49">
            <text:p>90,1%</text:p>
          </table:table-cell>
          <table:table-cell office:value-type="percentage" office:value="0.79662256055068303" table:style-name="ce49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442" table:style-name="ce48">
            <text:p>72.442</text:p>
          </table:table-cell>
          <table:table-cell office:value-type="percentage" office:value="1" table:style-name="ce49">
            <text:p>100,0%</text:p>
          </table:table-cell>
          <table:table-cell office:value-type="float" office:value="103048" table:style-name="ce48">
            <text:p>103.048</text:p>
          </table:table-cell>
          <table:table-cell office:value-type="percentage" office:value="0.99158984623082702" table:style-name="ce49">
            <text:p>99,2%</text:p>
          </table:table-cell>
          <table:table-cell office:value-type="float" office:value="147951" table:style-name="ce48">
            <text:p>147.951</text:p>
          </table:table-cell>
          <table:table-cell office:value-type="percentage" office:value="0.96359278629160938" table:style-name="ce49">
            <text:p>96,4%</text:p>
          </table:table-cell>
          <table:table-cell office:value-type="float" office:value="207348" table:style-name="ce48">
            <text:p>207.348</text:p>
          </table:table-cell>
          <table:table-cell office:value-type="percentage" office:value="0.95068843619757637" table:style-name="ce49">
            <text:p>95,1%</text:p>
          </table:table-cell>
          <table:table-cell office:value-type="float" office:value="231583" table:style-name="ce48">
            <text:p>231.583</text:p>
          </table:table-cell>
          <table:table-cell office:value-type="percentage" office:value="0.91727664496094552" table:style-name="ce49">
            <text:p>91,7%</text:p>
          </table:table-cell>
          <table:table-cell office:value-type="float" office:value="167936" table:style-name="ce48">
            <text:p>167.936</text:p>
          </table:table-cell>
          <table:table-cell office:value-type="percentage" office:value="0.84358580226448454" table:style-name="ce49">
            <text:p>84,4%</text:p>
          </table:table-cell>
          <table:table-cell office:value-type="float" office:value="141839" table:style-name="ce48">
            <text:p>141.839</text:p>
          </table:table-cell>
          <table:table-cell office:value-type="percentage" office:value="0.81545254370785158" table:style-name="ce49">
            <text:p>81,5%</text:p>
          </table:table-cell>
          <table:table-cell office:value-type="float" office:value="123267" table:style-name="ce48">
            <text:p>123.267</text:p>
          </table:table-cell>
          <table:table-cell office:value-type="percentage" office:value="0.85237456436355585" table:style-name="ce49">
            <text:p>85,2%</text:p>
          </table:table-cell>
          <table:table-cell office:value-type="float" office:value="1195414" table:style-name="ce48">
            <text:p>1.195.414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0725660170581068" table:style-name="ce49">
            <text:p>90,7%</text:p>
          </table:table-cell>
          <table:table-cell office:value-type="percentage" office:value="0.79005548961188998" table:style-name="ce49">
            <text:p>79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299" table:style-name="ce48">
            <text:p>42.299</text:p>
          </table:table-cell>
          <table:table-cell office:value-type="percentage" office:value="1" table:style-name="ce49">
            <text:p>100,0%</text:p>
          </table:table-cell>
          <table:table-cell office:value-type="float" office:value="55895" table:style-name="ce48">
            <text:p>55.895</text:p>
          </table:table-cell>
          <table:table-cell office:value-type="percentage" office:value="0.98684675141242939" table:style-name="ce49">
            <text:p>98,7%</text:p>
          </table:table-cell>
          <table:table-cell office:value-type="float" office:value="72265" table:style-name="ce48">
            <text:p>72.265</text:p>
          </table:table-cell>
          <table:table-cell office:value-type="percentage" office:value="0.95500198229152899" table:style-name="ce49">
            <text:p>95,5%</text:p>
          </table:table-cell>
          <table:table-cell office:value-type="float" office:value="92184" table:style-name="ce48">
            <text:p>92.184</text:p>
          </table:table-cell>
          <table:table-cell office:value-type="percentage" office:value="0.94356076890007978" table:style-name="ce49">
            <text:p>94,4%</text:p>
          </table:table-cell>
          <table:table-cell office:value-type="float" office:value="95943" table:style-name="ce48">
            <text:p>95.943</text:p>
          </table:table-cell>
          <table:table-cell office:value-type="percentage" office:value="0.90749411197185093" table:style-name="ce49">
            <text:p>90,7%</text:p>
          </table:table-cell>
          <table:table-cell office:value-type="float" office:value="65241" table:style-name="ce48">
            <text:p>65.241</text:p>
          </table:table-cell>
          <table:table-cell office:value-type="percentage" office:value="0.8502782520298714" table:style-name="ce49">
            <text:p>85,0%</text:p>
          </table:table-cell>
          <table:table-cell office:value-type="float" office:value="58753" table:style-name="ce48">
            <text:p>58.753</text:p>
          </table:table-cell>
          <table:table-cell office:value-type="percentage" office:value="0.85394319932560103" table:style-name="ce49">
            <text:p>85,4%</text:p>
          </table:table-cell>
          <table:table-cell office:value-type="float" office:value="51827" table:style-name="ce48">
            <text:p>51.827</text:p>
          </table:table-cell>
          <table:table-cell office:value-type="percentage" office:value="0.90101006588897969" table:style-name="ce49">
            <text:p>90,1%</text:p>
          </table:table-cell>
          <table:table-cell office:value-type="float" office:value="534407" table:style-name="ce48">
            <text:p>534.407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111504479690576" table:style-name="ce49">
            <text:p>92,1%</text:p>
          </table:table-cell>
          <table:table-cell office:value-type="percentage" office:value="0.81259598512287612" table:style-name="ce49">
            <text:p>81,3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2727" table:style-name="ce48">
            <text:p>162.727</text:p>
          </table:table-cell>
          <table:table-cell office:value-type="percentage" office:value="1.0200656946203126" table:style-name="ce49">
            <text:p>102,0%</text:p>
          </table:table-cell>
          <table:table-cell office:value-type="float" office:value="213253" table:style-name="ce48">
            <text:p>213.253</text:p>
          </table:table-cell>
          <table:table-cell office:value-type="percentage" office:value="0.98561234205004478" table:style-name="ce49">
            <text:p>98,6%</text:p>
          </table:table-cell>
          <table:table-cell office:value-type="float" office:value="275670" table:style-name="ce48">
            <text:p>275.670</text:p>
          </table:table-cell>
          <table:table-cell office:value-type="percentage" office:value="0.9701122243219561" table:style-name="ce49">
            <text:p>97,0%</text:p>
          </table:table-cell>
          <table:table-cell office:value-type="float" office:value="324354" table:style-name="ce48">
            <text:p>324.354</text:p>
          </table:table-cell>
          <table:table-cell office:value-type="percentage" office:value="0.96114286730258069" table:style-name="ce49">
            <text:p>96,1%</text:p>
          </table:table-cell>
          <table:table-cell office:value-type="float" office:value="322660" table:style-name="ce48">
            <text:p>322.660</text:p>
          </table:table-cell>
          <table:table-cell office:value-type="percentage" office:value="0.92701342281879195" table:style-name="ce49">
            <text:p>92,7%</text:p>
          </table:table-cell>
          <table:table-cell office:value-type="float" office:value="207796" table:style-name="ce48">
            <text:p>207.796</text:p>
          </table:table-cell>
          <table:table-cell office:value-type="percentage" office:value="0.87443347991667897" table:style-name="ce49">
            <text:p>87,4%</text:p>
          </table:table-cell>
          <table:table-cell office:value-type="float" office:value="171419" table:style-name="ce48">
            <text:p>171.419</text:p>
          </table:table-cell>
          <table:table-cell office:value-type="percentage" office:value="0.86047235398940847" table:style-name="ce49">
            <text:p>86,0%</text:p>
          </table:table-cell>
          <table:table-cell office:value-type="float" office:value="155206" table:style-name="ce48">
            <text:p>155.206</text:p>
          </table:table-cell>
          <table:table-cell office:value-type="percentage" office:value="0.89809451616449776" table:style-name="ce49">
            <text:p>89,8%</text:p>
          </table:table-cell>
          <table:table-cell office:value-type="float" office:value="1833085" table:style-name="ce48">
            <text:p>1.833.085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375180603226283" table:style-name="ce49">
            <text:p>93,8%</text:p>
          </table:table-cell>
          <table:table-cell office:value-type="percentage" office:value="0.83859201759634894" table:style-name="ce49">
            <text:p>83,9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387" table:style-name="ce48">
            <text:p>2.387</text:p>
          </table:table-cell>
          <table:table-cell office:value-type="percentage" office:value="0.84138174127599574" table:style-name="ce49">
            <text:p>84,1%</text:p>
          </table:table-cell>
          <table:table-cell office:value-type="float" office:value="3884" table:style-name="ce48">
            <text:p>3.884</text:p>
          </table:table-cell>
          <table:table-cell office:value-type="percentage" office:value="0.88192552225249776" table:style-name="ce49">
            <text:p>88,2%</text:p>
          </table:table-cell>
          <table:table-cell office:value-type="float" office:value="7581" table:style-name="ce48">
            <text:p>7.581</text:p>
          </table:table-cell>
          <table:table-cell office:value-type="percentage" office:value="0.91019330051626846" table:style-name="ce49">
            <text:p>91,0%</text:p>
          </table:table-cell>
          <table:table-cell office:value-type="float" office:value="10534" table:style-name="ce48">
            <text:p>10.534</text:p>
          </table:table-cell>
          <table:table-cell office:value-type="percentage" office:value="0.91148221856883271" table:style-name="ce49">
            <text:p>91,1%</text:p>
          </table:table-cell>
          <table:table-cell office:value-type="float" office:value="11072" table:style-name="ce48">
            <text:p>11.072</text:p>
          </table:table-cell>
          <table:table-cell office:value-type="percentage" office:value="0.89601035850125432" table:style-name="ce49">
            <text:p>89,6%</text:p>
          </table:table-cell>
          <table:table-cell office:value-type="float" office:value="9115" table:style-name="ce48">
            <text:p>9.115</text:p>
          </table:table-cell>
          <table:table-cell office:value-type="percentage" office:value="0.79963154662689706" table:style-name="ce49">
            <text:p>80,0%</text:p>
          </table:table-cell>
          <table:table-cell office:value-type="float" office:value="8820" table:style-name="ce48">
            <text:p>8.820</text:p>
          </table:table-cell>
          <table:table-cell office:value-type="percentage" office:value="0.81178094799815925" table:style-name="ce49">
            <text:p>81,2%</text:p>
          </table:table-cell>
          <table:table-cell office:value-type="float" office:value="8286" table:style-name="ce48">
            <text:p>8.286</text:p>
          </table:table-cell>
          <table:table-cell office:value-type="percentage" office:value="0.89279172502963045" table:style-name="ce49">
            <text:p>89,3%</text:p>
          </table:table-cell>
          <table:table-cell office:value-type="float" office:value="61679" table:style-name="ce48">
            <text:p>61.679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6836362612454066" table:style-name="ce49">
            <text:p>86,8%</text:p>
          </table:table-cell>
          <table:table-cell office:value-type="percentage" office:value="0.73852030125603174" table:style-name="ce49">
            <text:p>73,9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2" table:style-name="ce48">
            <text:p>2.052</text:p>
          </table:table-cell>
          <table:table-cell office:value-type="percentage" office:value="0.81720430107526887" table:style-name="ce49">
            <text:p>81,7%</text:p>
          </table:table-cell>
          <table:table-cell office:value-type="float" office:value="3370" table:style-name="ce48">
            <text:p>3.370</text:p>
          </table:table-cell>
          <table:table-cell office:value-type="percentage" office:value="0.88614251906389696" table:style-name="ce49">
            <text:p>88,6%</text:p>
          </table:table-cell>
          <table:table-cell office:value-type="float" office:value="7382" table:style-name="ce48">
            <text:p>7.382</text:p>
          </table:table-cell>
          <table:table-cell office:value-type="percentage" office:value="0.92217364147407865" table:style-name="ce49">
            <text:p>92,2%</text:p>
          </table:table-cell>
          <table:table-cell office:value-type="float" office:value="10003" table:style-name="ce48">
            <text:p>10.003</text:p>
          </table:table-cell>
          <table:table-cell office:value-type="percentage" office:value="0.92611795204147762" table:style-name="ce49">
            <text:p>92,6%</text:p>
          </table:table-cell>
          <table:table-cell office:value-type="float" office:value="10486" table:style-name="ce48">
            <text:p>10.486</text:p>
          </table:table-cell>
          <table:table-cell office:value-type="percentage" office:value="0.95999267600476057" table:style-name="ce49">
            <text:p>96,0%</text:p>
          </table:table-cell>
          <table:table-cell office:value-type="float" office:value="8977" table:style-name="ce48">
            <text:p>8.977</text:p>
          </table:table-cell>
          <table:table-cell office:value-type="percentage" office:value="0.81966764061358655" table:style-name="ce49">
            <text:p>82,0%</text:p>
          </table:table-cell>
          <table:table-cell office:value-type="float" office:value="8980" table:style-name="ce48">
            <text:p>8.980</text:p>
          </table:table-cell>
          <table:table-cell office:value-type="percentage" office:value="0.76811222307758109" table:style-name="ce49">
            <text:p>76,8%</text:p>
          </table:table-cell>
          <table:table-cell office:value-type="float" office:value="8209" table:style-name="ce48">
            <text:p>8.209</text:p>
          </table:table-cell>
          <table:table-cell office:value-type="percentage" office:value="0.85688935281837164" table:style-name="ce49">
            <text:p>85,7%</text:p>
          </table:table-cell>
          <table:table-cell office:value-type="float" office:value="59459" table:style-name="ce48">
            <text:p>59.459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70989951073741" table:style-name="ce49">
            <text:p>87,1%</text:p>
          </table:table-cell>
          <table:table-cell office:value-type="percentage" office:value="0.70765989859798628" table:style-name="ce49">
            <text:p>70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2" table:style-name="ce48">
            <text:p>22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578" table:style-name="ce48">
            <text:p>3.578</text:p>
          </table:table-cell>
          <table:table-cell office:value-type="string" table:style-name="ce49">
            <text:p>-</text:p>
          </table:table-cell>
          <table:table-cell office:value-type="float" office:value="9305" table:style-name="ce48">
            <text:p>9.305</text:p>
          </table:table-cell>
          <table:table-cell office:value-type="string" table:style-name="ce49">
            <text:p>-</text:p>
          </table:table-cell>
          <table:table-cell office:value-type="float" office:value="21668" table:style-name="ce48">
            <text:p>21.668</text:p>
          </table:table-cell>
          <table:table-cell office:value-type="string" table:style-name="ce49">
            <text:p>-</text:p>
          </table:table-cell>
          <table:table-cell office:value-type="float" office:value="31401" table:style-name="ce48">
            <text:p>31.401</text:p>
          </table:table-cell>
          <table:table-cell office:value-type="string" table:style-name="ce49">
            <text:p>-</text:p>
          </table:table-cell>
          <table:table-cell office:value-type="float" office:value="23793" table:style-name="ce48">
            <text:p>23.793</text:p>
          </table:table-cell>
          <table:table-cell office:value-type="string" table:style-name="ce49">
            <text:p>-</text:p>
          </table:table-cell>
          <table:table-cell office:value-type="float" office:value="1269" table:style-name="ce48">
            <text:p>1.269</text:p>
          </table:table-cell>
          <table:table-cell office:value-type="string" table:style-name="ce49">
            <text:p>-</text:p>
          </table:table-cell>
          <table:table-cell office:value-type="float" office:value="91055" table:style-name="ce48">
            <text:p>91.055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0" table:style-name="ce51">
            <text:p>30</text:p>
          </table:table-cell>
          <table:table-cell office:value-type="string" table:style-name="ce52">
            <text:p>-</text:p>
          </table:table-cell>
          <table:table-cell office:value-type="float" office:value="48" table:style-name="ce51">
            <text:p>48</text:p>
          </table:table-cell>
          <table:table-cell office:value-type="string" table:style-name="ce52">
            <text:p>-</text:p>
          </table:table-cell>
          <table:table-cell office:value-type="float" office:value="289" table:style-name="ce51">
            <text:p>289</text:p>
          </table:table-cell>
          <table:table-cell office:value-type="string" table:style-name="ce52">
            <text:p>-</text:p>
          </table:table-cell>
          <table:table-cell office:value-type="float" office:value="877" table:style-name="ce51">
            <text:p>877</text:p>
          </table:table-cell>
          <table:table-cell office:value-type="string" table:style-name="ce52">
            <text:p>-</text:p>
          </table:table-cell>
          <table:table-cell office:value-type="float" office:value="1827" table:style-name="ce51">
            <text:p>1.827</text:p>
          </table:table-cell>
          <table:table-cell office:value-type="string" table:style-name="ce52">
            <text:p>-</text:p>
          </table:table-cell>
          <table:table-cell office:value-type="float" office:value="2243" table:style-name="ce51">
            <text:p>2.243</text:p>
          </table:table-cell>
          <table:table-cell office:value-type="string" table:style-name="ce52">
            <text:p>-</text:p>
          </table:table-cell>
          <table:table-cell office:value-type="float" office:value="1996" table:style-name="ce51">
            <text:p>1.996</text:p>
          </table:table-cell>
          <table:table-cell office:value-type="string" table:style-name="ce52">
            <text:p>-</text:p>
          </table:table-cell>
          <table:table-cell office:value-type="float" office:value="245" table:style-name="ce51">
            <text:p>245</text:p>
          </table:table-cell>
          <table:table-cell office:value-type="string" table:style-name="ce52">
            <text:p>-</text:p>
          </table:table-cell>
          <table:table-cell office:value-type="float" office:value="7555" table:style-name="ce51">
            <text:p>7.555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18617" table:style-name="ce55">
            <text:p>2.918.617</text:p>
          </table:table-cell>
          <table:table-cell office:value-type="percentage" office:value="1" table:style-name="ce56">
            <text:p>100,0%</text:p>
          </table:table-cell>
          <table:table-cell office:value-type="float" office:value="3941426" table:style-name="ce55">
            <text:p>3.941.426</text:p>
          </table:table-cell>
          <table:table-cell office:value-type="percentage" office:value="0.98613826110649216" table:style-name="ce56">
            <text:p>98,6%</text:p>
          </table:table-cell>
          <table:table-cell office:value-type="float" office:value="5275813" table:style-name="ce55">
            <text:p>5.275.813</text:p>
          </table:table-cell>
          <table:table-cell office:value-type="percentage" office:value="0.95790462737351256" table:style-name="ce56">
            <text:p>95,8%</text:p>
          </table:table-cell>
          <table:table-cell office:value-type="float" office:value="6707914" table:style-name="ce55">
            <text:p>6.707.914</text:p>
          </table:table-cell>
          <table:table-cell office:value-type="percentage" office:value="0.94083914165420945" table:style-name="ce56">
            <text:p>94,1%</text:p>
          </table:table-cell>
          <table:table-cell office:value-type="float" office:value="7033040" table:style-name="ce55">
            <text:p>7.033.040</text:p>
          </table:table-cell>
          <table:table-cell office:value-type="percentage" office:value="0.89973298563812754" table:style-name="ce56">
            <text:p>90,0%</text:p>
          </table:table-cell>
          <table:table-cell office:value-type="float" office:value="4991061" table:style-name="ce55">
            <text:p>4.991.061</text:p>
          </table:table-cell>
          <table:table-cell office:value-type="percentage" office:value="0.83996031652535674" table:style-name="ce56">
            <text:p>84,0%</text:p>
          </table:table-cell>
          <table:table-cell office:value-type="float" office:value="4090865" table:style-name="ce55">
            <text:p>4.090.865</text:p>
          </table:table-cell>
          <table:table-cell office:value-type="percentage" office:value="0.83069911190846779" table:style-name="ce56">
            <text:p>83,1%</text:p>
          </table:table-cell>
          <table:table-cell office:value-type="float" office:value="3475613" table:style-name="ce55">
            <text:p>3.475.613</text:p>
          </table:table-cell>
          <table:table-cell office:value-type="percentage" office:value="0.87240114238037414" table:style-name="ce56">
            <text:p>87,2%</text:p>
          </table:table-cell>
          <table:table-cell office:value-type="float" office:value="38434349" table:style-name="ce55">
            <text:p>38.434.349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110896985667879" table:style-name="ce56">
            <text:p>91,1%</text:p>
          </table:table-cell>
          <table:table-cell office:value-type="percentage" office:value="0.81087353519443794" table:style-name="ce56">
            <text:p>81,1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5" table:default-cell-style-name="ce1"/>
        <table:table-column table:style-name="co12" table:default-cell-style-name="ce1"/>
        <table:table-column table:style-name="co5" table:number-columns-repeated="16368" table:default-cell-style-name="ce1"/>
        <table:table-row table:style-name="ro10">
          <table:table-cell table:number-columns-spanned="1" table:number-rows-spanned="2" table:style-name="ce70"/>
          <table:table-cell office:value-type="string" table:number-columns-spanned="2" table:number-rows-spanned="1" table:style-name="ce71">
            <text:p><text:s/>Mayores de 70 años</text:p>
          </table:table-cell>
          <table:covered-table-cell/>
          <table:table-cell office:value-type="string" table:number-columns-spanned="2" table:number-rows-spanned="1" table:style-name="ce71">
            <text:p>60-69 años</text:p>
          </table:table-cell>
          <table:covered-table-cell/>
          <table:table-cell office:value-type="string" table:number-columns-spanned="2" table:number-rows-spanned="1" table:style-name="ce71">
            <text:p>50-59 años</text:p>
          </table:table-cell>
          <table:covered-table-cell/>
          <table:table-cell office:value-type="string" table:number-columns-spanned="2" table:number-rows-spanned="1" table:style-name="ce71">
            <text:p>40-49 años</text:p>
          </table:table-cell>
          <table:covered-table-cell/>
          <table:table-cell office:value-type="string" table:number-columns-spanned="2" table:number-rows-spanned="1" table:style-name="ce71">
            <text:p>30-39 años</text:p>
          </table:table-cell>
          <table:covered-table-cell/>
          <table:table-cell office:value-type="string" table:number-columns-spanned="2" table:number-rows-spanned="1" table:style-name="ce72">
            <text:p>20-29 años</text:p>
          </table:table-cell>
          <table:covered-table-cell/>
          <table:table-cell office:value-type="string" table:number-columns-spanned="2" table:number-rows-spanned="1" table:style-name="ce73">
            <text:p><text:s/>Janssen</text:p>
          </table:table-cell>
          <table:covered-table-cell/>
          <table:table-cell office:value-type="string" table:number-columns-spanned="2" table:number-rows-spanned="1" table:style-name="ce73">
            <text:p>Astrazeneca</text:p>
          </table:table-cell>
          <table:covered-table-cell/>
          <table:table-cell table:number-columns-repeated="16367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Janssen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Astrazeneca</text:p>
          </table:table-cell>
          <table:table-cell table:number-columns-repeated="16367"/>
        </table:table-row>
        <table:table-row table:style-name="ro5">
          <table:table-cell office:value-type="string" table:style-name="ce61">
            <text:p>Andalucía</text:p>
          </table:table-cell>
          <table:table-cell office:value-type="float" office:value="997671" table:style-name="ce62">
            <text:p>997.671</text:p>
          </table:table-cell>
          <table:table-cell office:value-type="percentage" office:value="0.92093501113240361" table:style-name="ce63">
            <text:p>92,1%</text:p>
          </table:table-cell>
          <table:table-cell office:value-type="float" office:value="864195" table:style-name="ce62">
            <text:p>864.195</text:p>
          </table:table-cell>
          <table:table-cell office:value-type="percentage" office:value="0.92851210500133763" table:style-name="ce63">
            <text:p>92,9%</text:p>
          </table:table-cell>
          <table:table-cell office:value-type="float" office:value="858678" table:style-name="ce62">
            <text:p>858.678</text:p>
          </table:table-cell>
          <table:table-cell office:value-type="percentage" office:value="0.70400869723488935" table:style-name="ce63">
            <text:p>70,4%</text:p>
          </table:table-cell>
          <table:table-cell office:value-type="float" office:value="668406" table:style-name="ce62">
            <text:p>668.406</text:p>
          </table:table-cell>
          <table:table-cell office:value-type="percentage" office:value="0.52952276832398515" table:style-name="ce63">
            <text:p>53,0%</text:p>
          </table:table-cell>
          <table:table-cell office:value-type="float" office:value="349212" table:style-name="ce62">
            <text:p>349.212</text:p>
          </table:table-cell>
          <table:table-cell office:value-type="percentage" office:value="0.3694055546446498" table:style-name="ce63">
            <text:p>36,9%</text:p>
          </table:table-cell>
          <table:table-cell office:value-type="float" office:value="226169" table:style-name="ce62">
            <text:p>226.169</text:p>
          </table:table-cell>
          <table:table-cell office:value-type="percentage" office:value="0.28807521041798284" table:style-name="ce63">
            <text:p>28,8%</text:p>
          </table:table-cell>
          <table:table-cell office:value-type="float" office:value="206513" table:style-name="ce62">
            <text:p>206.513</text:p>
          </table:table-cell>
          <table:table-cell office:value-type="percentage" office:value="0.64826627155781291" table:style-name="ce46">
            <text:p>64,8%</text:p>
          </table:table-cell>
          <table:table-cell office:value-type="float" office:value="748759" table:style-name="ce62">
            <text:p>748.759</text:p>
          </table:table-cell>
          <table:table-cell office:value-type="percentage" office:value="0.86577848593784512" table:style-name="ce46">
            <text:p>86,6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ragón</text:p>
          </table:table-cell>
          <table:table-cell office:value-type="float" office:value="201573" table:style-name="ce7">
            <text:p>201.573</text:p>
          </table:table-cell>
          <table:table-cell office:value-type="percentage" office:value="0.91749621072467336" table:style-name="ce49">
            <text:p>91,7%</text:p>
          </table:table-cell>
          <table:table-cell office:value-type="float" office:value="142492" table:style-name="ce7">
            <text:p>142.492</text:p>
          </table:table-cell>
          <table:table-cell office:value-type="percentage" office:value="0.9223977213878819" table:style-name="ce49">
            <text:p>92,2%</text:p>
          </table:table-cell>
          <table:table-cell office:value-type="float" office:value="133520" table:style-name="ce7">
            <text:p>133.520</text:p>
          </table:table-cell>
          <table:table-cell office:value-type="percentage" office:value="0.7147675078425284" table:style-name="ce49">
            <text:p>71,5%</text:p>
          </table:table-cell>
          <table:table-cell office:value-type="float" office:value="101410" table:style-name="ce7">
            <text:p>101.410</text:p>
          </table:table-cell>
          <table:table-cell office:value-type="percentage" office:value="0.53434149168796274" table:style-name="ce49">
            <text:p>53,4%</text:p>
          </table:table-cell>
          <table:table-cell office:value-type="float" office:value="48139" table:style-name="ce7">
            <text:p>48.139</text:p>
          </table:table-cell>
          <table:table-cell office:value-type="percentage" office:value="0.37457009913008293" table:style-name="ce49">
            <text:p>37,5%</text:p>
          </table:table-cell>
          <table:table-cell office:value-type="float" office:value="35098" table:style-name="ce7">
            <text:p>35.098</text:p>
          </table:table-cell>
          <table:table-cell office:value-type="percentage" office:value="0.32837468657610119" table:style-name="ce49">
            <text:p>32,8%</text:p>
          </table:table-cell>
          <table:table-cell office:value-type="float" office:value="37109" table:style-name="ce7">
            <text:p>37.109</text:p>
          </table:table-cell>
          <table:table-cell office:value-type="percentage" office:value="0.63096594290377983" table:style-name="ce49">
            <text:p>63,1%</text:p>
          </table:table-cell>
          <table:table-cell office:value-type="float" office:value="118181" table:style-name="ce7">
            <text:p>118.181</text:p>
          </table:table-cell>
          <table:table-cell office:value-type="percentage" office:value="0.87508422744000414" table:style-name="ce49">
            <text:p>87,5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sturias<text:s/></text:p>
          </table:table-cell>
          <table:table-cell office:value-type="float" office:value="191845" table:style-name="ce7">
            <text:p>191.845</text:p>
          </table:table-cell>
          <table:table-cell office:value-type="percentage" office:value="0.94648063820654882" table:style-name="ce49">
            <text:p>94,6%</text:p>
          </table:table-cell>
          <table:table-cell office:value-type="float" office:value="142236" table:style-name="ce7">
            <text:p>142.236</text:p>
          </table:table-cell>
          <table:table-cell office:value-type="percentage" office:value="0.96000971915686317" table:style-name="ce49">
            <text:p>96,0%</text:p>
          </table:table-cell>
          <table:table-cell office:value-type="float" office:value="143833" table:style-name="ce7">
            <text:p>143.833</text:p>
          </table:table-cell>
          <table:table-cell office:value-type="percentage" office:value="0.93808005113254678" table:style-name="ce49">
            <text:p>93,8%</text:p>
          </table:table-cell>
          <table:table-cell office:value-type="float" office:value="123900" table:style-name="ce7">
            <text:p>123.900</text:p>
          </table:table-cell>
          <table:table-cell office:value-type="percentage" office:value="0.81913564330906996" table:style-name="ce49">
            <text:p>81,9%</text:p>
          </table:table-cell>
          <table:table-cell office:value-type="float" office:value="57614" table:style-name="ce7">
            <text:p>57.614</text:p>
          </table:table-cell>
          <table:table-cell office:value-type="percentage" office:value="0.63132403379392721" table:style-name="ce49">
            <text:p>63,1%</text:p>
          </table:table-cell>
          <table:table-cell office:value-type="float" office:value="39408" table:style-name="ce7">
            <text:p>39.408</text:p>
          </table:table-cell>
          <table:table-cell office:value-type="percentage" office:value="0.59036433365292429" table:style-name="ce49">
            <text:p>59,0%</text:p>
          </table:table-cell>
          <table:table-cell office:value-type="float" office:value="41685" table:style-name="ce7">
            <text:p>41.685</text:p>
          </table:table-cell>
          <table:table-cell office:value-type="percentage" office:value="0.91960996271702444" table:style-name="ce49">
            <text:p>92,0%</text:p>
          </table:table-cell>
          <table:table-cell office:value-type="float" office:value="113800" table:style-name="ce7">
            <text:p>113.800</text:p>
          </table:table-cell>
          <table:table-cell office:value-type="percentage" office:value="0.96794222966938559" table:style-name="ce49">
            <text:p>96,8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Baleares</text:p>
          </table:table-cell>
          <table:table-cell office:value-type="float" office:value="119837" table:style-name="ce7">
            <text:p>119.837</text:p>
          </table:table-cell>
          <table:table-cell office:value-type="percentage" office:value="0.9149818281770149" table:style-name="ce49">
            <text:p>91,5%</text:p>
          </table:table-cell>
          <table:table-cell office:value-type="float" office:value="97031" table:style-name="ce7">
            <text:p>97.031</text:p>
          </table:table-cell>
          <table:table-cell office:value-type="percentage" office:value="0.86859726076447941" table:style-name="ce49">
            <text:p>86,9%</text:p>
          </table:table-cell>
          <table:table-cell office:value-type="float" office:value="100580" table:style-name="ce7">
            <text:p>100.580</text:p>
          </table:table-cell>
          <table:table-cell office:value-type="percentage" office:value="0.65958423503180541" table:style-name="ce49">
            <text:p>66,0%</text:p>
          </table:table-cell>
          <table:table-cell office:value-type="float" office:value="75960" table:style-name="ce7">
            <text:p>75.960</text:p>
          </table:table-cell>
          <table:table-cell office:value-type="percentage" office:value="0.44131488130512081" table:style-name="ce49">
            <text:p>44,1%</text:p>
          </table:table-cell>
          <table:table-cell office:value-type="float" office:value="33797" table:style-name="ce7">
            <text:p>33.797</text:p>
          </table:table-cell>
          <table:table-cell office:value-type="percentage" office:value="0.25471605682631798" table:style-name="ce49">
            <text:p>25,5%</text:p>
          </table:table-cell>
          <table:table-cell office:value-type="float" office:value="22159" table:style-name="ce7">
            <text:p>22.159</text:p>
          </table:table-cell>
          <table:table-cell office:value-type="percentage" office:value="0.21693883145363407" table:style-name="ce49">
            <text:p>21,7%</text:p>
          </table:table-cell>
          <table:table-cell office:value-type="float" office:value="35505" table:style-name="ce7">
            <text:p>35.505</text:p>
          </table:table-cell>
          <table:table-cell office:value-type="percentage" office:value="0.69603999215840029" table:style-name="ce49">
            <text:p>69,6%</text:p>
          </table:table-cell>
          <table:table-cell office:value-type="float" office:value="100489" table:style-name="ce7">
            <text:p>100.489</text:p>
          </table:table-cell>
          <table:table-cell office:value-type="percentage" office:value="0.83777136759262349" table:style-name="ce49">
            <text:p>83,8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arias</text:p>
          </table:table-cell>
          <table:table-cell office:value-type="float" office:value="221976" table:style-name="ce7">
            <text:p>221.976</text:p>
          </table:table-cell>
          <table:table-cell office:value-type="percentage" office:value="0.90955877532288731" table:style-name="ce49">
            <text:p>91,0%</text:p>
          </table:table-cell>
          <table:table-cell office:value-type="float" office:value="195379" table:style-name="ce7">
            <text:p>195.379</text:p>
          </table:table-cell>
          <table:table-cell office:value-type="percentage" office:value="0.8742845891897455" table:style-name="ce49">
            <text:p>87,4%</text:p>
          </table:table-cell>
          <table:table-cell office:value-type="float" office:value="235960" table:style-name="ce7">
            <text:p>235.960</text:p>
          </table:table-cell>
          <table:table-cell office:value-type="percentage" office:value="0.73215382801397533" table:style-name="ce49">
            <text:p>73,2%</text:p>
          </table:table-cell>
          <table:table-cell office:value-type="float" office:value="177093" table:style-name="ce7">
            <text:p>177.093</text:p>
          </table:table-cell>
          <table:table-cell office:value-type="percentage" office:value="0.55354882268545869" table:style-name="ce49">
            <text:p>55,4%</text:p>
          </table:table-cell>
          <table:table-cell office:value-type="float" office:value="69188" table:style-name="ce7">
            <text:p>69.188</text:p>
          </table:table-cell>
          <table:table-cell office:value-type="percentage" office:value="0.29903488336913442" table:style-name="ce49">
            <text:p>29,9%</text:p>
          </table:table-cell>
          <table:table-cell office:value-type="float" office:value="38508" table:style-name="ce7">
            <text:p>38.508</text:p>
          </table:table-cell>
          <table:table-cell office:value-type="percentage" office:value="0.20419656066559552" table:style-name="ce49">
            <text:p>20,4%</text:p>
          </table:table-cell>
          <table:table-cell office:value-type="float" office:value="96587" table:style-name="ce7">
            <text:p>96.587</text:p>
          </table:table-cell>
          <table:table-cell office:value-type="percentage" office:value="0.71927407583926606" table:style-name="ce49">
            <text:p>71,9%</text:p>
          </table:table-cell>
          <table:table-cell office:value-type="float" office:value="186239" table:style-name="ce7">
            <text:p>186.239</text:p>
          </table:table-cell>
          <table:table-cell office:value-type="percentage" office:value="0.83622493422056987" table:style-name="ce49">
            <text:p>83,6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tabria</text:p>
          </table:table-cell>
          <table:table-cell office:value-type="float" office:value="92584" table:style-name="ce7">
            <text:p>92.584</text:p>
          </table:table-cell>
          <table:table-cell office:value-type="percentage" office:value="0.94172693336588242" table:style-name="ce49">
            <text:p>94,2%</text:p>
          </table:table-cell>
          <table:table-cell office:value-type="float" office:value="75797" table:style-name="ce7">
            <text:p>75.797</text:p>
          </table:table-cell>
          <table:table-cell office:value-type="percentage" office:value="0.98410823022292626" table:style-name="ce49">
            <text:p>98,4%</text:p>
          </table:table-cell>
          <table:table-cell office:value-type="float" office:value="71024" table:style-name="ce7">
            <text:p>71.024</text:p>
          </table:table-cell>
          <table:table-cell office:value-type="percentage" office:value="0.83685636856368562" table:style-name="ce49">
            <text:p>83,7%</text:p>
          </table:table-cell>
          <table:table-cell office:value-type="float" office:value="60091" table:style-name="ce7">
            <text:p>60.091</text:p>
          </table:table-cell>
          <table:table-cell office:value-type="percentage" office:value="0.67558208820983279" table:style-name="ce49">
            <text:p>67,6%</text:p>
          </table:table-cell>
          <table:table-cell office:value-type="float" office:value="29382" table:style-name="ce7">
            <text:p>29.382</text:p>
          </table:table-cell>
          <table:table-cell office:value-type="percentage" office:value="0.52264399302714437" table:style-name="ce49">
            <text:p>52,3%</text:p>
          </table:table-cell>
          <table:table-cell office:value-type="float" office:value="16101" table:style-name="ce7">
            <text:p>16.101</text:p>
          </table:table-cell>
          <table:table-cell office:value-type="percentage" office:value="0.37743500785297357" table:style-name="ce49">
            <text:p>37,7%</text:p>
          </table:table-cell>
          <table:table-cell office:value-type="float" office:value="19817" table:style-name="ce7">
            <text:p>19.817</text:p>
          </table:table-cell>
          <table:table-cell office:value-type="percentage" office:value="0.89314043627185868" table:style-name="ce49">
            <text:p>89,3%</text:p>
          </table:table-cell>
          <table:table-cell office:value-type="float" office:value="55887" table:style-name="ce7">
            <text:p>55.887</text:p>
          </table:table-cell>
          <table:table-cell office:value-type="percentage" office:value="0.94324050632911394" table:style-name="ce49">
            <text:p>94,3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y León<text:s/></text:p>
          </table:table-cell>
          <table:table-cell office:value-type="float" office:value="446972" table:style-name="ce7">
            <text:p>446.972</text:p>
          </table:table-cell>
          <table:table-cell office:value-type="percentage" office:value="0.93393314959955365" table:style-name="ce49">
            <text:p>93,4%</text:p>
          </table:table-cell>
          <table:table-cell office:value-type="float" office:value="296002" table:style-name="ce7">
            <text:p>296.002</text:p>
          </table:table-cell>
          <table:table-cell office:value-type="percentage" office:value="0.9174942656995847" table:style-name="ce49">
            <text:p>91,7%</text:p>
          </table:table-cell>
          <table:table-cell office:value-type="float" office:value="298019" table:style-name="ce7">
            <text:p>298.019</text:p>
          </table:table-cell>
          <table:table-cell office:value-type="percentage" office:value="0.84301417757612107" table:style-name="ce49">
            <text:p>84,3%</text:p>
          </table:table-cell>
          <table:table-cell office:value-type="float" office:value="221697" table:style-name="ce7">
            <text:p>221.697</text:p>
          </table:table-cell>
          <table:table-cell office:value-type="percentage" office:value="0.68881659893367142" table:style-name="ce49">
            <text:p>68,9%</text:p>
          </table:table-cell>
          <table:table-cell office:value-type="float" office:value="114314" table:style-name="ce7">
            <text:p>114.314</text:p>
          </table:table-cell>
          <table:table-cell office:value-type="percentage" office:value="0.53367133046689352" table:style-name="ce49">
            <text:p>53,4%</text:p>
          </table:table-cell>
          <table:table-cell office:value-type="float" office:value="82672" table:style-name="ce7">
            <text:p>82.672</text:p>
          </table:table-cell>
          <table:table-cell office:value-type="percentage" office:value="0.47160565662097331" table:style-name="ce49">
            <text:p>47,2%</text:p>
          </table:table-cell>
          <table:table-cell office:value-type="float" office:value="82717" table:style-name="ce7">
            <text:p>82.717</text:p>
          </table:table-cell>
          <table:table-cell office:value-type="percentage" office:value="0.86476116797173119" table:style-name="ce49">
            <text:p>86,5%</text:p>
          </table:table-cell>
          <table:table-cell office:value-type="float" office:value="226610" table:style-name="ce7">
            <text:p>226.610</text:p>
          </table:table-cell>
          <table:table-cell office:value-type="percentage" office:value="0.93126376697241675" table:style-name="ce49">
            <text:p>93,1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- La Mancha</text:p>
          </table:table-cell>
          <table:table-cell office:value-type="float" office:value="269714" table:style-name="ce7">
            <text:p>269.714</text:p>
          </table:table-cell>
          <table:table-cell office:value-type="percentage" office:value="0.91475297525173904" table:style-name="ce49">
            <text:p>91,5%</text:p>
          </table:table-cell>
          <table:table-cell office:value-type="float" office:value="204800" table:style-name="ce7">
            <text:p>204.800</text:p>
          </table:table-cell>
          <table:table-cell office:value-type="percentage" office:value="0.93056647325302955" table:style-name="ce49">
            <text:p>93,1%</text:p>
          </table:table-cell>
          <table:table-cell office:value-type="float" office:value="220122" table:style-name="ce7">
            <text:p>220.122</text:p>
          </table:table-cell>
          <table:table-cell office:value-type="percentage" office:value="0.77578222469708402" table:style-name="ce49">
            <text:p>77,6%</text:p>
          </table:table-cell>
          <table:table-cell office:value-type="float" office:value="172101" table:style-name="ce7">
            <text:p>172.101</text:p>
          </table:table-cell>
          <table:table-cell office:value-type="percentage" office:value="0.60660030876164028" table:style-name="ce49">
            <text:p>60,7%</text:p>
          </table:table-cell>
          <table:table-cell office:value-type="float" office:value="84142" table:style-name="ce7">
            <text:p>84.142</text:p>
          </table:table-cell>
          <table:table-cell office:value-type="percentage" office:value="0.41285137409411843" table:style-name="ce49">
            <text:p>41,3%</text:p>
          </table:table-cell>
          <table:table-cell office:value-type="float" office:value="54334" table:style-name="ce7">
            <text:p>54.334</text:p>
          </table:table-cell>
          <table:table-cell office:value-type="percentage" office:value="0.3167092178738386" table:style-name="ce49">
            <text:p>31,7%</text:p>
          </table:table-cell>
          <table:table-cell office:value-type="float" office:value="64772" table:style-name="ce7">
            <text:p>64.772</text:p>
          </table:table-cell>
          <table:table-cell office:value-type="percentage" office:value="0.83916772471691758" table:style-name="ce49">
            <text:p>83,9%</text:p>
          </table:table-cell>
          <table:table-cell office:value-type="float" office:value="181357" table:style-name="ce7">
            <text:p>181.357</text:p>
          </table:table-cell>
          <table:table-cell office:value-type="percentage" office:value="0.87964786341368773" table:style-name="ce49">
            <text:p>88,0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taluña</text:p>
          </table:table-cell>
          <table:table-cell office:value-type="float" office:value="973634" table:style-name="ce7">
            <text:p>973.634</text:p>
          </table:table-cell>
          <table:table-cell office:value-type="percentage" office:value="0.90696229475058943" table:style-name="ce49">
            <text:p>90,7%</text:p>
          </table:table-cell>
          <table:table-cell office:value-type="float" office:value="718084" table:style-name="ce7">
            <text:p>718.084</text:p>
          </table:table-cell>
          <table:table-cell office:value-type="percentage" office:value="0.89930355959819108" table:style-name="ce49">
            <text:p>89,9%</text:p>
          </table:table-cell>
          <table:table-cell office:value-type="float" office:value="752061" table:style-name="ce7">
            <text:p>752.061</text:p>
          </table:table-cell>
          <table:table-cell office:value-type="percentage" office:value="0.72623183843424755" table:style-name="ce49">
            <text:p>72,6%</text:p>
          </table:table-cell>
          <table:table-cell office:value-type="float" office:value="627696" table:style-name="ce7">
            <text:p>627.696</text:p>
          </table:table-cell>
          <table:table-cell office:value-type="percentage" office:value="0.54606430150388308" table:style-name="ce49">
            <text:p>54,6%</text:p>
          </table:table-cell>
          <table:table-cell office:value-type="float" office:value="296080" table:style-name="ce7">
            <text:p>296.080</text:p>
          </table:table-cell>
          <table:table-cell office:value-type="percentage" office:value="0.36577787715901972" table:style-name="ce49">
            <text:p>36,6%</text:p>
          </table:table-cell>
          <table:table-cell office:value-type="float" office:value="180175" table:style-name="ce7">
            <text:p>180.175</text:p>
          </table:table-cell>
          <table:table-cell office:value-type="percentage" office:value="0.26758080517058042" table:style-name="ce49">
            <text:p>26,8%</text:p>
          </table:table-cell>
          <table:table-cell office:value-type="float" office:value="215977" table:style-name="ce7">
            <text:p>215.977</text:p>
          </table:table-cell>
          <table:table-cell office:value-type="percentage" office:value="0.62134846976645164" table:style-name="ce49">
            <text:p>62,1%</text:p>
          </table:table-cell>
          <table:table-cell office:value-type="float" office:value="704426" table:style-name="ce7">
            <text:p>704.426</text:p>
          </table:table-cell>
          <table:table-cell office:value-type="percentage" office:value="0.87627053916513553" table:style-name="ce49">
            <text:p>87,6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. Valenciana</text:p>
          </table:table-cell>
          <table:table-cell office:value-type="float" office:value="691161" table:style-name="ce7">
            <text:p>691.161</text:p>
          </table:table-cell>
          <table:table-cell office:value-type="percentage" office:value="0.94686204104670324" table:style-name="ce49">
            <text:p>94,7%</text:p>
          </table:table-cell>
          <table:table-cell office:value-type="float" office:value="556071" table:style-name="ce7">
            <text:p>556.071</text:p>
          </table:table-cell>
          <table:table-cell office:value-type="percentage" office:value="0.97148462682108272" table:style-name="ce49">
            <text:p>97,1%</text:p>
          </table:table-cell>
          <table:table-cell office:value-type="float" office:value="590668" table:style-name="ce7">
            <text:p>590.668</text:p>
          </table:table-cell>
          <table:table-cell office:value-type="percentage" office:value="0.8228258431740203" table:style-name="ce49">
            <text:p>82,3%</text:p>
          </table:table-cell>
          <table:table-cell office:value-type="float" office:value="499777" table:style-name="ce7">
            <text:p>499.777</text:p>
          </table:table-cell>
          <table:table-cell office:value-type="percentage" office:value="0.6581884892048433" table:style-name="ce49">
            <text:p>65,8%</text:p>
          </table:table-cell>
          <table:table-cell office:value-type="float" office:value="262530" table:style-name="ce7">
            <text:p>262.530</text:p>
          </table:table-cell>
          <table:table-cell office:value-type="percentage" office:value="0.50588883664644624" table:style-name="ce49">
            <text:p>50,6%</text:p>
          </table:table-cell>
          <table:table-cell office:value-type="float" office:value="190371" table:style-name="ce7">
            <text:p>190.371</text:p>
          </table:table-cell>
          <table:table-cell office:value-type="percentage" office:value="0.43732383203655334" table:style-name="ce49">
            <text:p>43,7%</text:p>
          </table:table-cell>
          <table:table-cell office:value-type="float" office:value="186478" table:style-name="ce7">
            <text:p>186.478</text:p>
          </table:table-cell>
          <table:table-cell office:value-type="percentage" office:value="0.88008646158783499" table:style-name="ce49">
            <text:p>88,0%</text:p>
          </table:table-cell>
          <table:table-cell office:value-type="float" office:value="431699" table:style-name="ce7">
            <text:p>431.699</text:p>
          </table:table-cell>
          <table:table-cell office:value-type="percentage" office:value="0.92257963866081394" table:style-name="ce49">
            <text:p>92,3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Extremadura</text:p>
          </table:table-cell>
          <table:table-cell office:value-type="float" office:value="154513" table:style-name="ce7">
            <text:p>154.513</text:p>
          </table:table-cell>
          <table:table-cell office:value-type="percentage" office:value="0.89111954415428629" table:style-name="ce49">
            <text:p>89,1%</text:p>
          </table:table-cell>
          <table:table-cell office:value-type="float" office:value="125897" table:style-name="ce7">
            <text:p>125.897</text:p>
          </table:table-cell>
          <table:table-cell office:value-type="percentage" office:value="0.95003697610890592" table:style-name="ce49">
            <text:p>95,0%</text:p>
          </table:table-cell>
          <table:table-cell office:value-type="float" office:value="131041" table:style-name="ce7">
            <text:p>131.041</text:p>
          </table:table-cell>
          <table:table-cell office:value-type="percentage" office:value="0.81193732070164137" table:style-name="ce49">
            <text:p>81,2%</text:p>
          </table:table-cell>
          <table:table-cell office:value-type="float" office:value="99623" table:style-name="ce7">
            <text:p>99.623</text:p>
          </table:table-cell>
          <table:table-cell office:value-type="percentage" office:value="0.683243146856504" table:style-name="ce49">
            <text:p>68,3%</text:p>
          </table:table-cell>
          <table:table-cell office:value-type="float" office:value="63144" table:style-name="ce7">
            <text:p>63.144</text:p>
          </table:table-cell>
          <table:table-cell office:value-type="percentage" office:value="0.55985671980564966" table:style-name="ce49">
            <text:p>56,0%</text:p>
          </table:table-cell>
          <table:table-cell office:value-type="float" office:value="37914" table:style-name="ce7">
            <text:p>37.914</text:p>
          </table:table-cell>
          <table:table-cell office:value-type="percentage" office:value="0.40751528961595923" table:style-name="ce49">
            <text:p>40,8%</text:p>
          </table:table-cell>
          <table:table-cell office:value-type="float" office:value="35140" table:style-name="ce7">
            <text:p>35.140</text:p>
          </table:table-cell>
          <table:table-cell office:value-type="percentage" office:value="0.88125391849529777" table:style-name="ce49">
            <text:p>88,1%</text:p>
          </table:table-cell>
          <table:table-cell office:value-type="float" office:value="92478" table:style-name="ce7">
            <text:p>92.478</text:p>
          </table:table-cell>
          <table:table-cell office:value-type="percentage" office:value="0.91723118732828823" table:style-name="ce49">
            <text:p>91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Galicia</text:p>
          </table:table-cell>
          <table:table-cell office:value-type="float" office:value="505911" table:style-name="ce7">
            <text:p>505.911</text:p>
          </table:table-cell>
          <table:table-cell office:value-type="percentage" office:value="0.94947741403934827" table:style-name="ce49">
            <text:p>94,9%</text:p>
          </table:table-cell>
          <table:table-cell office:value-type="float" office:value="334930" table:style-name="ce7">
            <text:p>334.930</text:p>
          </table:table-cell>
          <table:table-cell office:value-type="percentage" office:value="0.9637524566436565" table:style-name="ce49">
            <text:p>96,4%</text:p>
          </table:table-cell>
          <table:table-cell office:value-type="float" office:value="372878" table:style-name="ce7">
            <text:p>372.878</text:p>
          </table:table-cell>
          <table:table-cell office:value-type="percentage" office:value="0.95075613667830217" table:style-name="ce49">
            <text:p>95,1%</text:p>
          </table:table-cell>
          <table:table-cell office:value-type="float" office:value="374452" table:style-name="ce7">
            <text:p>374.452</text:p>
          </table:table-cell>
          <table:table-cell office:value-type="percentage" office:value="0.9127187637108175" table:style-name="ce49">
            <text:p>91,3%</text:p>
          </table:table-cell>
          <table:table-cell office:value-type="float" office:value="183458" table:style-name="ce7">
            <text:p>183.458</text:p>
          </table:table-cell>
          <table:table-cell office:value-type="percentage" office:value="0.68950768779761795" table:style-name="ce49">
            <text:p>69,0%</text:p>
          </table:table-cell>
          <table:table-cell office:value-type="float" office:value="127141" table:style-name="ce7">
            <text:p>127.141</text:p>
          </table:table-cell>
          <table:table-cell office:value-type="percentage" office:value="0.63264300784204452" table:style-name="ce49">
            <text:p>63,3%</text:p>
          </table:table-cell>
          <table:table-cell office:value-type="float" office:value="113071" table:style-name="ce7">
            <text:p>113.071</text:p>
          </table:table-cell>
          <table:table-cell office:value-type="percentage" office:value="0.91179672443129123" table:style-name="ce49">
            <text:p>91,2%</text:p>
          </table:table-cell>
          <table:table-cell office:value-type="float" office:value="299181" table:style-name="ce7">
            <text:p>299.181</text:p>
          </table:table-cell>
          <table:table-cell office:value-type="percentage" office:value="0.98317778508051268" table:style-name="ce49">
            <text:p>98,3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La Rioja</text:p>
          </table:table-cell>
          <table:table-cell office:value-type="float" office:value="48127" table:style-name="ce7">
            <text:p>48.127</text:p>
          </table:table-cell>
          <table:table-cell office:value-type="percentage" office:value="0.9270345757488202" table:style-name="ce49">
            <text:p>92,7%</text:p>
          </table:table-cell>
          <table:table-cell office:value-type="float" office:value="35751" table:style-name="ce7">
            <text:p>35.751</text:p>
          </table:table-cell>
          <table:table-cell office:value-type="percentage" office:value="0.93878997951788246" table:style-name="ce49">
            <text:p>93,9%</text:p>
          </table:table-cell>
          <table:table-cell office:value-type="float" office:value="32956" table:style-name="ce7">
            <text:p>32.956</text:p>
          </table:table-cell>
          <table:table-cell office:value-type="percentage" office:value="0.7274573427808313" table:style-name="ce49">
            <text:p>72,7%</text:p>
          </table:table-cell>
          <table:table-cell office:value-type="float" office:value="27260" table:style-name="ce7">
            <text:p>27.260</text:p>
          </table:table-cell>
          <table:table-cell office:value-type="percentage" office:value="0.57220822837951302" table:style-name="ce49">
            <text:p>57,2%</text:p>
          </table:table-cell>
          <table:table-cell office:value-type="float" office:value="12137" table:style-name="ce7">
            <text:p>12.137</text:p>
          </table:table-cell>
          <table:table-cell office:value-type="percentage" office:value="0.38299147996213317" table:style-name="ce49">
            <text:p>38,3%</text:p>
          </table:table-cell>
          <table:table-cell office:value-type="float" office:value="4885" table:style-name="ce7">
            <text:p>4.885</text:p>
          </table:table-cell>
          <table:table-cell office:value-type="percentage" office:value="0.19794156975566271" table:style-name="ce49">
            <text:p>19,8%</text:p>
          </table:table-cell>
          <table:table-cell office:value-type="float" office:value="12570" table:style-name="ce7">
            <text:p>12.570</text:p>
          </table:table-cell>
          <table:table-cell office:value-type="percentage" office:value="0.88037540271746739" table:style-name="ce49">
            <text:p>88,0%</text:p>
          </table:table-cell>
          <table:table-cell office:value-type="float" office:value="25100" table:style-name="ce7">
            <text:p>25.100</text:p>
          </table:table-cell>
          <table:table-cell office:value-type="percentage" office:value="0.84665722188490855" table:style-name="ce49">
            <text:p>84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adrid</text:p>
          </table:table-cell>
          <table:table-cell office:value-type="float" office:value="825430" table:style-name="ce7">
            <text:p>825.430</text:p>
          </table:table-cell>
          <table:table-cell office:value-type="percentage" office:value="0.93323760853835025" table:style-name="ce49">
            <text:p>93,3%</text:p>
          </table:table-cell>
          <table:table-cell office:value-type="float" office:value="611665" table:style-name="ce7">
            <text:p>611.665</text:p>
          </table:table-cell>
          <table:table-cell office:value-type="percentage" office:value="0.89449423890519453" table:style-name="ce49">
            <text:p>89,4%</text:p>
          </table:table-cell>
          <table:table-cell office:value-type="float" office:value="682119" table:style-name="ce7">
            <text:p>682.119</text:p>
          </table:table-cell>
          <table:table-cell office:value-type="percentage" office:value="0.7223724843160263" table:style-name="ce49">
            <text:p>72,2%</text:p>
          </table:table-cell>
          <table:table-cell office:value-type="float" office:value="559807" table:style-name="ce7">
            <text:p>559.807</text:p>
          </table:table-cell>
          <table:table-cell office:value-type="percentage" office:value="0.54066789711019614" table:style-name="ce49">
            <text:p>54,1%</text:p>
          </table:table-cell>
          <table:table-cell office:value-type="float" office:value="288233" table:style-name="ce7">
            <text:p>288.233</text:p>
          </table:table-cell>
          <table:table-cell office:value-type="percentage" office:value="0.3812565475497614" table:style-name="ce49">
            <text:p>38,1%</text:p>
          </table:table-cell>
          <table:table-cell office:value-type="float" office:value="177249" table:style-name="ce7">
            <text:p>177.249</text:p>
          </table:table-cell>
          <table:table-cell office:value-type="percentage" office:value="0.29107746070637386" table:style-name="ce49">
            <text:p>29,1%</text:p>
          </table:table-cell>
          <table:table-cell office:value-type="float" office:value="187035" table:style-name="ce7">
            <text:p>187.035</text:p>
          </table:table-cell>
          <table:table-cell office:value-type="percentage" office:value="0.78100467679973273" table:style-name="ce49">
            <text:p>78,1%</text:p>
          </table:table-cell>
          <table:table-cell office:value-type="float" office:value="554235" table:style-name="ce7">
            <text:p>554.235</text:p>
          </table:table-cell>
          <table:table-cell office:value-type="percentage" office:value="0.8415146306800928" table:style-name="ce49">
            <text:p>84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urcia<text:s/></text:p>
          </table:table-cell>
          <table:table-cell office:value-type="float" office:value="161467" table:style-name="ce7">
            <text:p>161.467</text:p>
          </table:table-cell>
          <table:table-cell office:value-type="percentage" office:value="0.92009231295230498" table:style-name="ce49">
            <text:p>92,0%</text:p>
          </table:table-cell>
          <table:table-cell office:value-type="float" office:value="131560" table:style-name="ce7">
            <text:p>131.560</text:p>
          </table:table-cell>
          <table:table-cell office:value-type="percentage" office:value="0.88921332062642366" table:style-name="ce49">
            <text:p>88,9%</text:p>
          </table:table-cell>
          <table:table-cell office:value-type="float" office:value="147410" table:style-name="ce7">
            <text:p>147.410</text:p>
          </table:table-cell>
          <table:table-cell office:value-type="percentage" office:value="0.71093041649786837" table:style-name="ce49">
            <text:p>71,1%</text:p>
          </table:table-cell>
          <table:table-cell office:value-type="float" office:value="122789" table:style-name="ce7">
            <text:p>122.789</text:p>
          </table:table-cell>
          <table:table-cell office:value-type="percentage" office:value="0.53021594849362863" table:style-name="ce49">
            <text:p>53,0%</text:p>
          </table:table-cell>
          <table:table-cell office:value-type="float" office:value="56228" table:style-name="ce7">
            <text:p>56.228</text:p>
          </table:table-cell>
          <table:table-cell office:value-type="percentage" office:value="0.33481802591463417" table:style-name="ce49">
            <text:p>33,5%</text:p>
          </table:table-cell>
          <table:table-cell office:value-type="float" office:value="40785" table:style-name="ce7">
            <text:p>40.785</text:p>
          </table:table-cell>
          <table:table-cell office:value-type="percentage" office:value="0.28754432842871142" table:style-name="ce49">
            <text:p>28,8%</text:p>
          </table:table-cell>
          <table:table-cell office:value-type="float" office:value="50155" table:style-name="ce7">
            <text:p>50.155</text:p>
          </table:table-cell>
          <table:table-cell office:value-type="percentage" office:value="0.75620052770448554" table:style-name="ce49">
            <text:p>75,6%</text:p>
          </table:table-cell>
          <table:table-cell office:value-type="float" office:value="111565" table:style-name="ce7">
            <text:p>111.565</text:p>
          </table:table-cell>
          <table:table-cell office:value-type="percentage" office:value="0.83816657400868477" table:style-name="ce49">
            <text:p>83,8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Navarra</text:p>
          </table:table-cell>
          <table:table-cell office:value-type="float" office:value="92819" table:style-name="ce7">
            <text:p>92.819</text:p>
          </table:table-cell>
          <table:table-cell office:value-type="percentage" office:value="0.94526142126810198" table:style-name="ce49">
            <text:p>94,5%</text:p>
          </table:table-cell>
          <table:table-cell office:value-type="float" office:value="70296" table:style-name="ce7">
            <text:p>70.296</text:p>
          </table:table-cell>
          <table:table-cell office:value-type="percentage" office:value="0.97275306164810071" table:style-name="ce49">
            <text:p>97,3%</text:p>
          </table:table-cell>
          <table:table-cell office:value-type="float" office:value="71500" table:style-name="ce7">
            <text:p>71.500</text:p>
          </table:table-cell>
          <table:table-cell office:value-type="percentage" office:value="0.7756226677080621" table:style-name="ce49">
            <text:p>77,6%</text:p>
          </table:table-cell>
          <table:table-cell office:value-type="float" office:value="56641" table:style-name="ce7">
            <text:p>56.641</text:p>
          </table:table-cell>
          <table:table-cell office:value-type="percentage" office:value="0.59036094347685608" table:style-name="ce49">
            <text:p>59,0%</text:p>
          </table:table-cell>
          <table:table-cell office:value-type="float" office:value="26761" table:style-name="ce7">
            <text:p>26.761</text:p>
          </table:table-cell>
          <table:table-cell office:value-type="percentage" office:value="0.41018684569519165" table:style-name="ce49">
            <text:p>41,0%</text:p>
          </table:table-cell>
          <table:table-cell office:value-type="float" office:value="17794" table:style-name="ce7">
            <text:p>17.794</text:p>
          </table:table-cell>
          <table:table-cell office:value-type="percentage" office:value="0.30286113049546404" table:style-name="ce49">
            <text:p>30,3%</text:p>
          </table:table-cell>
          <table:table-cell office:value-type="float" office:value="20371" table:style-name="ce7">
            <text:p>20.371</text:p>
          </table:table-cell>
          <table:table-cell office:value-type="percentage" office:value="0.85516980815247046" table:style-name="ce49">
            <text:p>85,5%</text:p>
          </table:table-cell>
          <table:table-cell office:value-type="float" office:value="60658" table:style-name="ce7">
            <text:p>60.658</text:p>
          </table:table-cell>
          <table:table-cell office:value-type="percentage" office:value="0.89959660675090469" table:style-name="ce49">
            <text:p>90,0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País Vasco</text:p>
          </table:table-cell>
          <table:table-cell office:value-type="float" office:value="343712" table:style-name="ce7">
            <text:p>343.712</text:p>
          </table:table-cell>
          <table:table-cell office:value-type="percentage" office:value="0.9141762859726581" table:style-name="ce49">
            <text:p>91,4%</text:p>
          </table:table-cell>
          <table:table-cell office:value-type="float" office:value="250519" table:style-name="ce7">
            <text:p>250.519</text:p>
          </table:table-cell>
          <table:table-cell office:value-type="percentage" office:value="0.90876410200602165" table:style-name="ce49">
            <text:p>90,9%</text:p>
          </table:table-cell>
          <table:table-cell office:value-type="float" office:value="252334" table:style-name="ce7">
            <text:p>252.334</text:p>
          </table:table-cell>
          <table:table-cell office:value-type="percentage" office:value="0.77795865011684762" table:style-name="ce49">
            <text:p>77,8%</text:p>
          </table:table-cell>
          <table:table-cell office:value-type="float" office:value="177184" table:style-name="ce7">
            <text:p>177.184</text:p>
          </table:table-cell>
          <table:table-cell office:value-type="percentage" office:value="0.54913531271307259" table:style-name="ce49">
            <text:p>54,9%</text:p>
          </table:table-cell>
          <table:table-cell office:value-type="float" office:value="70402" table:style-name="ce7">
            <text:p>70.402</text:p>
          </table:table-cell>
          <table:table-cell office:value-type="percentage" office:value="0.33880344183718647" table:style-name="ce49">
            <text:p>33,9%</text:p>
          </table:table-cell>
          <table:table-cell office:value-type="float" office:value="41634" table:style-name="ce7">
            <text:p>41.634</text:p>
          </table:table-cell>
          <table:table-cell office:value-type="percentage" office:value="0.24287856071964017" table:style-name="ce49">
            <text:p>24,3%</text:p>
          </table:table-cell>
          <table:table-cell office:value-type="float" office:value="80404" table:style-name="ce7">
            <text:p>80.404</text:p>
          </table:table-cell>
          <table:table-cell office:value-type="percentage" office:value="0.81155499929345742" table:style-name="ce49">
            <text:p>81,2%</text:p>
          </table:table-cell>
          <table:table-cell office:value-type="float" office:value="192697" table:style-name="ce7">
            <text:p>192.697</text:p>
          </table:table-cell>
          <table:table-cell office:value-type="percentage" office:value="0.871616609372173" table:style-name="ce49">
            <text:p>87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euta</text:p>
          </table:table-cell>
          <table:table-cell office:value-type="float" office:value="5464" table:style-name="ce7">
            <text:p>5.464</text:p>
          </table:table-cell>
          <table:table-cell office:value-type="percentage" office:value="0.87131239036836228" table:style-name="ce49">
            <text:p>87,1%</text:p>
          </table:table-cell>
          <table:table-cell office:value-type="float" office:value="6724" table:style-name="ce7">
            <text:p>6.724</text:p>
          </table:table-cell>
          <table:table-cell office:value-type="percentage" office:value="0.88695422767444931" table:style-name="ce49">
            <text:p>88,7%</text:p>
          </table:table-cell>
          <table:table-cell office:value-type="float" office:value="7624" table:style-name="ce7">
            <text:p>7.624</text:p>
          </table:table-cell>
          <table:table-cell office:value-type="percentage" office:value="0.72375166128726032" table:style-name="ce49">
            <text:p>72,4%</text:p>
          </table:table-cell>
          <table:table-cell office:value-type="float" office:value="6519" table:style-name="ce7">
            <text:p>6.519</text:p>
          </table:table-cell>
          <table:table-cell office:value-type="percentage" office:value="0.58878251445086704" table:style-name="ce49">
            <text:p>58,9%</text:p>
          </table:table-cell>
          <table:table-cell office:value-type="float" office:value="3702" table:style-name="ce7">
            <text:p>3.702</text:p>
          </table:table-cell>
          <table:table-cell office:value-type="percentage" office:value="0.40614371914426767" table:style-name="ce49">
            <text:p>40,6%</text:p>
          </table:table-cell>
          <table:table-cell office:value-type="float" office:value="2397" table:style-name="ce7">
            <text:p>2.397</text:p>
          </table:table-cell>
          <table:table-cell office:value-type="percentage" office:value="0.2717687074829932" table:style-name="ce49">
            <text:p>27,2%</text:p>
          </table:table-cell>
          <table:table-cell office:value-type="float" office:value="1635" table:style-name="ce7">
            <text:p>1.635</text:p>
          </table:table-cell>
          <table:table-cell office:value-type="percentage" office:value="0.45366259711431745" table:style-name="ce49">
            <text:p>45,4%</text:p>
          </table:table-cell>
          <table:table-cell office:value-type="float" office:value="7677" table:style-name="ce7">
            <text:p>7.677</text:p>
          </table:table-cell>
          <table:table-cell office:value-type="percentage" office:value="0.89039665970772441" table:style-name="ce49">
            <text:p>89,0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elilla</text:p>
          </table:table-cell>
          <table:table-cell office:value-type="float" office:value="4195" table:style-name="ce7">
            <text:p>4.195</text:p>
          </table:table-cell>
          <table:table-cell office:value-type="percentage" office:value="0.7736997417926964" table:style-name="ce49">
            <text:p>77,4%</text:p>
          </table:table-cell>
          <table:table-cell office:value-type="float" office:value="5129" table:style-name="ce7">
            <text:p>5.129</text:p>
          </table:table-cell>
          <table:table-cell office:value-type="percentage" office:value="0.6947981576808453" table:style-name="ce49">
            <text:p>69,5%</text:p>
          </table:table-cell>
          <table:table-cell office:value-type="float" office:value="6318" table:style-name="ce7">
            <text:p>6.318</text:p>
          </table:table-cell>
          <table:table-cell office:value-type="percentage" office:value="0.63161051684494651" table:style-name="ce49">
            <text:p>63,2%</text:p>
          </table:table-cell>
          <table:table-cell office:value-type="float" office:value="5404" table:style-name="ce7">
            <text:p>5.404</text:p>
          </table:table-cell>
          <table:table-cell office:value-type="percentage" office:value="0.5153538050734312" table:style-name="ce49">
            <text:p>51,5%</text:p>
          </table:table-cell>
          <table:table-cell office:value-type="float" office:value="2709" table:style-name="ce7">
            <text:p>2.709</text:p>
          </table:table-cell>
          <table:table-cell office:value-type="percentage" office:value="0.30177119304890276" table:style-name="ce49">
            <text:p>30,2%</text:p>
          </table:table-cell>
          <table:table-cell office:value-type="float" office:value="2037" table:style-name="ce7">
            <text:p>2.037</text:p>
          </table:table-cell>
          <table:table-cell office:value-type="percentage" office:value="0.22683741648106903" table:style-name="ce49">
            <text:p>22,7%</text:p>
          </table:table-cell>
          <table:table-cell office:value-type="float" office:value="1362" table:style-name="ce7">
            <text:p>1.362</text:p>
          </table:table-cell>
          <table:table-cell office:value-type="percentage" office:value="0.3013274336283186" table:style-name="ce49">
            <text:p>30,1%</text:p>
          </table:table-cell>
          <table:table-cell office:value-type="float" office:value="6094" table:style-name="ce7">
            <text:p>6.094</text:p>
          </table:table-cell>
          <table:table-cell office:value-type="percentage" office:value="0.85830985915492952" table:style-name="ce49">
            <text:p>85,8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Fuerzas Armadas</text:p>
          </table:table-cell>
          <table:table-cell office:value-type="float" office:value="8" table:style-name="ce7">
            <text:p>8</text:p>
          </table:table-cell>
          <table:table-cell office:value-type="percentage" office:value="0.1951219512195122" table:style-name="ce49">
            <text:p>19,5%</text:p>
          </table:table-cell>
          <table:table-cell office:value-type="float" office:value="2317" table:style-name="ce7">
            <text:p>2.317</text:p>
          </table:table-cell>
          <table:table-cell office:value-type="percentage" office:value="0.64756847400782558" table:style-name="ce49">
            <text:p>64,8%</text:p>
          </table:table-cell>
          <table:table-cell office:value-type="float" office:value="6489" table:style-name="ce7">
            <text:p>6.489</text:p>
          </table:table-cell>
          <table:table-cell office:value-type="percentage" office:value="0.6973670069854917" table:style-name="ce49">
            <text:p>69,7%</text:p>
          </table:table-cell>
          <table:table-cell office:value-type="float" office:value="13829" table:style-name="ce7">
            <text:p>13.829</text:p>
          </table:table-cell>
          <table:table-cell office:value-type="percentage" office:value="0.63822226324533871" table:style-name="ce49">
            <text:p>63,8%</text:p>
          </table:table-cell>
          <table:table-cell office:value-type="float" office:value="12915" table:style-name="ce7">
            <text:p>12.915</text:p>
          </table:table-cell>
          <table:table-cell office:value-type="percentage" office:value="0.41129263399254801" table:style-name="ce49">
            <text:p>41,1%</text:p>
          </table:table-cell>
          <table:table-cell office:value-type="float" office:value="7723" table:style-name="ce7">
            <text:p>7.723</text:p>
          </table:table-cell>
          <table:table-cell office:value-type="percentage" office:value="0.32459126633883917" table:style-name="ce49">
            <text:p>32,5%</text:p>
          </table:table-cell>
          <table:table-cell office:value-type="float" office:value="1199" table:style-name="ce7">
            <text:p>1.199</text:p>
          </table:table-cell>
          <table:table-cell office:value-type="percentage" office:value="0.93671875000000004" table:style-name="ce49">
            <text:p>93,7%</text:p>
          </table:table-cell>
          <table:table-cell office:value-type="float" office:value="25452" table:style-name="ce7">
            <text:p>25.452</text:p>
          </table:table-cell>
          <table:table-cell office:value-type="percentage" office:value="0.4786999943576144" table:style-name="ce49">
            <text:p>47,9%</text:p>
          </table:table-cell>
          <table:table-cell table:number-columns-repeated="16367"/>
        </table:table-row>
        <table:table-row table:style-name="ro12">
          <table:table-cell office:value-type="string" table:style-name="ce65">
            <text:p>Sanidad Exterior</text:p>
          </table:table-cell>
          <table:table-cell office:value-type="float" office:value="63" table:style-name="ce7">
            <text:p>63</text:p>
          </table:table-cell>
          <table:table-cell office:value-type="percentage" office:value="0.80769230769230771" table:style-name="ce52">
            <text:p>80,8%</text:p>
          </table:table-cell>
          <table:table-cell office:value-type="float" office:value="240" table:style-name="ce7">
            <text:p>240</text:p>
          </table:table-cell>
          <table:table-cell office:value-type="percentage" office:value="0.83044982698961933" table:style-name="ce52">
            <text:p>83,0%</text:p>
          </table:table-cell>
          <table:table-cell office:value-type="float" office:value="574" table:style-name="ce7">
            <text:p>574</text:p>
          </table:table-cell>
          <table:table-cell office:value-type="percentage" office:value="0.65450399087799316" table:style-name="ce52">
            <text:p>65,5%</text:p>
          </table:table-cell>
          <table:table-cell office:value-type="float" office:value="737" table:style-name="ce7">
            <text:p>737</text:p>
          </table:table-cell>
          <table:table-cell office:value-type="percentage" office:value="0.40339354132457583" table:style-name="ce52">
            <text:p>40,3%</text:p>
          </table:table-cell>
          <table:table-cell office:value-type="float" office:value="742" table:style-name="ce7">
            <text:p>742</text:p>
          </table:table-cell>
          <table:table-cell office:value-type="percentage" office:value="0.33080695497102097" table:style-name="ce52">
            <text:p>33,1%</text:p>
          </table:table-cell>
          <table:table-cell office:value-type="float" office:value="690" table:style-name="ce7">
            <text:p>690</text:p>
          </table:table-cell>
          <table:table-cell office:value-type="percentage" office:value="0.34569138276553107" table:style-name="ce52">
            <text:p>34,6%</text:p>
          </table:table-cell>
          <table:table-cell office:value-type="float" office:value="1319" table:style-name="ce7">
            <text:p>1.319</text:p>
          </table:table-cell>
          <table:table-cell office:value-type="percentage" office:value="0.29239636444247397" table:style-name="ce52">
            <text:p>29,2%</text:p>
          </table:table-cell>
          <table:table-cell office:value-type="string" table:style-name="ce7">
            <text:p>-</text:p>
          </table:table-cell>
          <table:table-cell office:value-type="string" table:style-name="ce52">
            <text:p>-</text:p>
          </table:table-cell>
          <table:table-cell table:number-columns-repeated="16367"/>
        </table:table-row>
        <table:table-row table:style-name="ro5">
          <table:table-cell office:value-type="string" table:style-name="ce66">
            <text:p>Totales</text:p>
          </table:table-cell>
          <table:table-cell office:value-type="float" office:value="6348676" table:style-name="ce67">
            <text:p>6.348.676</text:p>
          </table:table-cell>
          <table:table-cell office:value-type="percentage" office:value="0.92545717279031636" table:style-name="ce68">
            <text:p>92,55%</text:p>
          </table:table-cell>
          <table:table-cell office:value-type="float" office:value="4867115" table:style-name="ce67">
            <text:p>4.867.115</text:p>
          </table:table-cell>
          <table:table-cell office:value-type="percentage" office:value="0.92253364552534367" table:style-name="ce68">
            <text:p>92,25%</text:p>
          </table:table-cell>
          <table:table-cell office:value-type="float" office:value="5115708" table:style-name="ce67">
            <text:p>5.115.708</text:p>
          </table:table-cell>
          <table:table-cell office:value-type="percentage" office:value="0.76263768438295421" table:style-name="ce68">
            <text:p>76,26%</text:p>
          </table:table-cell>
          <table:table-cell office:value-type="float" office:value="4172376" table:style-name="ce67">
            <text:p>4.172.376</text:p>
          </table:table-cell>
          <table:table-cell office:value-type="percentage" office:value="0.59325355749434094" table:style-name="ce68">
            <text:p>59,33%</text:p>
          </table:table-cell>
          <table:table-cell office:value-type="float" office:value="2064829" table:style-name="ce67">
            <text:p>2.064.829</text:p>
          </table:table-cell>
          <table:table-cell office:value-type="percentage" office:value="0.41370542255444281" table:style-name="ce68">
            <text:p>41,37%</text:p>
          </table:table-cell>
          <table:table-cell office:value-type="float" office:value="1345244" table:style-name="ce67">
            <text:p>1.345.244</text:p>
          </table:table-cell>
          <table:table-cell office:value-type="percentage" office:value="0.32884096639708227" table:style-name="ce68">
            <text:p>32,88%</text:p>
          </table:table-cell>
          <table:table-cell office:value-type="float" office:value="1491421" table:style-name="ce67">
            <text:p>1.491.421</text:p>
          </table:table-cell>
          <table:table-cell office:value-type="percentage" office:value="0.75199643822714068" table:style-name="ce68">
            <text:p>75,20%</text:p>
          </table:table-cell>
          <table:table-cell office:value-type="float" office:value="4242584" table:style-name="ce67">
            <text:p>4.242.584</text:p>
          </table:table-cell>
          <table:table-cell office:value-type="percentage" office:value="0.87936783772445459" table:style-name="ce68">
            <text:p>87,94%</text:p>
          </table:table-cell>
          <table:table-cell table:number-columns-repeated="1636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9"/>
          <table:table-cell table:style-name="ce1"/>
          <table:table-cell table:style-name="ce69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5" table:number-columns-repeated="16384" table:default-cell-style-name="ce1"/>
        <table:table-row table:style-name="ro13">
          <table:table-cell table:style-name="ce74"/>
          <table:table-cell office:value-type="string" table:style-name="ce75">
            <text:p>Población a vacunar de 5 a 11 años</text:p>
          </table:table-cell>
          <table:table-cell office:value-type="string" table:style-name="ce75">
            <text:p>Nº Personas con 1 dosis</text:p>
          </table:table-cell>
          <table:table-cell office:value-type="string" table:style-name="ce75">
            <text:p>% 1ª dosis</text:p>
          </table:table-cell>
          <table:table-cell office:value-type="string" table:style-name="ce75">
            <text:p>Nº Personas con pauta completa</text:p>
          </table:table-cell>
          <table:table-cell office:value-type="string" table:style-name="ce76">
            <text:p><text:s/>% PC</text:p>
          </table:table-cell>
          <table:table-cell office:value-type="string" table:style-name="ce77">
            <text:p>Fecha de la última</text:p>
            <text:p><text:s/>vacuna registrada<text:s/><text:span text:style-name="T2">(2)</text:span></text:p>
          </table:table-cell>
          <table:table-cell table:number-columns-repeated="16377"/>
        </table:table-row>
        <table:table-row table:style-name="ro14">
          <table:table-cell office:value-type="string" table:style-name="ce78">
            <text:p>Andalucía</text:p>
          </table:table-cell>
          <table:table-cell office:value-type="float" office:value="625633" table:style-name="ce8">
            <text:p>625.633</text:p>
          </table:table-cell>
          <table:table-cell office:value-type="float" office:value="413766" table:style-name="ce8">
            <text:p>413.766</text:p>
          </table:table-cell>
          <table:table-cell office:value-type="percentage" office:value="0.66135577886716335" table:style-name="ce79">
            <text:p>66,1%</text:p>
          </table:table-cell>
          <table:table-cell office:value-type="float" office:value="130815" table:style-name="ce8">
            <text:p>130.815</text:p>
          </table:table-cell>
          <table:table-cell office:value-type="percentage" office:value="0.20909223138805019" table:style-name="ce79">
            <text:p>20,9%</text:p>
          </table:table-cell>
          <table:table-cell office:value-type="date" office:date-value="2022-02-28T00:00:00" table:style-name="ce11">
            <text:p>28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Aragón</text:p>
          </table:table-cell>
          <table:table-cell office:value-type="float" office:value="89551" table:style-name="ce8">
            <text:p>89.551</text:p>
          </table:table-cell>
          <table:table-cell office:value-type="float" office:value="49962" table:style-name="ce8">
            <text:p>49.962</text:p>
          </table:table-cell>
          <table:table-cell office:value-type="percentage" office:value="0.55791671784793018" table:style-name="ce79">
            <text:p>55,8%</text:p>
          </table:table-cell>
          <table:table-cell office:value-type="float" office:value="19183" table:style-name="ce8">
            <text:p>19.183</text:p>
          </table:table-cell>
          <table:table-cell office:value-type="percentage" office:value="0.21421312994829761" table:style-name="ce79">
            <text:p>21,4%</text:p>
          </table:table-cell>
          <table:table-cell office:value-type="date" office:date-value="2022-02-28T00:00:00" table:style-name="ce11">
            <text:p>28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Asturias<text:s/></text:p>
          </table:table-cell>
          <table:table-cell office:value-type="float" office:value="53486" table:style-name="ce8">
            <text:p>53.486</text:p>
          </table:table-cell>
          <table:table-cell office:value-type="float" office:value="40130" table:style-name="ce8">
            <text:p>40.130</text:p>
          </table:table-cell>
          <table:table-cell office:value-type="percentage" office:value="0.75028979546049435" table:style-name="ce79">
            <text:p>75,0%</text:p>
          </table:table-cell>
          <table:table-cell office:value-type="float" office:value="12942" table:style-name="ce8">
            <text:p>12.942</text:p>
          </table:table-cell>
          <table:table-cell office:value-type="percentage" office:value="0.24196986127210859" table:style-name="ce79">
            <text:p>24,2%</text:p>
          </table:table-cell>
          <table:table-cell office:value-type="date" office:date-value="2022-02-28T00:00:00" table:style-name="ce11">
            <text:p>28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Baleares</text:p>
          </table:table-cell>
          <table:table-cell office:value-type="float" office:value="84404" table:style-name="ce8">
            <text:p>84.404</text:p>
          </table:table-cell>
          <table:table-cell office:value-type="float" office:value="29474" table:style-name="ce8">
            <text:p>29.474</text:p>
          </table:table-cell>
          <table:table-cell office:value-type="percentage" office:value="0.34920145964646226" table:style-name="ce79">
            <text:p>34,9%</text:p>
          </table:table-cell>
          <table:table-cell office:value-type="float" office:value="7373" table:style-name="ce8">
            <text:p>7.373</text:p>
          </table:table-cell>
          <table:table-cell office:value-type="percentage" office:value="8.7353679920382926E-2" table:style-name="ce79">
            <text:p>8,7%</text:p>
          </table:table-cell>
          <table:table-cell office:value-type="date" office:date-value="2022-02-28T00:00:00" table:style-name="ce11">
            <text:p>28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narias</text:p>
          </table:table-cell>
          <table:table-cell office:value-type="float" office:value="133490" table:style-name="ce8">
            <text:p>133.490</text:p>
          </table:table-cell>
          <table:table-cell office:value-type="float" office:value="71509" table:style-name="ce8">
            <text:p>71.509</text:p>
          </table:table-cell>
          <table:table-cell office:value-type="percentage" office:value="0.53568806652183687" table:style-name="ce79">
            <text:p>53,6%</text:p>
          </table:table-cell>
          <table:table-cell office:value-type="float" office:value="23781" table:style-name="ce8">
            <text:p>23.781</text:p>
          </table:table-cell>
          <table:table-cell office:value-type="percentage" office:value="0.17814817589332535" table:style-name="ce79">
            <text:p>17,8%</text:p>
          </table:table-cell>
          <table:table-cell office:value-type="date" office:date-value="2022-02-28T00:00:00" table:style-name="ce11">
            <text:p>28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ntabria</text:p>
          </table:table-cell>
          <table:table-cell office:value-type="float" office:value="36806" table:style-name="ce8">
            <text:p>36.806</text:p>
          </table:table-cell>
          <table:table-cell office:value-type="float" office:value="23948" table:style-name="ce8">
            <text:p>23.948</text:p>
          </table:table-cell>
          <table:table-cell office:value-type="percentage" office:value="0.6506547845459979" table:style-name="ce79">
            <text:p>65,1%</text:p>
          </table:table-cell>
          <table:table-cell office:value-type="float" office:value="9851" table:style-name="ce8">
            <text:p>9.851</text:p>
          </table:table-cell>
          <table:table-cell office:value-type="percentage" office:value="0.26764657936206054" table:style-name="ce79">
            <text:p>26,8%</text:p>
          </table:table-cell>
          <table:table-cell office:value-type="date" office:date-value="2022-02-28T00:00:00" table:style-name="ce11">
            <text:p>28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stilla y Leon<text:s/></text:p>
          </table:table-cell>
          <table:table-cell office:value-type="float" office:value="136938" table:style-name="ce8">
            <text:p>136.938</text:p>
          </table:table-cell>
          <table:table-cell office:value-type="float" office:value="94662" table:style-name="ce8">
            <text:p>94.662</text:p>
          </table:table-cell>
          <table:table-cell office:value-type="percentage" office:value="0.69127634403890814" table:style-name="ce79">
            <text:p>69,1%</text:p>
          </table:table-cell>
          <table:table-cell office:value-type="float" office:value="36017" table:style-name="ce8">
            <text:p>36.017</text:p>
          </table:table-cell>
          <table:table-cell office:value-type="percentage" office:value="0.26301683973769152" table:style-name="ce79">
            <text:p>26,3%</text:p>
          </table:table-cell>
          <table:table-cell office:value-type="date" office:date-value="2022-02-28T00:00:00" table:style-name="ce11">
            <text:p>28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stilla - La Mancha</text:p>
          </table:table-cell>
          <table:table-cell office:value-type="float" office:value="147544" table:style-name="ce8">
            <text:p>147.544</text:p>
          </table:table-cell>
          <table:table-cell office:value-type="float" office:value="94447" table:style-name="ce8">
            <text:p>94.447</text:p>
          </table:table-cell>
          <table:table-cell office:value-type="percentage" office:value="0.64012769072276743" table:style-name="ce79">
            <text:p>64,0%</text:p>
          </table:table-cell>
          <table:table-cell office:value-type="float" office:value="29077" table:style-name="ce8">
            <text:p>29.077</text:p>
          </table:table-cell>
          <table:table-cell office:value-type="percentage" office:value="0.19707341538795206" table:style-name="ce79">
            <text:p>19,7%</text:p>
          </table:table-cell>
          <table:table-cell office:value-type="date" office:date-value="2022-02-28T00:00:00" table:style-name="ce11">
            <text:p>28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taluña</text:p>
          </table:table-cell>
          <table:table-cell office:value-type="float" office:value="559033" table:style-name="ce8">
            <text:p>559.033</text:p>
          </table:table-cell>
          <table:table-cell office:value-type="float" office:value="228646" table:style-name="ce8">
            <text:p>228.646</text:p>
          </table:table-cell>
          <table:table-cell office:value-type="percentage" office:value="0.40900268857115768" table:style-name="ce79">
            <text:p>40,9%</text:p>
          </table:table-cell>
          <table:table-cell office:value-type="float" office:value="76015" table:style-name="ce8">
            <text:p>76.015</text:p>
          </table:table-cell>
          <table:table-cell office:value-type="percentage" office:value="0.1359758726229042" table:style-name="ce79">
            <text:p>13,6%</text:p>
          </table:table-cell>
          <table:table-cell office:value-type="date" office:date-value="2022-02-28T00:00:00" table:style-name="ce11">
            <text:p>28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. Valenciana</text:p>
          </table:table-cell>
          <table:table-cell office:value-type="float" office:value="352220" table:style-name="ce8">
            <text:p>352.220</text:p>
          </table:table-cell>
          <table:table-cell office:value-type="float" office:value="234799" table:style-name="ce8">
            <text:p>234.799</text:p>
          </table:table-cell>
          <table:table-cell office:value-type="percentage" office:value="0.66662597240361143" table:style-name="ce79">
            <text:p>66,7%</text:p>
          </table:table-cell>
          <table:table-cell office:value-type="float" office:value="65811" table:style-name="ce8">
            <text:p>65.811</text:p>
          </table:table-cell>
          <table:table-cell office:value-type="percentage" office:value="0.18684628925103627" table:style-name="ce79">
            <text:p>18,7%</text:p>
          </table:table-cell>
          <table:table-cell office:value-type="date" office:date-value="2022-02-28T00:00:00" table:style-name="ce11">
            <text:p>28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Extremadura</text:p>
          </table:table-cell>
          <table:table-cell office:value-type="float" office:value="67546" table:style-name="ce8">
            <text:p>67.546</text:p>
          </table:table-cell>
          <table:table-cell office:value-type="float" office:value="52626" table:style-name="ce8">
            <text:p>52.626</text:p>
          </table:table-cell>
          <table:table-cell office:value-type="percentage" office:value="0.77911349302697419" table:style-name="ce79">
            <text:p>77,9%</text:p>
          </table:table-cell>
          <table:table-cell office:value-type="float" office:value="14949" table:style-name="ce8">
            <text:p>14.949</text:p>
          </table:table-cell>
          <table:table-cell office:value-type="percentage" office:value="0.22131584401741036" table:style-name="ce79">
            <text:p>22,1%</text:p>
          </table:table-cell>
          <table:table-cell office:value-type="date" office:date-value="2022-02-28T00:00:00" table:style-name="ce11">
            <text:p>28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Galicia</text:p>
          </table:table-cell>
          <table:table-cell office:value-type="float" office:value="153059" table:style-name="ce8">
            <text:p>153.059</text:p>
          </table:table-cell>
          <table:table-cell office:value-type="float" office:value="127884" table:style-name="ce8">
            <text:p>127.884</text:p>
          </table:table-cell>
          <table:table-cell office:value-type="percentage" office:value="0.83552094290437018" table:style-name="ce79">
            <text:p>83,6%</text:p>
          </table:table-cell>
          <table:table-cell office:value-type="float" office:value="33422" table:style-name="ce8">
            <text:p>33.422</text:p>
          </table:table-cell>
          <table:table-cell office:value-type="percentage" office:value="0.2183602401688238" table:style-name="ce79">
            <text:p>21,8%</text:p>
          </table:table-cell>
          <table:table-cell office:value-type="date" office:date-value="2022-02-28T00:00:00" table:style-name="ce11">
            <text:p>28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La Rioja</text:p>
          </table:table-cell>
          <table:table-cell office:value-type="float" office:value="21936" table:style-name="ce8">
            <text:p>21.936</text:p>
          </table:table-cell>
          <table:table-cell office:value-type="float" office:value="14020" table:style-name="ce8">
            <text:p>14.020</text:p>
          </table:table-cell>
          <table:table-cell office:value-type="percentage" office:value="0.63913202042304884" table:style-name="ce79">
            <text:p>63,9%</text:p>
          </table:table-cell>
          <table:table-cell office:value-type="float" office:value="4268" table:style-name="ce8">
            <text:p>4.268</text:p>
          </table:table-cell>
          <table:table-cell office:value-type="percentage" office:value="0.19456601021152445" table:style-name="ce79">
            <text:p>19,5%</text:p>
          </table:table-cell>
          <table:table-cell office:value-type="date" office:date-value="2022-02-28T00:00:00" table:style-name="ce11">
            <text:p>28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Madrid</text:p>
          </table:table-cell>
          <table:table-cell office:value-type="float" office:value="491254" table:style-name="ce8">
            <text:p>491.254</text:p>
          </table:table-cell>
          <table:table-cell office:value-type="float" office:value="233582" table:style-name="ce8">
            <text:p>233.582</text:p>
          </table:table-cell>
          <table:table-cell office:value-type="percentage" office:value="0.47548111567539397" table:style-name="ce79">
            <text:p>47,5%</text:p>
          </table:table-cell>
          <table:table-cell office:value-type="float" office:value="76630" table:style-name="ce8">
            <text:p>76.630</text:p>
          </table:table-cell>
          <table:table-cell office:value-type="percentage" office:value="0.15598855174716134" table:style-name="ce79">
            <text:p>15,6%</text:p>
          </table:table-cell>
          <table:table-cell office:value-type="date" office:date-value="2022-02-28T00:00:00" table:style-name="ce11">
            <text:p>28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Murcia<text:s/></text:p>
          </table:table-cell>
          <table:table-cell office:value-type="float" office:value="120647" table:style-name="ce8">
            <text:p>120.647</text:p>
          </table:table-cell>
          <table:table-cell office:value-type="float" office:value="65640" table:style-name="ce8">
            <text:p>65.640</text:p>
          </table:table-cell>
          <table:table-cell office:value-type="percentage" office:value="0.54406657438643313" table:style-name="ce79">
            <text:p>54,4%</text:p>
          </table:table-cell>
          <table:table-cell office:value-type="float" office:value="21616" table:style-name="ce8">
            <text:p>21.616</text:p>
          </table:table-cell>
          <table:table-cell office:value-type="percentage" office:value="0.1791673228509619" table:style-name="ce79">
            <text:p>17,9%</text:p>
          </table:table-cell>
          <table:table-cell office:value-type="date" office:date-value="2022-02-28T00:00:00" table:style-name="ce11">
            <text:p>28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Navarra</text:p>
          </table:table-cell>
          <table:table-cell office:value-type="float" office:value="48816" table:style-name="ce8">
            <text:p>48.816</text:p>
          </table:table-cell>
          <table:table-cell office:value-type="float" office:value="26580" table:style-name="ce8">
            <text:p>26.580</text:p>
          </table:table-cell>
          <table:table-cell office:value-type="percentage" office:value="0.54449360865290064" table:style-name="ce79">
            <text:p>54,4%</text:p>
          </table:table-cell>
          <table:table-cell office:value-type="float" office:value="10628" table:style-name="ce8">
            <text:p>10.628</text:p>
          </table:table-cell>
          <table:table-cell office:value-type="percentage" office:value="0.21771550311373319" table:style-name="ce79">
            <text:p>21,8%</text:p>
          </table:table-cell>
          <table:table-cell office:value-type="date" office:date-value="2022-02-27T00:00:00" table:style-name="ce11">
            <text:p>27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País Vasco</text:p>
          </table:table-cell>
          <table:table-cell office:value-type="float" office:value="147320" table:style-name="ce8">
            <text:p>147.320</text:p>
          </table:table-cell>
          <table:table-cell office:value-type="float" office:value="79764" table:style-name="ce8">
            <text:p>79.764</text:p>
          </table:table-cell>
          <table:table-cell office:value-type="percentage" office:value="0.54143361390171052" table:style-name="ce79">
            <text:p>54,1%</text:p>
          </table:table-cell>
          <table:table-cell office:value-type="float" office:value="30506" table:style-name="ce8">
            <text:p>30.506</text:p>
          </table:table-cell>
          <table:table-cell office:value-type="percentage" office:value="0.20707303828400761" table:style-name="ce79">
            <text:p>20,7%</text:p>
          </table:table-cell>
          <table:table-cell office:value-type="date" office:date-value="2022-02-28T00:00:00" table:style-name="ce11">
            <text:p>28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euta</text:p>
          </table:table-cell>
          <table:table-cell office:value-type="float" office:value="7952" table:style-name="ce8">
            <text:p>7.952</text:p>
          </table:table-cell>
          <table:table-cell office:value-type="float" office:value="2870" table:style-name="ce8">
            <text:p>2.870</text:p>
          </table:table-cell>
          <table:table-cell office:value-type="percentage" office:value="0.3609154929577465" table:style-name="ce79">
            <text:p>36,1%</text:p>
          </table:table-cell>
          <table:table-cell office:value-type="float" office:value="1117" table:style-name="ce8">
            <text:p>1.117</text:p>
          </table:table-cell>
          <table:table-cell office:value-type="percentage" office:value="0.14046780684104629" table:style-name="ce79">
            <text:p>14,0%</text:p>
          </table:table-cell>
          <table:table-cell office:value-type="date" office:date-value="2022-02-28T00:00:00" table:style-name="ce11">
            <text:p>28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Melilla</text:p>
          </table:table-cell>
          <table:table-cell office:value-type="float" office:value="9776" table:style-name="ce8">
            <text:p>9.776</text:p>
          </table:table-cell>
          <table:table-cell office:value-type="float" office:value="3372" table:style-name="ce8">
            <text:p>3.372</text:p>
          </table:table-cell>
          <table:table-cell office:value-type="percentage" office:value="0.34492635024549917" table:style-name="ce79">
            <text:p>34,5%</text:p>
          </table:table-cell>
          <table:table-cell office:value-type="float" office:value="1122" table:style-name="ce8">
            <text:p>1.122</text:p>
          </table:table-cell>
          <table:table-cell office:value-type="percentage" office:value="0.1147708674304419" table:style-name="ce79">
            <text:p>11,5%</text:p>
          </table:table-cell>
          <table:table-cell office:value-type="date" office:date-value="2022-02-28T00:00:00" table:style-name="ce11">
            <text:p>28/02/2022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date" office:date-value="2022-02-28T00:00:00" table:style-name="ce11">
            <text:p>28/02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date" office:date-value="2022-02-28T00:00:00" table:style-name="ce11">
            <text:p>28/02/2022</text:p>
          </table:table-cell>
          <table:table-cell table:number-columns-repeated="16377"/>
        </table:table-row>
        <table:table-row table:style-name="ro5">
          <table:table-cell office:value-type="string" table:style-name="ce83">
            <text:p>Totales</text:p>
          </table:table-cell>
          <table:table-cell office:value-type="float" office:value="3287411" table:style-name="ce84">
            <text:p>3.287.411</text:p>
          </table:table-cell>
          <table:table-cell office:value-type="float" office:value="1887681" table:style-name="ce84">
            <text:p>1.887.681</text:p>
          </table:table-cell>
          <table:table-cell office:value-type="percentage" office:value="0.57421508901685858" table:style-name="ce85">
            <text:p>57,4%</text:p>
          </table:table-cell>
          <table:table-cell office:value-type="float" office:value="605123" table:style-name="ce84">
            <text:p>605.123</text:p>
          </table:table-cell>
          <table:table-cell office:value-type="percentage" office:value="0.18407281596368694" table:style-name="ce85">
            <text:p>18,4%</text:p>
          </table:table-cell>
          <table:table-cell table:style-name="ce84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3-01T13:41:24Z</dc:date>
  </office:meta>
</office:document-meta>
</file>